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4.863cm" table:align="left"/>
    </style:style>
    <style:style style:name="Table1.A" style:family="table-column">
      <style:table-column-properties style:column-width="2.771cm"/>
    </style:style>
    <style:style style:name="Table1.B" style:family="table-column">
      <style:table-column-properties style:column-width="6.128cm"/>
    </style:style>
    <style:style style:name="Table1.C" style:family="table-column">
      <style:table-column-properties style:column-width="5.964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5.136cm"/>
    </style:style>
    <style:style style:name="Table2.B" style:family="table-column">
      <style:table-column-properties style:column-width="7.551cm"/>
    </style:style>
    <style:style style:name="Table2.C" style:family="table-column">
      <style:table-column-properties style:column-width="4.313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5.272cm"/>
    </style:style>
    <style:style style:name="Table3.B" style:family="table-column">
      <style:table-column-properties style:column-width="11.728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4.787cm" table:align="left"/>
    </style:style>
    <style:style style:name="Table4.A" style:family="table-column">
      <style:table-column-properties style:column-width="3.046cm"/>
    </style:style>
    <style:style style:name="Table4.B" style:family="table-column">
      <style:table-column-properties style:column-width="3.348cm"/>
    </style:style>
    <style:style style:name="Table4.C" style:family="table-column">
      <style:table-column-properties style:column-width="8.393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4.411cm" table:align="left"/>
    </style:style>
    <style:style style:name="Table5.A" style:family="table-column">
      <style:table-column-properties style:column-width="2cm"/>
    </style:style>
    <style:style style:name="Table5.B" style:family="table-column">
      <style:table-column-properties style:column-width="12.411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7cm" table:align="left"/>
    </style:style>
    <style:style style:name="Table6.A" style:family="table-column">
      <style:table-column-properties style:column-width="4.658cm"/>
    </style:style>
    <style:style style:name="Table6.B" style:family="table-column">
      <style:table-column-properties style:column-width="8.266cm"/>
    </style:style>
    <style:style style:name="Table6.C" style:family="table-column">
      <style:table-column-properties style:column-width="4.076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13.349cm" table:align="left"/>
    </style:style>
    <style:style style:name="Table7.A" style:family="table-column">
      <style:table-column-properties style:column-width="2.581cm"/>
    </style:style>
    <style:style style:name="Table7.B" style:family="table-column">
      <style:table-column-properties style:column-width="10.769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13.339cm" table:align="left"/>
    </style:style>
    <style:style style:name="Table8.A" style:family="table-column">
      <style:table-column-properties style:column-width="3.761cm"/>
    </style:style>
    <style:style style:name="Table8.B" style:family="table-column">
      <style:table-column-properties style:column-width="4.556cm"/>
    </style:style>
    <style:style style:name="Table8.C" style:family="table-column">
      <style:table-column-properties style:column-width="5.022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11.268cm" table:align="left"/>
    </style:style>
    <style:style style:name="Table9.A" style:family="table-column">
      <style:table-column-properties style:column-width="3.547cm"/>
    </style:style>
    <style:style style:name="Table9.B" style:family="table-column">
      <style:table-column-properties style:column-width="2.727cm"/>
    </style:style>
    <style:style style:name="Table9.C" style:family="table-column">
      <style:table-column-properties style:column-width="4.994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17cm" table:align="left"/>
    </style:style>
    <style:style style:name="Table10.A" style:family="table-column">
      <style:table-column-properties style:column-width="1.605cm"/>
    </style:style>
    <style:style style:name="Table10.B" style:family="table-column">
      <style:table-column-properties style:column-width="15.395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17cm" table:align="left"/>
    </style:style>
    <style:style style:name="Table11.A" style:family="table-column">
      <style:table-column-properties style:column-width="1.57cm"/>
    </style:style>
    <style:style style:name="Table11.B" style:family="table-column">
      <style:table-column-properties style:column-width="15.431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15.813cm" table:align="left"/>
    </style:style>
    <style:style style:name="Table12.A" style:family="table-column">
      <style:table-column-properties style:column-width="5.195cm"/>
    </style:style>
    <style:style style:name="Table12.B" style:family="table-column">
      <style:table-column-properties style:column-width="10.619cm"/>
    </style:style>
    <style:style style:name="Table12.A1" style:family="table-cell">
      <style:table-cell-properties style:vertical-align="middle" fo:padding="0.049cm" fo:border="none"/>
    </style:style>
    <style:style style:name="Table13" style:family="table">
      <style:table-properties style:width="11.855cm" table:align="left"/>
    </style:style>
    <style:style style:name="Table13.A" style:family="table-column">
      <style:table-column-properties style:column-width="3.055cm"/>
    </style:style>
    <style:style style:name="Table13.B" style:family="table-column">
      <style:table-column-properties style:column-width="8.8cm"/>
    </style:style>
    <style:style style:name="Table13.A1" style:family="table-cell">
      <style:table-cell-properties style:vertical-align="middle" fo:padding="0.049cm" fo:border="none"/>
    </style:style>
    <style:style style:name="Table14" style:family="table">
      <style:table-properties style:width="10.232cm" table:align="left"/>
    </style:style>
    <style:style style:name="Table14.A" style:family="table-column">
      <style:table-column-properties style:column-width="3.42cm"/>
    </style:style>
    <style:style style:name="Table14.B" style:family="table-column">
      <style:table-column-properties style:column-width="1.725cm"/>
    </style:style>
    <style:style style:name="Table14.C" style:family="table-column">
      <style:table-column-properties style:column-width="1.621cm"/>
    </style:style>
    <style:style style:name="Table14.D" style:family="table-column">
      <style:table-column-properties style:column-width="3.466cm"/>
    </style:style>
    <style:style style:name="Table14.A1" style:family="table-cell">
      <style:table-cell-properties style:vertical-align="middle" fo:padding="0.049cm" fo:border="none"/>
    </style:style>
    <style:style style:name="Table15" style:family="table">
      <style:table-properties style:width="17cm" table:align="left"/>
    </style:style>
    <style:style style:name="Table15.A" style:family="table-column">
      <style:table-column-properties style:column-width="1.63cm"/>
    </style:style>
    <style:style style:name="Table15.B" style:family="table-column">
      <style:table-column-properties style:column-width="15.371cm"/>
    </style:style>
    <style:style style:name="Table15.A1" style:family="table-cell">
      <style:table-cell-properties style:vertical-align="middle" fo:padding="0.049cm" fo:border="none"/>
    </style:style>
    <style:style style:name="Table16" style:family="table">
      <style:table-properties style:width="6.385cm" table:align="left"/>
    </style:style>
    <style:style style:name="Table16.A" style:family="table-column">
      <style:table-column-properties style:column-width="3.381cm"/>
    </style:style>
    <style:style style:name="Table16.B" style:family="table-column">
      <style:table-column-properties style:column-width="3.004cm"/>
    </style:style>
    <style:style style:name="Table16.A1" style:family="table-cell">
      <style:table-cell-properties style:vertical-align="middle" fo:padding="0.049cm" fo:border="none"/>
    </style:style>
    <style:style style:name="Table17" style:family="table">
      <style:table-properties style:width="10.92cm" table:align="left"/>
    </style:style>
    <style:style style:name="Table17.A" style:family="table-column">
      <style:table-column-properties style:column-width="4.03cm"/>
    </style:style>
    <style:style style:name="Table17.B" style:family="table-column">
      <style:table-column-properties style:column-width="6.89cm"/>
    </style:style>
    <style:style style:name="Table17.A1" style:family="table-cell">
      <style:table-cell-properties style:vertical-align="middle" fo:padding="0.049cm" fo:border="none"/>
    </style:style>
    <style:style style:name="Table18" style:family="table">
      <style:table-properties style:width="15.108cm" table:align="left"/>
    </style:style>
    <style:style style:name="Table18.A" style:family="table-column">
      <style:table-column-properties style:column-width="4.89cm"/>
    </style:style>
    <style:style style:name="Table18.B" style:family="table-column">
      <style:table-column-properties style:column-width="4.852cm"/>
    </style:style>
    <style:style style:name="Table18.C" style:family="table-column">
      <style:table-column-properties style:column-width="5.366cm"/>
    </style:style>
    <style:style style:name="Table18.A1" style:family="table-cell">
      <style:table-cell-properties style:vertical-align="middle" fo:padding="0.049cm" fo:border="none"/>
    </style:style>
    <style:style style:name="Table19" style:family="table">
      <style:table-properties style:width="14.072cm" table:align="left"/>
    </style:style>
    <style:style style:name="Table19.A" style:family="table-column">
      <style:table-column-properties style:column-width="5.546cm"/>
    </style:style>
    <style:style style:name="Table19.B" style:family="table-column">
      <style:table-column-properties style:column-width="8.527cm"/>
    </style:style>
    <style:style style:name="Table19.A1" style:family="table-cell">
      <style:table-cell-properties style:vertical-align="middle" fo:padding="0.049cm" fo:border="none"/>
    </style:style>
    <style:style style:name="Table20" style:family="table">
      <style:table-properties style:width="12.074cm" table:align="left"/>
    </style:style>
    <style:style style:name="Table20.A" style:family="table-column">
      <style:table-column-properties style:column-width="6.193cm"/>
    </style:style>
    <style:style style:name="Table20.B" style:family="table-column">
      <style:table-column-properties style:column-width="5.881cm"/>
    </style:style>
    <style:style style:name="Table20.A1" style:family="table-cell">
      <style:table-cell-properties style:vertical-align="middle" fo:padding="0.049cm" fo:border="none"/>
    </style:style>
    <style:style style:name="Table21" style:family="table">
      <style:table-properties style:width="17cm" table:align="left"/>
    </style:style>
    <style:style style:name="Table21.A" style:family="table-column">
      <style:table-column-properties style:column-width="4.593cm"/>
    </style:style>
    <style:style style:name="Table21.B" style:family="table-column">
      <style:table-column-properties style:column-width="12.407cm"/>
    </style:style>
    <style:style style:name="Table21.A1" style:family="table-cell">
      <style:table-cell-properties style:vertical-align="middle" fo:padding="0.049cm" fo:border="none"/>
    </style:style>
    <style:style style:name="Table22" style:family="table">
      <style:table-properties style:width="17cm" table:align="left"/>
    </style:style>
    <style:style style:name="Table22.A" style:family="table-column">
      <style:table-column-properties style:column-width="2.976cm"/>
    </style:style>
    <style:style style:name="Table22.B" style:family="table-column">
      <style:table-column-properties style:column-width="14.025cm"/>
    </style:style>
    <style:style style:name="Table22.A1" style:family="table-cell">
      <style:table-cell-properties style:vertical-align="middle" fo:padding="0.049cm" fo:border="none"/>
    </style:style>
    <style:style style:name="Table23" style:family="table">
      <style:table-properties style:width="11.83cm" table:align="left"/>
    </style:style>
    <style:style style:name="Table23.A" style:family="table-column">
      <style:table-column-properties style:column-width="2.399cm"/>
    </style:style>
    <style:style style:name="Table23.B" style:family="table-column">
      <style:table-column-properties style:column-width="9.432cm"/>
    </style:style>
    <style:style style:name="Table23.A1" style:family="table-cell">
      <style:table-cell-properties style:vertical-align="middle" fo:padding="0.049cm" fo:border="none"/>
    </style:style>
    <style:style style:name="Table24" style:family="table">
      <style:table-properties style:width="13.025cm" table:align="left"/>
    </style:style>
    <style:style style:name="Table24.A" style:family="table-column">
      <style:table-column-properties style:column-width="6.569cm"/>
    </style:style>
    <style:style style:name="Table24.B" style:family="table-column">
      <style:table-column-properties style:column-width="6.456cm"/>
    </style:style>
    <style:style style:name="Table24.A1" style:family="table-cell">
      <style:table-cell-properties style:vertical-align="middle" fo:padding="0.049cm" fo:border="none"/>
    </style:style>
    <style:style style:name="Table25" style:family="table">
      <style:table-properties style:width="17cm" table:align="left"/>
    </style:style>
    <style:style style:name="Table25.A" style:family="table-column">
      <style:table-column-properties style:column-width="2.33cm"/>
    </style:style>
    <style:style style:name="Table25.B" style:family="table-column">
      <style:table-column-properties style:column-width="5.731cm"/>
    </style:style>
    <style:style style:name="Table25.C" style:family="table-column">
      <style:table-column-properties style:column-width="8.939cm"/>
    </style:style>
    <style:style style:name="Table25.A1" style:family="table-cell">
      <style:table-cell-properties style:vertical-align="middle" fo:padding="0.049cm" fo:border="none"/>
    </style:style>
    <style:style style:name="Table26" style:family="table">
      <style:table-properties style:width="17cm" table:align="left"/>
    </style:style>
    <style:style style:name="Table26.A" style:family="table-column">
      <style:table-column-properties style:column-width="4.45cm"/>
    </style:style>
    <style:style style:name="Table26.B" style:family="table-column">
      <style:table-column-properties style:column-width="6.563cm"/>
    </style:style>
    <style:style style:name="Table26.C" style:family="table-column">
      <style:table-column-properties style:column-width="5.987cm"/>
    </style:style>
    <style:style style:name="Table26.A1" style:family="table-cell">
      <style:table-cell-properties style:vertical-align="middle" fo:padding="0.049cm" fo:border="none"/>
    </style:style>
    <style:style style:name="Table27" style:family="table">
      <style:table-properties style:width="17cm" table:align="left"/>
    </style:style>
    <style:style style:name="Table27.A" style:family="table-column">
      <style:table-column-properties style:column-width="5.099cm"/>
    </style:style>
    <style:style style:name="Table27.B" style:family="table-column">
      <style:table-column-properties style:column-width="6.033cm"/>
    </style:style>
    <style:style style:name="Table27.C" style:family="table-column">
      <style:table-column-properties style:column-width="5.868cm"/>
    </style:style>
    <style:style style:name="Table27.A1" style:family="table-cell">
      <style:table-cell-properties style:vertical-align="middle" fo:padding="0.049cm" fo:border="none"/>
    </style:style>
    <style:style style:name="Table28" style:family="table">
      <style:table-properties style:width="9.305cm" table:align="left"/>
    </style:style>
    <style:style style:name="Table28.A" style:family="table-column">
      <style:table-column-properties style:column-width="3.657cm"/>
    </style:style>
    <style:style style:name="Table28.B" style:family="table-column">
      <style:table-column-properties style:column-width="5.648cm"/>
    </style:style>
    <style:style style:name="Table28.A1" style:family="table-cell">
      <style:table-cell-properties style:vertical-align="middle" fo:padding="0.049cm" fo:border="none"/>
    </style:style>
    <style:style style:name="Table29" style:family="table">
      <style:table-properties style:width="11.968cm" table:align="left"/>
    </style:style>
    <style:style style:name="Table29.A" style:family="table-column">
      <style:table-column-properties style:column-width="3.962cm"/>
    </style:style>
    <style:style style:name="Table29.B" style:family="table-column">
      <style:table-column-properties style:column-width="8.006cm"/>
    </style:style>
    <style:style style:name="Table29.A1" style:family="table-cell">
      <style:table-cell-properties style:vertical-align="middle" fo:padding="0.049cm" fo:border="none"/>
    </style:style>
    <style:style style:name="Table30" style:family="table">
      <style:table-properties style:width="16.221cm" table:align="left"/>
    </style:style>
    <style:style style:name="Table30.A" style:family="table-column">
      <style:table-column-properties style:column-width="7.497cm"/>
    </style:style>
    <style:style style:name="Table30.B" style:family="table-column">
      <style:table-column-properties style:column-width="8.724cm"/>
    </style:style>
    <style:style style:name="Table30.A1" style:family="table-cell">
      <style:table-cell-properties style:vertical-align="middle" fo:padding="0.049cm" fo:border="none"/>
    </style:style>
    <style:style style:name="Table31" style:family="table">
      <style:table-properties style:width="11.43cm" table:align="left"/>
    </style:style>
    <style:style style:name="Table31.A" style:family="table-column">
      <style:table-column-properties style:column-width="4.867cm"/>
    </style:style>
    <style:style style:name="Table31.B" style:family="table-column">
      <style:table-column-properties style:column-width="6.563cm"/>
    </style:style>
    <style:style style:name="Table31.A1" style:family="table-cell">
      <style:table-cell-properties style:vertical-align="middle" fo:padding="0.049cm" fo:border="none"/>
    </style:style>
    <style:style style:name="Table32" style:family="table">
      <style:table-properties style:width="15.166cm" table:align="left"/>
    </style:style>
    <style:style style:name="Table32.A" style:family="table-column">
      <style:table-column-properties style:column-width="2cm"/>
    </style:style>
    <style:style style:name="Table32.B" style:family="table-column">
      <style:table-column-properties style:column-width="13.166cm"/>
    </style:style>
    <style:style style:name="Table32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Heading_20_1">
      <style:paragraph-properties fo:margin-top="0cm" fo:margin-bottom="0.247cm" style:contextual-spacing="false" fo:line-height="115%"/>
      <style:text-properties officeooo:paragraph-rsid="0009097f"/>
    </style:style>
    <style:style style:name="P12" style:family="paragraph" style:parent-style-name="Horizontal_20_Line">
      <style:paragraph-properties fo:margin-top="0cm" fo:margin-bottom="0.247cm" style:contextual-spacing="false" fo:line-height="115%"/>
    </style:style>
    <style:style style:name="P13" style:family="paragraph" style:parent-style-name="Heading_20_2">
      <style:paragraph-properties fo:margin-top="0cm" fo:margin-bottom="0.247cm" style:contextual-spacing="false" fo:line-height="115%"/>
    </style:style>
    <style:style style:name="P14" style:family="paragraph" style:parent-style-name="Text_20_body" style:list-style-name="L11"/>
    <style:style style:name="P15" style:family="paragraph" style:parent-style-name="Heading_20_3">
      <style:paragraph-properties fo:margin-top="0cm" fo:margin-bottom="0.247cm" style:contextual-spacing="false" fo:line-height="115%"/>
    </style:style>
    <style:style style:name="P16" style:family="paragraph" style:parent-style-name="Text_20_body" style:list-style-name="L12"/>
    <style:style style:name="P17" style:family="paragraph" style:parent-style-name="Quotations">
      <style:paragraph-properties fo:margin-top="0cm" fo:margin-bottom="0.247cm" style:contextual-spacing="false" fo:line-height="115%"/>
    </style:style>
    <style:style style:name="P18" style:family="paragraph" style:parent-style-name="Text_20_body" style:list-style-name="L13"/>
    <style:style style:name="P19" style:family="paragraph" style:parent-style-name="Text_20_body" style:list-style-name="L14"/>
    <style:style style:name="P20" style:family="paragraph" style:parent-style-name="Text_20_body" style:list-style-name="L15"/>
    <style:style style:name="P21" style:family="paragraph" style:parent-style-name="Text_20_body" style:list-style-name="L16"/>
    <style:style style:name="P22" style:family="paragraph" style:parent-style-name="Text_20_body" style:list-style-name="L17"/>
    <style:style style:name="P23" style:family="paragraph" style:parent-style-name="Text_20_body" style:list-style-name="L18"/>
    <style:style style:name="P24" style:family="paragraph" style:parent-style-name="Text_20_body" style:list-style-name="L19"/>
    <style:style style:name="P25" style:family="paragraph" style:parent-style-name="Text_20_body" style:list-style-name="L20"/>
    <style:style style:name="P26" style:family="paragraph" style:parent-style-name="Heading_20_1">
      <style:paragraph-properties fo:margin-top="0cm" fo:margin-bottom="0.247cm" style:contextual-spacing="false" fo:line-height="115%"/>
    </style:style>
    <style:style style:name="P27" style:family="paragraph" style:parent-style-name="Text_20_body" style:list-style-name="L21"/>
    <style:style style:name="P28" style:family="paragraph" style:parent-style-name="Text_20_body" style:list-style-name="L22"/>
    <style:style style:name="P29" style:family="paragraph" style:parent-style-name="Text_20_body" style:list-style-name="L23"/>
    <style:style style:name="P30" style:family="paragraph" style:parent-style-name="Text_20_body" style:list-style-name="L24"/>
    <style:style style:name="P31" style:family="paragraph" style:parent-style-name="Text_20_body" style:list-style-name="L25"/>
    <style:style style:name="P32" style:family="paragraph" style:parent-style-name="Text_20_body" style:list-style-name="L26"/>
    <style:style style:name="P33" style:family="paragraph" style:parent-style-name="Text_20_body" style:list-style-name="L27"/>
    <style:style style:name="P34" style:family="paragraph" style:parent-style-name="Text_20_body" style:list-style-name="L28"/>
    <style:style style:name="P35" style:family="paragraph" style:parent-style-name="Text_20_body" style:list-style-name="L29"/>
    <style:style style:name="P36" style:family="paragraph" style:parent-style-name="Text_20_body" style:list-style-name="L30"/>
    <style:style style:name="P37" style:family="paragraph" style:parent-style-name="Text_20_body" style:list-style-name="L31"/>
    <style:style style:name="P38" style:family="paragraph" style:parent-style-name="Text_20_body" style:list-style-name="L32"/>
    <style:style style:name="P39" style:family="paragraph" style:parent-style-name="Text_20_body" style:list-style-name="L33"/>
    <style:style style:name="P40" style:family="paragraph" style:parent-style-name="Text_20_body" style:list-style-name="L34"/>
    <style:style style:name="P41" style:family="paragraph" style:parent-style-name="Text_20_body" style:list-style-name="L35"/>
    <style:style style:name="P42" style:family="paragraph" style:parent-style-name="Text_20_body" style:list-style-name="L36"/>
    <style:style style:name="P43" style:family="paragraph" style:parent-style-name="Text_20_body" style:list-style-name="L37"/>
    <style:style style:name="P44" style:family="paragraph" style:parent-style-name="Text_20_body" style:list-style-name="L38"/>
    <style:style style:name="P45" style:family="paragraph" style:parent-style-name="Text_20_body" style:list-style-name="L39"/>
    <style:style style:name="P46" style:family="paragraph" style:parent-style-name="Text_20_body" style:list-style-name="L40"/>
    <style:style style:name="P47" style:family="paragraph" style:parent-style-name="Text_20_body" style:list-style-name="L41"/>
    <style:style style:name="P48" style:family="paragraph" style:parent-style-name="Text_20_body" style:list-style-name="L42"/>
    <style:style style:name="P49" style:family="paragraph" style:parent-style-name="Text_20_body" style:list-style-name="L43"/>
    <style:style style:name="P50" style:family="paragraph" style:parent-style-name="Text_20_body" style:list-style-name="L44"/>
    <style:style style:name="P51" style:family="paragraph" style:parent-style-name="Text_20_body" style:list-style-name="L45"/>
    <style:style style:name="P52" style:family="paragraph" style:parent-style-name="Text_20_body" style:list-style-name="L46"/>
    <style:style style:name="P53" style:family="paragraph" style:parent-style-name="Text_20_body" style:list-style-name="L47"/>
    <style:style style:name="P54" style:family="paragraph" style:parent-style-name="Text_20_body" style:list-style-name="L48"/>
    <style:style style:name="P55" style:family="paragraph" style:parent-style-name="Text_20_body" style:list-style-name="L49"/>
    <style:style style:name="P56" style:family="paragraph" style:parent-style-name="Text_20_body" style:list-style-name="L50"/>
    <style:style style:name="P57" style:family="paragraph" style:parent-style-name="Text_20_body" style:list-style-name="L51"/>
    <style:style style:name="P58" style:family="paragraph" style:parent-style-name="Text_20_body" style:list-style-name="L52"/>
    <style:style style:name="P59" style:family="paragraph" style:parent-style-name="Text_20_body" style:list-style-name="L53"/>
    <style:style style:name="P60" style:family="paragraph" style:parent-style-name="Text_20_body" style:list-style-name="L54"/>
    <style:style style:name="P61" style:family="paragraph" style:parent-style-name="Text_20_body" style:list-style-name="L55"/>
    <style:style style:name="P62" style:family="paragraph" style:parent-style-name="Text_20_body" style:list-style-name="L56"/>
    <style:style style:name="P63" style:family="paragraph" style:parent-style-name="Text_20_body" style:list-style-name="L57"/>
    <style:style style:name="P64" style:family="paragraph" style:parent-style-name="Text_20_body" style:list-style-name="L58"/>
    <style:style style:name="P65" style:family="paragraph" style:parent-style-name="Horizontal_20_Line">
      <style:paragraph-properties fo:margin-top="0cm" fo:margin-bottom="0.247cm" style:contextual-spacing="false" fo:line-height="115%"/>
      <style:text-properties officeooo:paragraph-rsid="00116a2a"/>
    </style:style>
    <style:style style:name="P66" style:family="paragraph" style:parent-style-name="Text_20_body" style:list-style-name="L59"/>
    <style:style style:name="P67" style:family="paragraph" style:parent-style-name="Text_20_body" style:list-style-name="L60"/>
    <style:style style:name="P68" style:family="paragraph" style:parent-style-name="Text_20_body" style:list-style-name="L61"/>
    <style:style style:name="P69" style:family="paragraph" style:parent-style-name="Text_20_body" style:list-style-name="L62"/>
    <style:style style:name="P70" style:family="paragraph" style:parent-style-name="Text_20_body" style:list-style-name="L63"/>
    <style:style style:name="P71" style:family="paragraph" style:parent-style-name="Text_20_body" style:list-style-name="L64"/>
    <style:style style:name="P72" style:family="paragraph" style:parent-style-name="Text_20_body" style:list-style-name="L65"/>
    <style:style style:name="P73" style:family="paragraph" style:parent-style-name="Text_20_body" style:list-style-name="L66"/>
    <style:style style:name="P74" style:family="paragraph" style:parent-style-name="Text_20_body" style:list-style-name="L67"/>
    <style:style style:name="P75" style:family="paragraph" style:parent-style-name="Text_20_body" style:list-style-name="L68"/>
    <style:style style:name="P76" style:family="paragraph" style:parent-style-name="Text_20_body" style:list-style-name="L69"/>
    <style:style style:name="P77" style:family="paragraph" style:parent-style-name="Text_20_body" style:list-style-name="L70"/>
    <style:style style:name="P78" style:family="paragraph" style:parent-style-name="Text_20_body" style:list-style-name="L71"/>
    <style:style style:name="P79" style:family="paragraph" style:parent-style-name="Text_20_body" style:list-style-name="L72"/>
    <style:style style:name="P80" style:family="paragraph" style:parent-style-name="Text_20_body" style:list-style-name="L73"/>
    <style:style style:name="P81" style:family="paragraph" style:parent-style-name="Text_20_body" style:list-style-name="L74"/>
    <style:style style:name="P82" style:family="paragraph" style:parent-style-name="Text_20_body" style:list-style-name="L75"/>
    <style:style style:name="P83" style:family="paragraph" style:parent-style-name="Text_20_body" style:list-style-name="L76"/>
    <style:style style:name="P84" style:family="paragraph" style:parent-style-name="Text_20_body" style:list-style-name="L77"/>
    <style:style style:name="P85" style:family="paragraph" style:parent-style-name="Text_20_body" style:list-style-name="L78"/>
    <style:style style:name="P86" style:family="paragraph" style:parent-style-name="Text_20_body" style:list-style-name="L79"/>
    <style:style style:name="P87" style:family="paragraph" style:parent-style-name="Text_20_body" style:list-style-name="L80"/>
    <style:style style:name="P88" style:family="paragraph" style:parent-style-name="Text_20_body" style:list-style-name="L81"/>
    <style:style style:name="P89" style:family="paragraph" style:parent-style-name="Quotations" style:list-style-name="L82">
      <style:paragraph-properties fo:margin-top="0cm" fo:margin-bottom="0.247cm" style:contextual-spacing="false" fo:line-height="115%"/>
    </style:style>
    <style:style style:name="P90" style:family="paragraph" style:parent-style-name="Text_20_body" style:list-style-name="L83"/>
    <style:style style:name="P91" style:family="paragraph" style:parent-style-name="Text_20_body" style:list-style-name="L84"/>
    <style:style style:name="P92" style:family="paragraph" style:parent-style-name="Text_20_body" style:list-style-name="L85"/>
    <style:style style:name="P93" style:family="paragraph" style:parent-style-name="Text_20_body" style:list-style-name="L86"/>
    <style:style style:name="P94" style:family="paragraph" style:parent-style-name="Text_20_body" style:list-style-name="L87"/>
    <style:style style:name="P95" style:family="paragraph" style:parent-style-name="Text_20_body" style:list-style-name="L88"/>
    <style:style style:name="P96" style:family="paragraph" style:parent-style-name="Text_20_body" style:list-style-name="L89"/>
    <style:style style:name="P97" style:family="paragraph" style:parent-style-name="Text_20_body" style:list-style-name="L90"/>
    <style:style style:name="P98" style:family="paragraph" style:parent-style-name="Text_20_body" style:list-style-name="L91"/>
    <style:style style:name="P99" style:family="paragraph" style:parent-style-name="Text_20_body" style:list-style-name="L92"/>
    <style:style style:name="P100" style:family="paragraph" style:parent-style-name="Text_20_body" style:list-style-name="L93"/>
    <style:style style:name="P101" style:family="paragraph" style:parent-style-name="Text_20_body" style:list-style-name="L94"/>
    <style:style style:name="P102" style:family="paragraph" style:parent-style-name="Text_20_body" style:list-style-name="L95"/>
    <style:style style:name="P103" style:family="paragraph" style:parent-style-name="Text_20_body" style:list-style-name="L96"/>
    <style:style style:name="P104" style:family="paragraph" style:parent-style-name="Text_20_body" style:list-style-name="L97"/>
    <style:style style:name="P105" style:family="paragraph" style:parent-style-name="Text_20_body" style:list-style-name="L98"/>
    <style:style style:name="P106" style:family="paragraph" style:parent-style-name="Text_20_body" style:list-style-name="L99"/>
    <style:style style:name="P107" style:family="paragraph" style:parent-style-name="Text_20_body" style:list-style-name="L100"/>
    <style:style style:name="P108" style:family="paragraph" style:parent-style-name="Quotations" style:list-style-name="L101">
      <style:paragraph-properties fo:margin-top="0cm" fo:margin-bottom="0.247cm" style:contextual-spacing="false" fo:line-height="115%"/>
    </style:style>
    <style:style style:name="P109" style:family="paragraph" style:parent-style-name="Text_20_body" style:list-style-name="L102"/>
    <style:style style:name="P110" style:family="paragraph" style:parent-style-name="Text_20_body" style:list-style-name="L103"/>
    <style:style style:name="P111" style:family="paragraph" style:parent-style-name="Text_20_body" style:list-style-name="L104"/>
    <style:style style:name="P112" style:family="paragraph" style:parent-style-name="Text_20_body" style:list-style-name="L105"/>
    <style:style style:name="P113" style:family="paragraph" style:parent-style-name="Text_20_body" style:list-style-name="L106"/>
    <style:style style:name="P114" style:family="paragraph" style:parent-style-name="Preformatted_20_Text" style:list-style-name="L106">
      <style:paragraph-properties fo:margin-top="0cm" fo:margin-bottom="0.247cm" style:contextual-spacing="false" fo:line-height="115%"/>
    </style:style>
    <style:style style:name="P115" style:family="paragraph" style:parent-style-name="Text_20_body" style:list-style-name="L107"/>
    <style:style style:name="P116" style:family="paragraph" style:parent-style-name="Text_20_body" style:list-style-name="L108"/>
    <style:style style:name="P117" style:family="paragraph" style:parent-style-name="Text_20_body" style:list-style-name="L109"/>
    <style:style style:name="P118" style:family="paragraph" style:parent-style-name="Text_20_body" style:list-style-name="L110"/>
    <style:style style:name="P119" style:family="paragraph" style:parent-style-name="Text_20_body" style:list-style-name="L111"/>
    <style:style style:name="P120" style:family="paragraph" style:parent-style-name="Text_20_body" style:list-style-name="L112"/>
    <style:style style:name="P121" style:family="paragraph" style:parent-style-name="Text_20_body" style:list-style-name="L113"/>
    <style:style style:name="P122" style:family="paragraph" style:parent-style-name="Preformatted_20_Text" style:list-style-name="L113">
      <style:paragraph-properties fo:margin-top="0cm" fo:margin-bottom="0.247cm" style:contextual-spacing="false" fo:line-height="115%"/>
    </style:style>
    <style:style style:name="P123" style:family="paragraph" style:parent-style-name="Text_20_body" style:list-style-name="L114"/>
    <style:style style:name="P124" style:family="paragraph" style:parent-style-name="Text_20_body" style:list-style-name="L115"/>
    <style:style style:name="P125" style:family="paragraph" style:parent-style-name="Text_20_body" style:list-style-name="L116"/>
    <style:style style:name="P126" style:family="paragraph" style:parent-style-name="Quotations" style:list-style-name="L117">
      <style:paragraph-properties fo:margin-top="0cm" fo:margin-bottom="0.247cm" style:contextual-spacing="false" fo:line-height="115%"/>
    </style:style>
    <style:style style:name="P127" style:family="paragraph" style:parent-style-name="Text_20_body" style:list-style-name="L118"/>
    <style:style style:name="P128" style:family="paragraph" style:parent-style-name="Text_20_body" style:list-style-name="L119"/>
    <style:style style:name="P129" style:family="paragraph" style:parent-style-name="Text_20_body" style:list-style-name="L120"/>
    <style:style style:name="P130" style:family="paragraph" style:parent-style-name="Text_20_body" style:list-style-name="L121"/>
    <style:style style:name="P131" style:family="paragraph" style:parent-style-name="Text_20_body" style:list-style-name="L122"/>
    <style:style style:name="P132" style:family="paragraph" style:parent-style-name="Text_20_body" style:list-style-name="L123"/>
    <style:style style:name="P133" style:family="paragraph" style:parent-style-name="Text_20_body" style:list-style-name="L124"/>
    <style:style style:name="P134" style:family="paragraph" style:parent-style-name="Text_20_body" style:list-style-name="L125"/>
    <style:style style:name="P135" style:family="paragraph" style:parent-style-name="Text_20_body" style:list-style-name="L126"/>
    <style:style style:name="P136" style:family="paragraph" style:parent-style-name="Text_20_body" style:list-style-name="L127"/>
    <style:style style:name="P137" style:family="paragraph" style:parent-style-name="Quotations" style:list-style-name="L128">
      <style:paragraph-properties fo:margin-top="0cm" fo:margin-bottom="0.247cm" style:contextual-spacing="false" fo:line-height="115%"/>
    </style:style>
    <style:style style:name="P138" style:family="paragraph" style:parent-style-name="Text_20_body" style:list-style-name="L129"/>
    <style:style style:name="P139" style:family="paragraph" style:parent-style-name="Text_20_body" style:list-style-name="L130"/>
    <style:style style:name="P140" style:family="paragraph" style:parent-style-name="Text_20_body" style:list-style-name="L131"/>
    <style:style style:name="P141" style:family="paragraph" style:parent-style-name="Text_20_body" style:list-style-name="L132"/>
    <style:style style:name="P142" style:family="paragraph" style:parent-style-name="Text_20_body" style:list-style-name="L133"/>
    <style:style style:name="P143" style:family="paragraph" style:parent-style-name="Text_20_body">
      <style:paragraph-properties fo:margin-top="0cm" fo:margin-bottom="0.247cm" style:contextual-spacing="false" fo:line-height="115%"/>
    </style:style>
    <style:style style:name="P144" style:family="paragraph" style:parent-style-name="Text_20_body" style:list-style-name="L134"/>
    <style:style style:name="P145" style:family="paragraph" style:parent-style-name="Text_20_body" style:list-style-name="L135"/>
    <style:style style:name="P146" style:family="paragraph" style:parent-style-name="Text_20_body" style:list-style-name="L136"/>
    <style:style style:name="P147" style:family="paragraph" style:parent-style-name="Text_20_body" style:list-style-name="L137"/>
    <style:style style:name="P148" style:family="paragraph" style:parent-style-name="Text_20_body" style:list-style-name="L138"/>
    <style:style style:name="P149" style:family="paragraph" style:parent-style-name="Text_20_body" style:list-style-name="L139"/>
    <style:style style:name="P150" style:family="paragraph" style:parent-style-name="Text_20_body" style:list-style-name="L140"/>
    <style:style style:name="P151" style:family="paragraph" style:parent-style-name="Text_20_body" style:list-style-name="L141"/>
    <style:style style:name="P152" style:family="paragraph" style:parent-style-name="Text_20_body" style:list-style-name="L142"/>
    <style:style style:name="P153" style:family="paragraph" style:parent-style-name="Text_20_body" style:list-style-name="L143"/>
    <style:style style:name="P154" style:family="paragraph" style:parent-style-name="Text_20_body">
      <style:text-properties officeooo:paragraph-rsid="00188325"/>
    </style:style>
    <style:style style:name="P155" style:family="paragraph" style:parent-style-name="Heading_20_3">
      <style:paragraph-properties fo:text-align="center" style:justify-single-word="false"/>
      <style:text-properties officeooo:paragraph-rsid="00188325"/>
    </style:style>
    <style:style style:name="P156" style:family="paragraph" style:parent-style-name="Text_20_body">
      <style:paragraph-properties fo:text-align="center" style:justify-single-word="false"/>
      <style:text-properties fo:font-size="26pt" officeooo:rsid="001a730d" style:font-size-asian="26pt" style:font-size-complex="26pt"/>
    </style:style>
    <style:style style:name="P157" style:family="paragraph" style:parent-style-name="Text_20_body">
      <style:paragraph-properties fo:text-align="start" style:justify-single-word="false"/>
      <style:text-properties fo:font-size="18pt" officeooo:rsid="001a730d" style:font-size-asian="18pt" style:font-size-complex="18pt"/>
    </style:style>
    <style:style style:name="P158" style:family="paragraph" style:parent-style-name="Text_20_body" style:list-style-name="L144">
      <style:paragraph-properties fo:text-align="start" style:justify-single-word="false"/>
      <style:text-properties fo:font-size="26pt" officeooo:rsid="001a730d" style:font-size-asian="26pt" style:font-size-complex="26pt"/>
    </style:style>
    <style:style style:name="P159" style:family="paragraph" style:parent-style-name="Quotations">
      <style:paragraph-properties fo:margin-top="0cm" fo:margin-bottom="0.247cm" style:contextual-spacing="false" fo:line-height="115%" fo:text-align="start" style:justify-single-word="false"/>
      <style:text-properties fo:font-size="26pt" officeooo:rsid="001a730d" style:font-size-asian="26pt" style:font-size-complex="26pt"/>
    </style:style>
    <style:style style:name="P160" style:family="paragraph" style:parent-style-name="Text_20_body">
      <style:paragraph-properties fo:text-align="start" style:justify-single-word="false"/>
      <style:text-properties fo:font-size="26pt" officeooo:rsid="001a730d" style:font-size-asian="26pt" style:font-size-complex="26pt"/>
    </style:style>
    <style:style style:name="P161" style:family="paragraph" style:parent-style-name="Text_20_body">
      <style:paragraph-properties fo:text-align="start" style:justify-single-word="false"/>
    </style:style>
    <style:style style:name="P162" style:family="paragraph" style:parent-style-name="Text_20_body">
      <style:paragraph-properties fo:text-align="center" style:justify-single-word="false"/>
      <style:text-properties officeooo:paragraph-rsid="00188325"/>
    </style:style>
    <style:style style:name="T1" style:family="text">
      <style:text-properties officeooo:rsid="00116a2a"/>
    </style:style>
    <style:style style:name="T2" style:family="text">
      <style:text-properties fo:font-size="24pt" officeooo:rsid="001a730d" style:font-size-asian="24pt" style:font-size-complex="2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officeooo:rsid="001a730d" style:font-size-asian="18pt" style:font-size-complex="18pt"/>
    </style:style>
    <style:style style:name="T5" style:family="text">
      <style:text-properties fo:font-size="26pt" officeooo:rsid="0042f0aa" style:font-size-asian="26pt" style:font-size-complex="26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1. Introduction to the Tutorial</text:span></text:h>
      <text:list text:style-name="L1">
        <text:list-item>
          <text:p text:style-name="P1"><text:span text:style-name="Strong_20_Emphasis">Goal of the Tutorial:</text:span></text:p>
          <text:list>
            <text:list-item>
              <text:p text:style-name="P1">By the end, you’ll have advanced skills to use ChatGPT effectively.</text:p>
            </text:list-item>
            <text:list-item>
              <text:p text:style-name="P1">You’ll learn how to make ChatGPT work for you <text:span text:style-name="Strong_20_Emphasis">faster and better</text:span>.</text:p>
            </text:list-item>
            <text:list-item>
              <text:p text:style-name="P1">Covers <text:span text:style-name="Strong_20_Emphasis">basics → advanced techniques</text:span>, including real-world applications.</text:p>
            </text:list-item>
          </text:list>
        </text:list-item>
        <text:list-item>
          <text:p text:style-name="P1"><text:span text:style-name="Strong_20_Emphasis">Topics Covered:</text:span></text:p>
          <text:list>
            <text:list-item>
              <text:p text:style-name="P1">Basics of ChatGPT and Generative AI.</text:p>
            </text:list-item>
            <text:list-item>
              <text:p text:style-name="P1">Understanding different ChatGPT versions (3.5, 4, 4o).</text:p>
            </text:list-item>
            <text:list-item>
              <text:p text:style-name="P1">Walkthrough of ChatGPT’s interface and cross-device usage.</text:p>
            </text:list-item>
            <text:list-item>
              <text:p text:style-name="P1">Limitations of ChatGPT — balanced perspective.</text:p>
            </text:list-item>
            <text:list-item>
              <text:p text:style-name="P1"><text:span text:style-name="Strong_20_Emphasis">Prompt Engineering</text:span> – writing better prompts for accurate results.</text:p>
            </text:list-item>
            <text:list-item>
              <text:p text:style-name="P1">Using ChatGPT for <text:span text:style-name="Strong_20_Emphasis">coding</text:span>:</text:p>
              <text:list>
                <text:list-item>
                  <text:p text:style-name="P1">Building Python apps.</text:p>
                </text:list-item>
                <text:list-item>
                  <text:p text:style-name="P1">Creating websites with ChatGPT’s help.</text:p>
                </text:list-item>
              </text:list>
            </text:list-item>
            <text:list-item>
              <text:p text:style-name="P1">Applications in <text:span text:style-name="Strong_20_Emphasis">Natural Language Processing (NLP)</text:span>.</text:p>
            </text:list-item>
            <text:list-item>
              <text:p text:style-name="P1">Productivity tools:</text:p>
              <text:list>
                <text:list-item>
                  <text:p text:style-name="P1">Using ChatGPT with <text:span text:style-name="Strong_20_Emphasis">Excel</text:span> and <text:span text:style-name="Strong_20_Emphasis">PowerPoint</text:span>.</text:p>
                </text:list-item>
              </text:list>
            </text:list-item>
            <text:list-item>
              <text:p text:style-name="P1">Applications for <text:span text:style-name="Strong_20_Emphasis">digital marketing and finance</text:span>.</text:p>
            </text:list-item>
            <text:list-item>
              <text:p text:style-name="P1"><text:span text:style-name="Strong_20_Emphasis">Creating a custom GPT</text:span> for personalized needs.</text:p>
            </text:list-item>
          </text:list>
        </text:list-item>
      </text:list>
      <text:p text:style-name="Quotations"><text:span text:style-name="Strong_20_Emphasis">Note:</text:span><text:line-break/>Since the video was uploaded in July 2024, the latest versions mentioned are GPT-4 and GPT-4o.<text:line-break/>Now (Sept 2025), <text:span text:style-name="Strong_20_Emphasis">GPT-5</text:span> is here, and it’s even more powerful — but GPT-4o is still widely used and free in many places.</text:p>
      <text:p text:style-name="Horizontal_20_Line"/>
      <text:h text:style-name="Heading_20_1" text:outline-level="1"><text:span text:style-name="Strong_20_Emphasis">2. What is ChatGPT?</text:span></text:h>
      <text:list text:style-name="L2">
        <text:list-item>
          <text:p text:style-name="P2"><text:span text:style-name="Strong_20_Emphasis">Full Form:</text:span> ChatGPT = <text:span text:style-name="Emphasis">Chat Generative Pre-Trained Transformer</text:span>.</text:p>
        </text:list-item>
        <text:list-item>
          <text:p text:style-name="P2"><text:span text:style-name="Strong_20_Emphasis">Developed by:</text:span> OpenAI.</text:p>
        </text:list-item>
        <text:list-item>
          <text:p text:style-name="P2"><text:span text:style-name="Strong_20_Emphasis">Core Technology:</text:span> Transformer architecture — highly efficient at <text:span text:style-name="Strong_20_Emphasis">understanding and generating human-like text</text:span>.</text:p>
        </text:list-item>
        <text:list-item>
          <text:p text:style-name="P2"><text:span text:style-name="Strong_20_Emphasis">Function:</text:span> Predicts and generates meaningful sequences of words <text:span text:style-name="Strong_20_Emphasis">based on the input given</text:span>.</text:p>
        </text:list-item>
      </text:list>
      <text:p text:style-name="Quotations"><text:soft-page-break/>Think of ChatGPT as an advanced <text:span text:style-name="Strong_20_Emphasis">text-based assistant</text:span> that learns patterns from a huge amount of data and responds intelligently.</text:p>
      <text:p text:style-name="Horizontal_20_Line"/>
      <text:h text:style-name="Heading_20_1" text:outline-level="1"><text:span text:style-name="Strong_20_Emphasis">3. Basics of Generative AI</text:span></text:h>
      <text:p text:style-name="Text_20_body">Generative AI combines <text:span text:style-name="Strong_20_Emphasis">artificial intelligence + creativity</text:span>.</text:p>
      <text:list text:style-name="L3">
        <text:list-item>
          <text:p text:style-name="P3"><text:span text:style-name="Strong_20_Emphasis">Traditional AI vs Generative AI:</text:span></text:p>
          <text:list>
            <text:list-item>
              <text:p text:style-name="P3"><text:span text:style-name="Strong_20_Emphasis">Traditional AI</text:span> → Understands and classifies data.<text:line-break/>Example: Detecting whether a picture contains a dog or a cat.</text:p>
            </text:list-item>
            <text:list-item>
              <text:p text:style-name="P3"><text:span text:style-name="Strong_20_Emphasis">Generative AI</text:span> → Creates <text:span text:style-name="Strong_20_Emphasis">new, original content</text:span>.<text:line-break/>Example: Generating a completely new, never-seen-before type of dog image.</text:p>
            </text:list-item>
          </text:list>
        </text:list-item>
      </text:list>
      <text:p text:style-name="Horizontal_20_Line"/>
      <text:h text:style-name="Heading_20_3" text:outline-level="3"><text:span text:style-name="Strong_20_Emphasis">Simple Analogy: Magical Toy Box</text:span></text:h>
      <text:list text:style-name="L4">
        <text:list-item>
          <text:p text:style-name="P4">Imagine you have a <text:span text:style-name="Strong_20_Emphasis">box of toys</text:span>:</text:p>
          <text:list>
            <text:list-item>
              <text:p text:style-name="P4">Normally, you can only <text:span text:style-name="Strong_20_Emphasis">play with existing toys</text:span>.</text:p>
            </text:list-item>
            <text:list-item>
              <text:p text:style-name="P4">But this <text:span text:style-name="Strong_20_Emphasis">magical box</text:span> lets you <text:span text:style-name="Strong_20_Emphasis">describe a toy</text:span> you want — like <text:span text:style-name="Emphasis">“a teddy bear with unicorn wings”</text:span>.</text:p>
            </text:list-item>
            <text:list-item>
              <text:p text:style-name="P4">The box <text:span text:style-name="Strong_20_Emphasis">creates a brand-new toy</text:span> exactly as you described.</text:p>
            </text:list-item>
          </text:list>
        </text:list-item>
      </text:list>
      <text:p text:style-name="Quotations">That <text:span text:style-name="Strong_20_Emphasis">magical box = Generative AI</text:span>.<text:line-break/>Your description = <text:span text:style-name="Strong_20_Emphasis">prompt</text:span>, and the new toy = <text:span text:style-name="Strong_20_Emphasis">generated output</text:span>.</text:p>
      <text:p text:style-name="Horizontal_20_Line"/>
      <text:h text:style-name="Heading_20_1" text:outline-level="1"><text:span text:style-name="Strong_20_Emphasis">4. How Generative AI Works</text:span></text:h>
      <text:list text:style-name="L5">
        <text:list-item>
          <text:p text:style-name="P5">Uses <text:span text:style-name="Strong_20_Emphasis">neural networks</text:span> that mimic how <text:span text:style-name="Strong_20_Emphasis">human brains process information</text:span>.</text:p>
        </text:list-item>
        <text:list-item>
          <text:p text:style-name="P5">It analyzes patterns in massive datasets and <text:span text:style-name="Strong_20_Emphasis">generates new content</text:span> (text, images, audio, video, etc.) based on instructions you provide.</text:p>
        </text:list-item>
      </text:list>
      <text:p text:style-name="Text_20_body"><text:span text:style-name="Strong_20_Emphasis">Example:</text:span></text:p>
      <text:list text:style-name="L6">
        <text:list-item>
          <text:p text:style-name="P6">Input → <text:span text:style-name="Source_20_Text">"Draw a futuristic car with wings"</text:span></text:p>
        </text:list-item>
        <text:list-item>
          <text:p text:style-name="P6">Output → A unique image of a flying futuristic car.</text:p>
        </text:list-item>
      </text:list>
      <text:p text:style-name="Horizontal_20_Line"/>
      <text:h text:style-name="Heading_20_1" text:outline-level="1"><text:soft-page-break/><text:span text:style-name="Strong_20_Emphasis">5. Discriminative AI vs Generative AI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<text:span text:style-name="Strong_20_Emphasis">Feature</text:span></text:p>
            </table:table-cell>
            <table:table-cell table:style-name="Table1.A1" office:value-type="string">
              <text:p text:style-name="Table_20_Heading"><text:span text:style-name="Strong_20_Emphasis">Discriminative AI</text:span> (Judge)</text:p>
            </table:table-cell>
            <table:table-cell table:style-name="Table1.A1" office:value-type="string">
              <text:p text:style-name="Table_20_Heading"><text:span text:style-name="Strong_20_Emphasis">Generative AI</text:span> (Artist)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Purpose</text:span></text:p>
          </table:table-cell>
          <table:table-cell table:style-name="Table1.A1" office:value-type="string">
            <text:p text:style-name="Table_20_Contents">Classifies or labels data</text:p>
          </table:table-cell>
          <table:table-cell table:style-name="Table1.A1" office:value-type="string">
            <text:p text:style-name="Table_20_Contents">Creates new, unique data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Example Task</text:span></text:p>
          </table:table-cell>
          <table:table-cell table:style-name="Table1.A1" office:value-type="string">
            <text:p text:style-name="Table_20_Contents">Identify if image is a cat or dog</text:p>
          </table:table-cell>
          <table:table-cell table:style-name="Table1.A1" office:value-type="string">
            <text:p text:style-name="Table_20_Contents">Generate an entirely new animal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Behavior</text:span></text:p>
          </table:table-cell>
          <table:table-cell table:style-name="Table1.A1" office:value-type="string">
            <text:p text:style-name="Table_20_Contents">Decides "Yes or No", "Cat or Dog"</text:p>
          </table:table-cell>
          <table:table-cell table:style-name="Table1.A1" office:value-type="string">
            <text:p text:style-name="Table_20_Contents">Produces completely new content</text:p>
          </table:table-cell>
        </table:table-row>
      </table:table>
      <text:p text:style-name="Horizontal_20_Line"/>
      <text:h text:style-name="Heading_20_1" text:outline-level="1"><text:span text:style-name="Strong_20_Emphasis">6. Why Generative AI is Trending</text:span></text:h>
      <text:p text:style-name="Text_20_body">Generative AI is <text:span text:style-name="Strong_20_Emphasis">booming</text:span> because:</text:p>
      <text:list text:style-name="L7">
        <text:list-item>
          <text:p text:style-name="P7"><text:span text:style-name="Strong_20_Emphasis">Multi-format capabilities:</text:span></text:p>
          <text:list>
            <text:list-item>
              <text:p text:style-name="P7">Input can be text, audio, image, or video.</text:p>
            </text:list-item>
            <text:list-item>
              <text:p text:style-name="P7">Output can be <text:span text:style-name="Strong_20_Emphasis">different</text:span> from input.</text:p>
              <text:list>
                <text:list-item>
                  <text:p text:style-name="P7">Example: <text:span text:style-name="Emphasis">Text prompt → Image output</text:span> (like DALL·E or Midjourney).</text:p>
                </text:list-item>
              </text:list>
            </text:list-item>
          </text:list>
        </text:list-item>
        <text:list-item>
          <text:p text:style-name="P7"><text:span text:style-name="Strong_20_Emphasis">Creativity &amp; Innovation:</text:span></text:p>
          <text:list>
            <text:list-item>
              <text:p text:style-name="P7">Professionals can create unique code, designs, videos, etc.</text:p>
            </text:list-item>
          </text:list>
        </text:list-item>
        <text:list-item>
          <text:p text:style-name="P7"><text:span text:style-name="Strong_20_Emphasis">Wide Applications Across Fields:</text:span></text:p>
          <text:list>
            <text:list-item>
              <text:p text:style-name="P7"><text:span text:style-name="Strong_20_Emphasis">Healthcare</text:span> → New drug designs or patient care summaries.</text:p>
            </text:list-item>
            <text:list-item>
              <text:p text:style-name="P7"><text:span text:style-name="Strong_20_Emphasis">Entertainment</text:span> → Game characters, music generation, story writing.</text:p>
            </text:list-item>
            <text:list-item>
              <text:p text:style-name="P7"><text:span text:style-name="Strong_20_Emphasis">Tech &amp; Research</text:span> → Build and train new AI models.</text:p>
            </text:list-item>
            <text:list-item>
              <text:p text:style-name="P7"><text:span text:style-name="Strong_20_Emphasis">Business</text:span> → Marketing content, financial reports, presentations.</text:p>
            </text:list-item>
          </text:list>
        </text:list-item>
      </text:list>
      <text:p text:style-name="Text_20_body"><text:span text:style-name="Strong_20_Emphasis">Examples of Generative AI Tools:</text:span></text:p>
      <text:list text:style-name="L8">
        <text:list-item>
          <text:p text:style-name="P8"><text:span text:style-name="Strong_20_Emphasis">ChatGPT</text:span> → Text-based AI assistant.</text:p>
        </text:list-item>
        <text:list-item>
          <text:p text:style-name="P8"><text:span text:style-name="Strong_20_Emphasis">DALL·E</text:span> → AI image generation.</text:p>
        </text:list-item>
        <text:list-item>
          <text:p text:style-name="P8"><text:span text:style-name="Strong_20_Emphasis">Midjourney</text:span> → Artistic image creation.</text:p>
        </text:list-item>
        <text:list-item>
          <text:p text:style-name="P8"><text:span text:style-name="Strong_20_Emphasis">Runway ML</text:span> → AI video creation.</text:p>
        </text:list-item>
      </text:list>
      <text:p text:style-name="Horizontal_20_Line"/>
      <text:h text:style-name="Heading_20_1" text:outline-level="1"><text:span text:style-name="Strong_20_Emphasis">7. Why ChatGPT is Special</text:span></text:h>
      <text:list text:style-name="L9">
        <text:list-item>
          <text:p text:style-name="P9">Unlike older AI tools, ChatGPT is:</text:p>
          <text:list>
            <text:list-item>
              <text:p text:style-name="P9"><text:span text:style-name="Strong_20_Emphasis">Conversational:</text:span> Feels like chatting with a real person.</text:p>
            </text:list-item>
            <text:list-item>
              <text:p text:style-name="P9"><text:span text:style-name="Strong_20_Emphasis">Multi-functional:</text:span> Can generate text, assist with coding, summarize data, create presentations, and more.</text:p>
            </text:list-item>
            <text:list-item>
              <text:p text:style-name="P9"><text:span text:style-name="Strong_20_Emphasis">Accessible:</text:span> Works on web, mobile, and desktop devices.</text:p>
            </text:list-item>
          </text:list>
        </text:list-item>
      </text:list>
      <text:p text:style-name="Horizontal_20_Line"><text:soft-page-break/></text:p>
      <text:h text:style-name="Heading_20_1" text:outline-level="1"><text:span text:style-name="Strong_20_Emphasis">Key Update (2025 Context)</text:span></text:h>
      <text:p text:style-name="Text_20_body">Since this video was uploaded in <text:span text:style-name="Strong_20_Emphasis">July 2024</text:span>, here are the updates for today:</text:p>
      <text:list text:style-name="L10">
        <text:list-item>
          <text:p text:style-name="P10"><text:span text:style-name="Strong_20_Emphasis">GPT-5 Launched</text:span></text:p>
          <text:list>
            <text:list-item>
              <text:p text:style-name="P10">Faster, smarter, and more capable than GPT-4o.</text:p>
            </text:list-item>
          </text:list>
        </text:list-item>
        <text:list-item>
          <text:p text:style-name="P10"><text:span text:style-name="Strong_20_Emphasis">GPT-4o Still Free</text:span></text:p>
          <text:list>
            <text:list-item>
              <text:p text:style-name="P10">OpenAI still allows free access to GPT-4o with limits.</text:p>
            </text:list-item>
            <text:list-item>
              <text:p text:style-name="P10">GPT-5 is available in <text:span text:style-name="Strong_20_Emphasis">ChatGPT Plus</text:span> or <text:span text:style-name="Strong_20_Emphasis">Pro plans</text:span>.</text:p>
            </text:list-item>
          </text:list>
        </text:list-item>
        <text:list-item>
          <text:p text:style-name="P10"><text:span text:style-name="Strong_20_Emphasis">Custom GPTs Expanded</text:span></text:p>
          <text:list>
            <text:list-item>
              <text:p text:style-name="P10">Now easier than ever to <text:span text:style-name="Strong_20_Emphasis">build your own GPT</text:span>, even without coding.</text:p>
            </text:list-item>
          </text:list>
        </text:list-item>
      </text:list>
      <text:p text:style-name="Horizontal_20_Line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11" text:outline-level="1"><text:soft-page-break/><text:span text:style-name="Strong_20_Emphasis">2. How Generative AI Works &amp; Understanding LLMs</text:span></text:h>
      <text:p text:style-name="P12"/>
      <text:h text:style-name="P13" text:outline-level="2"><text:span text:style-name="Strong_20_Emphasis">A. How Generative AI Works</text:span></text:h>
      <text:p text:style-name="Text_20_body">Generative AI works in <text:span text:style-name="Strong_20_Emphasis">two main steps</text:span>:</text:p>
      <text:list text:style-name="L11">
        <text:list-item>
          <text:p text:style-name="P14"><text:span text:style-name="Strong_20_Emphasis">You provide an input (Prompt).</text:span></text:p>
          <text:list>
            <text:list-item>
              <text:p text:style-name="P14">The input can be <text:span text:style-name="Emphasis">text, image, audio, or video</text:span>.</text:p>
            </text:list-item>
            <text:list-item>
              <text:p text:style-name="P14">Example prompts:</text:p>
              <text:list>
                <text:list-item>
                  <text:p text:style-name="P14">“Summarize this paragraph.”</text:p>
                </text:list-item>
                <text:list-item>
                  <text:p text:style-name="P14">“Generate an image of a futuristic flying car.”</text:p>
                </text:list-item>
                <text:list-item>
                  <text:p text:style-name="P14">“Write Python code for a to-do list app.”</text:p>
                </text:list-item>
              </text:list>
            </text:list-item>
          </text:list>
        </text:list-item>
        <text:list-item>
          <text:p text:style-name="P14"><text:span text:style-name="Strong_20_Emphasis">The model generates an output</text:span> based on its training.</text:p>
          <text:list>
            <text:list-item>
              <text:p text:style-name="P14">The output can also be <text:span text:style-name="Emphasis">text, image, audio, or video</text:span>.</text:p>
            </text:list-item>
            <text:list-item>
              <text:p text:style-name="P14">Example outputs:</text:p>
              <text:list>
                <text:list-item>
                  <text:p text:style-name="P14">A paragraph summary.</text:p>
                </text:list-item>
                <text:list-item>
                  <text:p text:style-name="P14">A brand-new original image.</text:p>
                </text:list-item>
                <text:list-item>
                  <text:p text:style-name="P14">Working Python code.</text:p>
                </text:list-item>
              </text:list>
            </text:list-item>
          </text:list>
        </text:list-item>
      </text:list>
      <text:p text:style-name="P12"/>
      <text:h text:style-name="P15" text:outline-level="3"><text:span text:style-name="Strong_20_Emphasis">How the Process Works Internally</text:span></text:h>
      <text:list text:style-name="L12">
        <text:list-item>
          <text:p text:style-name="P16"><text:span text:style-name="Strong_20_Emphasis">Training:</text:span><text:line-break/>Generative models are trained on <text:span text:style-name="Strong_20_Emphasis">massive datasets</text:span> (books, websites, videos, code, etc.).</text:p>
        </text:list-item>
        <text:list-item>
          <text:p text:style-name="P16"><text:span text:style-name="Strong_20_Emphasis">Fine-tuning:</text:span><text:line-break/>They are refined for <text:span text:style-name="Strong_20_Emphasis">specific tasks</text:span>, like:</text:p>
          <text:list>
            <text:list-item>
              <text:p text:style-name="P16">Text summarization.</text:p>
            </text:list-item>
            <text:list-item>
              <text:p text:style-name="P16">Sentiment analysis (positive/negative/neutral).</text:p>
            </text:list-item>
            <text:list-item>
              <text:p text:style-name="P16">Image or video generation.</text:p>
            </text:list-item>
            <text:list-item>
              <text:p text:style-name="P16">Generating customer support replies.</text:p>
            </text:list-item>
            <text:list-item>
              <text:p text:style-name="P16">Creating code or apps.</text:p>
            </text:list-item>
          </text:list>
        </text:list-item>
      </text:list>
      <text:p text:style-name="Text_20_body">So basically:</text:p>
      <text:p text:style-name="P17"><text:span text:style-name="Strong_20_Emphasis">You give instructions → Model processes data → Generates unique, customized output</text:span></text:p>
      <text:p text:style-name="P12"/>
      <text:h text:style-name="P13" text:outline-level="2"><text:soft-page-break/><text:span text:style-name="Strong_20_Emphasis">B. Types of Generative AI Models</text:span></text:h>
      <text:p text:style-name="Text_20_body">Generative AI has <text:span text:style-name="Strong_20_Emphasis">four main types of models</text:span>: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<text:span text:style-name="Strong_20_Emphasis">Type</text:span></text:p>
            </table:table-cell>
            <table:table-cell table:style-name="Table2.A1" office:value-type="string">
              <text:p text:style-name="Table_20_Heading"><text:span text:style-name="Strong_20_Emphasis">What It Does</text:span></text:p>
            </table:table-cell>
            <table:table-cell table:style-name="Table2.A1" office:value-type="string">
              <text:p text:style-name="Table_20_Heading"><text:span text:style-name="Strong_20_Emphasis">Example Use Case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1. GANs (Generative Adversarial Networks)</text:span></text:p>
          </table:table-cell>
          <table:table-cell table:style-name="Table2.A1" office:value-type="string">
            <text:p text:style-name="Table_20_Contents">Two models compete: one <text:span text:style-name="Strong_20_Emphasis">creates content</text:span>, the other <text:span text:style-name="Strong_20_Emphasis">judges it</text:span> to improve realism.</text:p>
          </table:table-cell>
          <table:table-cell table:style-name="Table2.A1" office:value-type="string">
            <text:p text:style-name="Table_20_Contents">Deepfake videos, realistic photos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2. VAEs (Variational Autoencoders)</text:span></text:p>
          </table:table-cell>
          <table:table-cell table:style-name="Table2.A1" office:value-type="string">
            <text:p text:style-name="Table_20_Contents">Learns to <text:span text:style-name="Strong_20_Emphasis">recreate and generate</text:span> similar data.</text:p>
          </table:table-cell>
          <table:table-cell table:style-name="Table2.A1" office:value-type="string">
            <text:p text:style-name="Table_20_Contents">Creating variations of faces or artwork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3. Transformers</text:span></text:p>
          </table:table-cell>
          <table:table-cell table:style-name="Table2.A1" office:value-type="string">
            <text:p text:style-name="Table_20_Contents">Understands <text:span text:style-name="Strong_20_Emphasis">context</text:span> and produces sequences like text.</text:p>
          </table:table-cell>
          <table:table-cell table:style-name="Table2.A1" office:value-type="string">
            <text:p text:style-name="Table_20_Contents">ChatGPT, translation tools, summarizers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4. Diffusion Models</text:span></text:p>
          </table:table-cell>
          <table:table-cell table:style-name="Table2.A1" office:value-type="string">
            <text:p text:style-name="Table_20_Contents">Starts with <text:span text:style-name="Strong_20_Emphasis">random noise</text:span> and gradually refines it into a realistic image/video.</text:p>
          </table:table-cell>
          <table:table-cell table:style-name="Table2.A1" office:value-type="string">
            <text:p text:style-name="Table_20_Contents">DALL·E, Midjourney (AI art tools).</text:p>
          </table:table-cell>
        </table:table-row>
      </table:table>
      <text:p text:style-name="P17"><text:span text:style-name="Strong_20_Emphasis">Note:</text:span><text:line-break/>In 2025, <text:span text:style-name="Strong_20_Emphasis">Transformers and Diffusion Models</text:span> dominate most advanced AI tools like GPT-5, DALL·E 3, and Midjourney.</text:p>
      <text:p text:style-name="P12"/>
      <text:h text:style-name="P13" text:outline-level="2"><text:span text:style-name="Strong_20_Emphasis">C. Key Applications of Generative AI</text:span></text:h>
      <text:p text:style-name="Text_20_body">Generative AI is <text:span text:style-name="Strong_20_Emphasis">everywhere</text:span> today. Some major uses include:</text:p>
      <text:list text:style-name="L13">
        <text:list-item>
          <text:p text:style-name="P18"><text:span text:style-name="Strong_20_Emphasis">Content Generation</text:span></text:p>
          <text:list>
            <text:list-item>
              <text:p text:style-name="P18">Articles, blogs, social media posts.</text:p>
            </text:list-item>
            <text:list-item>
              <text:p text:style-name="P18">Code snippets and scripts.</text:p>
            </text:list-item>
          </text:list>
        </text:list-item>
        <text:list-item>
          <text:p text:style-name="P18"><text:span text:style-name="Strong_20_Emphasis">Customer Support</text:span></text:p>
          <text:list>
            <text:list-item>
              <text:p text:style-name="P18">AI chatbots to handle questions automatically.</text:p>
            </text:list-item>
            <text:list-item>
              <text:p text:style-name="P18">Example: Banks using AI to answer account queries.</text:p>
            </text:list-item>
          </text:list>
        </text:list-item>
        <text:list-item>
          <text:p text:style-name="P18"><text:span text:style-name="Strong_20_Emphasis">Data Analysis &amp; Visualization</text:span></text:p>
          <text:list>
            <text:list-item>
              <text:p text:style-name="P18">Analyze large datasets and generate reports automatically.</text:p>
            </text:list-item>
          </text:list>
        </text:list-item>
        <text:list-item>
          <text:p text:style-name="P18"><text:span text:style-name="Strong_20_Emphasis">Code Generation &amp; Software Development</text:span></text:p>
          <text:list>
            <text:list-item>
              <text:p text:style-name="P18">Build apps or automate coding tasks.</text:p>
            </text:list-item>
            <text:list-item>
              <text:p text:style-name="P18">Example: GitHub Copilot suggests code in real-time.</text:p>
            </text:list-item>
          </text:list>
        </text:list-item>
        <text:list-item>
          <text:p text:style-name="P18"><text:span text:style-name="Strong_20_Emphasis">Research &amp; Information Retrieval</text:span></text:p>
          <text:list>
            <text:list-item>
              <text:p text:style-name="P18">Quickly search and extract relevant data from huge sources.</text:p>
            </text:list-item>
          </text:list>
        </text:list-item>
        <text:list-item>
          <text:p text:style-name="P18"><text:span text:style-name="Strong_20_Emphasis">Machine Translation</text:span></text:p>
          <text:list>
            <text:list-item>
              <text:p text:style-name="P18">Convert text/audio into different languages.</text:p>
            </text:list-item>
            <text:list-item>
              <text:p text:style-name="P18">Example: English to Hindi subtitles.</text:p>
            </text:list-item>
          </text:list>
        </text:list-item>
        <text:list-item>
          <text:p text:style-name="P18"><text:span text:style-name="Strong_20_Emphasis">Sentiment Analysis</text:span></text:p>
          <text:list>
            <text:list-item>
              <text:p text:style-name="P18">Determine if a review or feedback is <text:span text:style-name="Strong_20_Emphasis">positive, negative, or neutral</text:span>.</text:p>
            </text:list-item>
          </text:list>
        </text:list-item>
        <text:list-item>
          <text:p text:style-name="P18"><text:soft-page-break/><text:span text:style-name="Strong_20_Emphasis">Healthcare</text:span></text:p>
          <text:list>
            <text:list-item>
              <text:p text:style-name="P18">Generate medical reports, assist in drug discovery.</text:p>
            </text:list-item>
          </text:list>
        </text:list-item>
        <text:list-item>
          <text:p text:style-name="P18"><text:span text:style-name="Strong_20_Emphasis">Entertainment &amp; Media</text:span></text:p>
          <text:list>
            <text:list-item>
              <text:p text:style-name="P18">Create movie scripts, generate music, or design game characters.</text:p>
            </text:list-item>
          </text:list>
        </text:list-item>
      </text:list>
      <text:p text:style-name="P17"><text:span text:style-name="Strong_20_Emphasis">In short:</text:span> Generative AI is impacting <text:span text:style-name="Strong_20_Emphasis">every domain</text:span>, from business to education, healthcare to entertainment.</text:p>
      <text:p text:style-name="P12"/>
      <text:h text:style-name="P13" text:outline-level="2"><text:span text:style-name="Strong_20_Emphasis">D. Recap of AI Hierarchy</text:span></text:h>
      <text:p text:style-name="Text_20_body">Here’s how different AI concepts fit together: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<text:span text:style-name="Strong_20_Emphasis">Concept</text:span></text:p>
            </table:table-cell>
            <table:table-cell table:style-name="Table3.A1" office:value-type="string">
              <text:p text:style-name="Table_20_Heading"><text:span text:style-name="Strong_20_Emphasis">Role</text:span>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trong_20_Emphasis">AI (Artificial Intelligence)</text:span></text:p>
          </table:table-cell>
          <table:table-cell table:style-name="Table3.A1" office:value-type="string">
            <text:p text:style-name="Table_20_Contents">The broadest term — machines that simulate human intelligence.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Machine Learning (ML)</text:span></text:p>
          </table:table-cell>
          <table:table-cell table:style-name="Table3.A1" office:value-type="string">
            <text:p text:style-name="Table_20_Contents">A subset of AI — trains machines using data to perform tasks.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Deep Learning (DL)</text:span></text:p>
          </table:table-cell>
          <table:table-cell table:style-name="Table3.A1" office:value-type="string">
            <text:p text:style-name="Table_20_Contents">A subset of ML — uses <text:span text:style-name="Strong_20_Emphasis">neural networks</text:span> to mimic the human brain.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Generative AI (Gen AI)</text:span></text:p>
          </table:table-cell>
          <table:table-cell table:style-name="Table3.A1" office:value-type="string">
            <text:p text:style-name="Table_20_Contents">Adds <text:span text:style-name="Strong_20_Emphasis">creativity</text:span>, allowing AI to <text:span text:style-name="Strong_20_Emphasis">generate new content</text:span>, not just analyze data.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LLM (Large Language Model)</text:span></text:p>
          </table:table-cell>
          <table:table-cell table:style-name="Table3.A1" office:value-type="string">
            <text:p text:style-name="Table_20_Contents">Specialized Generative AI focused on <text:span text:style-name="Strong_20_Emphasis">text-based content</text:span> like ChatGPT.</text:p>
          </table:table-cell>
        </table:table-row>
      </table:table>
      <text:p text:style-name="P12"/>
      <text:h text:style-name="P13" text:outline-level="2"><text:span text:style-name="Strong_20_Emphasis">E. Popular Generative AI Tools (2025)</text:span></text:h>
      <text:p text:style-name="Text_20_body">Here are the most popular AI tools to explore today: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Table_20_Heading"><text:span text:style-name="Strong_20_Emphasis">Tool</text:span></text:p>
            </table:table-cell>
            <table:table-cell table:style-name="Table4.A1" office:value-type="string">
              <text:p text:style-name="Table_20_Heading"><text:span text:style-name="Strong_20_Emphasis">Company</text:span></text:p>
            </table:table-cell>
            <table:table-cell table:style-name="Table4.A1" office:value-type="string">
              <text:p text:style-name="Table_20_Heading"><text:span text:style-name="Strong_20_Emphasis">Primary Use</text:span></text:p>
            </table:table-cell>
          </table:table-row>
        </table:table-header-rows>
        <table:table-row>
          <table:table-cell table:style-name="Table4.A1" office:value-type="string">
            <text:p text:style-name="Table_20_Contents"><text:span text:style-name="Strong_20_Emphasis">ChatGPT</text:span></text:p>
          </table:table-cell>
          <table:table-cell table:style-name="Table4.A1" office:value-type="string">
            <text:p text:style-name="Table_20_Contents">OpenAI</text:p>
          </table:table-cell>
          <table:table-cell table:style-name="Table4.A1" office:value-type="string">
            <text:p text:style-name="Table_20_Contents">Text generation, coding, multi-purpose assistant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Claude 3.5</text:span></text:p>
          </table:table-cell>
          <table:table-cell table:style-name="Table4.A1" office:value-type="string">
            <text:p text:style-name="Table_20_Contents">Anthropic</text:p>
          </table:table-cell>
          <table:table-cell table:style-name="Table4.A1" office:value-type="string">
            <text:p text:style-name="Table_20_Contents">Ethical, safe conversations and writing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Gemini 2.0</text:span></text:p>
          </table:table-cell>
          <table:table-cell table:style-name="Table4.A1" office:value-type="string">
            <text:p text:style-name="Table_20_Contents">Google DeepMind</text:p>
          </table:table-cell>
          <table:table-cell table:style-name="Table4.A1" office:value-type="string">
            <text:p text:style-name="Table_20_Contents">Search, content generation, research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GitHub Copilot</text:span></text:p>
          </table:table-cell>
          <table:table-cell table:style-name="Table4.A1" office:value-type="string">
            <text:p text:style-name="Table_20_Contents">Microsoft/GitHub</text:p>
          </table:table-cell>
          <table:table-cell table:style-name="Table4.A1" office:value-type="string">
            <text:p text:style-name="Table_20_Contents">Code suggestions, development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DALL·E 3</text:span></text:p>
          </table:table-cell>
          <table:table-cell table:style-name="Table4.A1" office:value-type="string">
            <text:p text:style-name="Table_20_Contents">OpenAI</text:p>
          </table:table-cell>
          <table:table-cell table:style-name="Table4.A1" office:value-type="string">
            <text:p text:style-name="Table_20_Contents">AI image generation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Midjourney</text:span></text:p>
          </table:table-cell>
          <table:table-cell table:style-name="Table4.A1" office:value-type="string">
            <text:p text:style-name="Table_20_Contents">Independent</text:p>
          </table:table-cell>
          <table:table-cell table:style-name="Table4.A1" office:value-type="string">
            <text:p text:style-name="Table_20_Contents">Artistic image creation</text:p>
          </table:table-cell>
        </table:table-row>
      </table:table>
      <text:p text:style-name="P17"><text:span text:style-name="Strong_20_Emphasis">Update:</text:span><text:line-break/>GPT-5 is the latest and most advanced model by OpenAI, offering deeper reasoning and faster responses.</text:p>
      <text:p text:style-name="P12"/>
      <text:h text:style-name="P13" text:outline-level="2"><text:span text:style-name="Strong_20_Emphasis">F. Understanding Large Language Models (LLMs)</text:span></text:h>
      <text:h text:style-name="P15" text:outline-level="3"><text:span text:style-name="Strong_20_Emphasis">What is an LLM?</text:span></text:h>
      <text:list text:style-name="L14">
        <text:list-item>
          <text:p text:style-name="P19"><text:span text:style-name="Strong_20_Emphasis">Analogy:</text:span><text:line-break/>Imagine a friend who has read <text:span text:style-name="Emphasis">every book, article, and blog post ever written</text:span>.</text:p>
          <text:list>
            <text:list-item>
              <text:p text:style-name="P19">You ask a question, and they can instantly give you answers, stories, or even jokes.</text:p>
            </text:list-item>
            <text:list-item>
              <text:p text:style-name="P19"><text:soft-page-break/>That’s basically what an <text:span text:style-name="Strong_20_Emphasis">LLM</text:span> is — a super smart system trained on huge amounts of text.</text:p>
            </text:list-item>
          </text:list>
        </text:list-item>
      </text:list>
      <text:p text:style-name="Text_20_body"><text:span text:style-name="Strong_20_Emphasis">Technical Definition:</text:span></text:p>
      <text:p text:style-name="P17">An LLM is a <text:span text:style-name="Strong_20_Emphasis">neural network</text:span> with <text:span text:style-name="Strong_20_Emphasis">billions of parameters</text:span>, trained on massive amounts of text using <text:span text:style-name="Strong_20_Emphasis">self-supervised learning</text:span>, enabling it to <text:span text:style-name="Strong_20_Emphasis">understand and generate human-like language</text:span>.</text:p>
      <text:p text:style-name="P12"/>
      <text:h text:style-name="P15" text:outline-level="3"><text:span text:style-name="Strong_20_Emphasis">Breaking Down the Term</text:span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Table_20_Heading"><text:span text:style-name="Strong_20_Emphasis">Term</text:span></text:p>
            </table:table-cell>
            <table:table-cell table:style-name="Table5.A1" office:value-type="string">
              <text:p text:style-name="Table_20_Heading"><text:span text:style-name="Strong_20_Emphasis">Meaning</text:span></text:p>
            </table:table-cell>
          </table:table-row>
        </table:table-header-rows>
        <table:table-row>
          <table:table-cell table:style-name="Table5.A1" office:value-type="string">
            <text:p text:style-name="Table_20_Contents"><text:span text:style-name="Strong_20_Emphasis">Large</text:span></text:p>
          </table:table-cell>
          <table:table-cell table:style-name="Table5.A1" office:value-type="string">
            <text:p text:style-name="Table_20_Contents">Trained on <text:span text:style-name="Strong_20_Emphasis">billions of words</text:span> (books, websites, articles).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Language</text:span></text:p>
          </table:table-cell>
          <table:table-cell table:style-name="Table5.A1" office:value-type="string">
            <text:p text:style-name="Table_20_Contents">Deals with text, grammar, sentences, and communication.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Model</text:span></text:p>
          </table:table-cell>
          <table:table-cell table:style-name="Table5.A1" office:value-type="string">
            <text:p text:style-name="Table_20_Contents">A <text:span text:style-name="Strong_20_Emphasis">set of algorithms</text:span> that guides how AI understands and generates text.</text:p>
          </table:table-cell>
        </table:table-row>
      </table:table>
      <text:p text:style-name="P12"/>
      <text:h text:style-name="P13" text:outline-level="2"><text:span text:style-name="Strong_20_Emphasis">G. How LLMs Work</text:span></text:h>
      <text:p text:style-name="Text_20_body">LLMs operate in <text:span text:style-name="Strong_20_Emphasis">two phases</text:span>:</text:p>
      <text:p text:style-name="P12"/>
      <text:h text:style-name="P15" text:outline-level="3"><text:span text:style-name="Strong_20_Emphasis">1. Training Phase</text:span> <text:span text:style-name="Emphasis">(Making the AI Smart)</text:span></text:h>
      <text:p text:style-name="Text_20_body"><text:span text:style-name="Strong_20_Emphasis">Goal:</text:span> Teach the model to understand and predict language.</text:p>
      <text:p text:style-name="Text_20_body"><text:span text:style-name="Strong_20_Emphasis">Steps:</text:span></text:p>
      <text:list text:style-name="L15">
        <text:list-item>
          <text:p text:style-name="P20"><text:span text:style-name="Strong_20_Emphasis">Data Collection:</text:span> Gather huge amounts of diverse text data.</text:p>
        </text:list-item>
        <text:list-item>
          <text:p text:style-name="P20"><text:span text:style-name="Strong_20_Emphasis">Preprocessing:</text:span> Clean and convert text into tokens (numerical form).</text:p>
        </text:list-item>
        <text:list-item>
          <text:p text:style-name="P20"><text:span text:style-name="Strong_20_Emphasis">Model Architecture:</text:span> Build the neural network (Transformers are most common).</text:p>
        </text:list-item>
        <text:list-item>
          <text:p text:style-name="P20"><text:span text:style-name="Strong_20_Emphasis">Training:</text:span> AI learns by predicting the next word repeatedly.</text:p>
        </text:list-item>
      </text:list>
      <text:p text:style-name="P12"/>
      <text:h text:style-name="P15" text:outline-level="3"><text:span text:style-name="Strong_20_Emphasis">2. Inference Phase</text:span> <text:span text:style-name="Emphasis">(When You Use It)</text:span></text:h>
      <text:p text:style-name="Text_20_body"><text:span text:style-name="Strong_20_Emphasis">Goal:</text:span> Generate useful outputs for the user.</text:p>
      <text:p text:style-name="Text_20_body"><text:span text:style-name="Strong_20_Emphasis">Steps:</text:span></text:p>
      <text:list text:style-name="L16">
        <text:list-item>
          <text:p text:style-name="P21"><text:span text:style-name="Strong_20_Emphasis">Input Processing:</text:span> Convert user input into tokens/embeddings.</text:p>
        </text:list-item>
        <text:list-item>
          <text:p text:style-name="P21"><text:span text:style-name="Strong_20_Emphasis">Generate Output:</text:span> Predict next words based on learned patterns.</text:p>
        </text:list-item>
        <text:list-item>
          <text:p text:style-name="P21"><text:span text:style-name="Strong_20_Emphasis">Sampling:</text:span> Choose the best possible words from predictions.</text:p>
        </text:list-item>
        <text:list-item>
          <text:p text:style-name="P21"><text:span text:style-name="Strong_20_Emphasis">Post-processing:</text:span> Convert tokens back to readable text.</text:p>
        </text:list-item>
      </text:list>
      <text:p text:style-name="P12"/>
      <text:h text:style-name="P13" text:outline-level="2"><text:span text:style-name="Strong_20_Emphasis">H. Key Concepts Behind LLMs</text:span></text:h>
      <text:list text:style-name="L17">
        <text:list-item>
          <text:p text:style-name="P22"><text:span text:style-name="Strong_20_Emphasis">Attention Mechanism:</text:span></text:p>
          <text:list>
            <text:list-item>
              <text:p text:style-name="P22"><text:soft-page-break/>Lets the model focus on <text:span text:style-name="Strong_20_Emphasis">important words</text:span> in context.</text:p>
            </text:list-item>
            <text:list-item>
              <text:p text:style-name="P22">Example: In “The cat sat on the mat,” focus on “cat” when predicting what sat.</text:p>
            </text:list-item>
          </text:list>
        </text:list-item>
        <text:list-item>
          <text:p text:style-name="P22"><text:span text:style-name="Strong_20_Emphasis">Embeddings:</text:span></text:p>
          <text:list>
            <text:list-item>
              <text:p text:style-name="P22">Words are converted into <text:span text:style-name="Strong_20_Emphasis">numbers</text:span> that represent meaning and relationships.</text:p>
            </text:list-item>
          </text:list>
        </text:list-item>
        <text:list-item>
          <text:p text:style-name="P22"><text:span text:style-name="Strong_20_Emphasis">Transformers:</text:span></text:p>
          <text:list>
            <text:list-item>
              <text:p text:style-name="P22">The neural network design behind modern LLMs.</text:p>
            </text:list-item>
            <text:list-item>
              <text:p text:style-name="P22">Processes multiple words <text:span text:style-name="Strong_20_Emphasis">in parallel</text:span>, making it efficient and powerful.</text:p>
            </text:list-item>
          </text:list>
        </text:list-item>
      </text:list>
      <text:p text:style-name="P12"/>
      <text:h text:style-name="P13" text:outline-level="2"><text:span text:style-name="Strong_20_Emphasis">I. Types of LLMs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Table_20_Heading"><text:span text:style-name="Strong_20_Emphasis">Type</text:span></text:p>
            </table:table-cell>
            <table:table-cell table:style-name="Table6.A1" office:value-type="string">
              <text:p text:style-name="Table_20_Heading"><text:span text:style-name="Strong_20_Emphasis">Description</text:span></text:p>
            </table:table-cell>
            <table:table-cell table:style-name="Table6.A1" office:value-type="string">
              <text:p text:style-name="Table_20_Heading"><text:span text:style-name="Strong_20_Emphasis">Example</text:span></text:p>
            </table:table-cell>
          </table:table-row>
        </table:table-header-rows>
        <table:table-row>
          <table:table-cell table:style-name="Table6.A1" office:value-type="string">
            <text:p text:style-name="Table_20_Contents"><text:span text:style-name="Strong_20_Emphasis">Base Models</text:span></text:p>
          </table:table-cell>
          <table:table-cell table:style-name="Table6.A1" office:value-type="string">
            <text:p text:style-name="Table_20_Contents">General-purpose, trained on wide data, not specialized.</text:p>
          </table:table-cell>
          <table:table-cell table:style-name="Table6.A1" office:value-type="string">
            <text:p text:style-name="Table_20_Contents">GPT-3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Instruction-Tuned Models</text:span></text:p>
          </table:table-cell>
          <table:table-cell table:style-name="Table6.A1" office:value-type="string">
            <text:p text:style-name="Table_20_Contents">Fine-tuned to <text:span text:style-name="Strong_20_Emphasis">follow user instructions</text:span> better.</text:p>
          </table:table-cell>
          <table:table-cell table:style-name="Table6.A1" office:value-type="string">
            <text:p text:style-name="Table_20_Contents">GPT-4o, InstructGPT, T5</text:p>
          </table:table-cell>
        </table:table-row>
      </table:table>
      <text:p text:style-name="P12"/>
      <text:h text:style-name="P13" text:outline-level="2"><text:span text:style-name="Strong_20_Emphasis">J. Paid vs Open-Source LLMs</text:span>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Table_20_Heading"><text:span text:style-name="Strong_20_Emphasis">Category</text:span></text:p>
            </table:table-cell>
            <table:table-cell table:style-name="Table7.A1" office:value-type="string">
              <text:p text:style-name="Table_20_Heading"><text:span text:style-name="Strong_20_Emphasis">Examples</text:span></text:p>
            </table:table-cell>
          </table:table-row>
        </table:table-header-rows>
        <table:table-row>
          <table:table-cell table:style-name="Table7.A1" office:value-type="string">
            <text:p text:style-name="Table_20_Contents"><text:span text:style-name="Strong_20_Emphasis">Paid</text:span></text:p>
          </table:table-cell>
          <table:table-cell table:style-name="Table7.A1" office:value-type="string">
            <text:p text:style-name="Table_20_Contents">GPT-4o, GPT-5 (OpenAI), Microsoft Azure OpenAI Services</text:p>
          </table:table-cell>
        </table:table-row>
        <table:table-row>
          <table:table-cell table:style-name="Table7.A1" office:value-type="string">
            <text:p text:style-name="Table_20_Contents"><text:span text:style-name="Strong_20_Emphasis">Open-Source</text:span></text:p>
          </table:table-cell>
          <table:table-cell table:style-name="Table7.A1" office:value-type="string">
            <text:p text:style-name="Table_20_Contents">BERT, GPT-Neo, LLaMA 3, Falcon</text:p>
          </table:table-cell>
        </table:table-row>
      </table:table>
      <text:p text:style-name="P12"/>
      <text:h text:style-name="P13" text:outline-level="2"><text:span text:style-name="Strong_20_Emphasis">K. Real-World Applications of LLMs</text:span></text:h>
      <text:list text:style-name="L18">
        <text:list-item>
          <text:p text:style-name="P23"><text:span text:style-name="Strong_20_Emphasis">Education:</text:span></text:p>
          <text:list>
            <text:list-item>
              <text:p text:style-name="P23">AI tutors, homework help, concept explanations.</text:p>
            </text:list-item>
          </text:list>
        </text:list-item>
        <text:list-item>
          <text:p text:style-name="P23"><text:span text:style-name="Strong_20_Emphasis">Content Creation:</text:span></text:p>
          <text:list>
            <text:list-item>
              <text:p text:style-name="P23">Blog posts, video scripts, ad copies.</text:p>
            </text:list-item>
          </text:list>
        </text:list-item>
        <text:list-item>
          <text:p text:style-name="P23"><text:span text:style-name="Strong_20_Emphasis">Coding:</text:span></text:p>
          <text:list>
            <text:list-item>
              <text:p text:style-name="P23">Code suggestions, debugging, auto-generation.</text:p>
            </text:list-item>
          </text:list>
        </text:list-item>
        <text:list-item>
          <text:p text:style-name="P23"><text:span text:style-name="Strong_20_Emphasis">Customer Support:</text:span></text:p>
          <text:list>
            <text:list-item>
              <text:p text:style-name="P23">AI-powered chatbots for instant responses.</text:p>
            </text:list-item>
          </text:list>
        </text:list-item>
      </text:list>
      <text:p text:style-name="P12"/>
      <text:h text:style-name="P13" text:outline-level="2"><text:span text:style-name="Strong_20_Emphasis">L. Challenges with LLMs</text:span></text:h>
      <text:p text:style-name="Text_20_body">Even though LLMs are powerful, they have <text:span text:style-name="Strong_20_Emphasis">limitations</text:span>:</text:p>
      <text:list text:style-name="L19">
        <text:list-item>
          <text:p text:style-name="P24"><text:span text:style-name="Strong_20_Emphasis">Bias:</text:span></text:p>
          <text:list>
            <text:list-item>
              <text:p text:style-name="P24">If the training data is biased, the output can be biased too.</text:p>
            </text:list-item>
          </text:list>
        </text:list-item>
        <text:list-item>
          <text:p text:style-name="P24"><text:soft-page-break/><text:span text:style-name="Strong_20_Emphasis">Misinformation:</text:span></text:p>
          <text:list>
            <text:list-item>
              <text:p text:style-name="P24">Can produce incorrect or misleading answers if trained on flawed data.</text:p>
            </text:list-item>
          </text:list>
        </text:list-item>
        <text:list-item>
          <text:p text:style-name="P24"><text:span text:style-name="Strong_20_Emphasis">Hallucinations (Made-up Facts):</text:span></text:p>
          <text:list>
            <text:list-item>
              <text:p text:style-name="P24">Sometimes AI confidently gives wrong information that sounds real.</text:p>
            </text:list-item>
          </text:list>
        </text:list-item>
      </text:list>
      <text:p text:style-name="P12"/>
      <text:h text:style-name="P13" text:outline-level="2"><text:span text:style-name="Strong_20_Emphasis">Summary of Section #2</text:span></text:h>
      <text:list text:style-name="L20">
        <text:list-item>
          <text:p text:style-name="P25">Generative AI works by <text:span text:style-name="Strong_20_Emphasis">taking inputs and generating new content</text:span>.</text:p>
        </text:list-item>
        <text:list-item>
          <text:p text:style-name="P25">It uses <text:span text:style-name="Strong_20_Emphasis">four main model types:</text:span> GANs, VAEs, Transformers, Diffusion Models.</text:p>
        </text:list-item>
        <text:list-item>
          <text:p text:style-name="P25">LLMs like ChatGPT are <text:span text:style-name="Strong_20_Emphasis">text-focused Generative AI</text:span>.</text:p>
        </text:list-item>
        <text:list-item>
          <text:p text:style-name="P25">Two main phases: <text:span text:style-name="Strong_20_Emphasis">Training</text:span> and <text:span text:style-name="Strong_20_Emphasis">Inference</text:span>.</text:p>
        </text:list-item>
        <text:list-item>
          <text:p text:style-name="P25">LLMs power a wide range of applications:</text:p>
          <text:list>
            <text:list-item>
              <text:p text:style-name="P25">Education, coding, marketing, healthcare, and more.</text:p>
            </text:list-item>
          </text:list>
        </text:list-item>
        <text:list-item>
          <text:p text:style-name="P25"><text:span text:style-name="Strong_20_Emphasis">Challenges remain</text:span> like bias, misinformation, and hallucinations.</text:p>
        </text:list-item>
        <text:list-item>
          <text:p text:style-name="P25">Latest tools in 2025 include GPT-5, Claude 3.5, and Gemini 2.0.</text:p>
        </text:list-item>
      </text:list>
      <text:p text:style-name="P1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2"><text:soft-page-break/></text:p>
      <text:h text:style-name="P26" text:outline-level="1"><text:span text:style-name="Strong_20_Emphasis">ChatGPT Tutorial – Section #3</text:span></text:h>
      <text:p text:style-name="P12"/>
      <text:h text:style-name="P13" text:outline-level="2"><text:span text:style-name="Strong_20_Emphasis">1. The Future of LLMs</text:span></text:h>
      <text:list text:style-name="L21">
        <text:list-item>
          <text:p text:style-name="P27"><text:span text:style-name="Strong_20_Emphasis">LLMs (Large Language Models)</text:span> will keep improving in:</text:p>
          <text:list>
            <text:list-item>
              <text:p text:style-name="P27"><text:span text:style-name="Strong_20_Emphasis">Accuracy</text:span> – fewer mistakes and more precise answers.</text:p>
            </text:list-item>
            <text:list-item>
              <text:p text:style-name="P27"><text:span text:style-name="Strong_20_Emphasis">Context Understanding</text:span> – better handling of complex conversations.</text:p>
            </text:list-item>
            <text:list-item>
              <text:p text:style-name="P27"><text:span text:style-name="Strong_20_Emphasis">Efficiency</text:span> – learning from smaller datasets while still being powerful.</text:p>
            </text:list-item>
            <text:list-item>
              <text:p text:style-name="P27"><text:span text:style-name="Strong_20_Emphasis">Versatility</text:span> – handling more diverse tasks, from writing to problem-solving.</text:p>
            </text:list-item>
          </text:list>
        </text:list-item>
        <text:list-item>
          <text:p text:style-name="P27"><text:span text:style-name="Strong_20_Emphasis">In short:</text:span> LLMs are becoming smarter, faster, and more reliable.</text:p>
        </text:list-item>
      </text:list>
      <text:p text:style-name="P12"/>
      <text:h text:style-name="P13" text:outline-level="2"><text:span text:style-name="Strong_20_Emphasis">2. GPT: Generative Pre-Trained Transformer</text:span></text:h>
      <text:h text:style-name="P15" text:outline-level="3"><text:span text:style-name="Strong_20_Emphasis">Understanding GPT</text:span></text:h>
      <text:list text:style-name="L22">
        <text:list-item>
          <text:p text:style-name="P28">Think of GPT like <text:span text:style-name="Strong_20_Emphasis">teaching a friend to write stories</text:span>:</text:p>
          <text:list>
            <text:list-item>
              <text:p text:style-name="P28">First, you <text:span text:style-name="Strong_20_Emphasis">feed them lots of books and articles</text:span> → this is <text:span text:style-name="Strong_20_Emphasis">Pre-Training</text:span>.</text:p>
            </text:list-item>
            <text:list-item>
              <text:p text:style-name="P28">They learn <text:span text:style-name="Strong_20_Emphasis">grammar, sentence structure, and facts</text:span>.</text:p>
            </text:list-item>
          </text:list>
        </text:list-item>
        <text:list-item>
          <text:p text:style-name="P28">GPT then uses this knowledge to <text:span text:style-name="Strong_20_Emphasis">predict and generate text</text:span>, one word at a time.</text:p>
        </text:list-item>
      </text:list>
      <text:h text:style-name="P15" text:outline-level="3"><text:span text:style-name="Strong_20_Emphasis">Why GPT Works Well</text:span></text:h>
      <text:list text:style-name="L23">
        <text:list-item>
          <text:p text:style-name="P29">Built using <text:span text:style-name="Strong_20_Emphasis">Transformer Architecture</text:span>, specifically the <text:span text:style-name="Strong_20_Emphasis">Decoder part</text:span>:</text:p>
          <text:list>
            <text:list-item>
              <text:p text:style-name="P29">Understands context and relationships between words.</text:p>
            </text:list-item>
            <text:list-item>
              <text:p text:style-name="P29">Example:</text:p>
              <text:list>
                <text:list-item>
                  <text:p text:style-name="P29">“Apple” (fruit) vs. “Apple” (company) → GPT understands the difference from surrounding words.</text:p>
                </text:list-item>
              </text:list>
            </text:list-item>
          </text:list>
        </text:list-item>
        <text:list-item>
          <text:p text:style-name="P29">Has <text:span text:style-name="Strong_20_Emphasis">multiple layers</text:span>, like a sandwich:</text:p>
          <text:list>
            <text:list-item>
              <text:p text:style-name="P29">Each layer refines the information further for better output.</text:p>
            </text:list-item>
          </text:list>
        </text:list-item>
      </text:list>
      <text:h text:style-name="P15" text:outline-level="3"><text:span text:style-name="Strong_20_Emphasis">How GPT Generates Text</text:span></text:h>
      <text:list text:style-name="L24">
        <text:list-item>
          <text:p text:style-name="P30">You give it a <text:span text:style-name="Strong_20_Emphasis">prompt</text:span>, e.g., <text:span text:style-name="Emphasis">“Once upon a time…”</text:span></text:p>
        </text:list-item>
        <text:list-item>
          <text:p text:style-name="P30">GPT predicts the <text:span text:style-name="Strong_20_Emphasis">next word</text:span>, then the next, and so on.</text:p>
        </text:list-item>
        <text:list-item>
          <text:p text:style-name="P30">Like a <text:span text:style-name="Strong_20_Emphasis">super smart autocomplete</text:span>.</text:p>
        </text:list-item>
      </text:list>
      <text:h text:style-name="P15" text:outline-level="3"><text:span text:style-name="Strong_20_Emphasis">Uses of GPT</text:span></text:h>
      <text:list text:style-name="L25">
        <text:list-item>
          <text:p text:style-name="P31">Writing essays or blog posts.</text:p>
        </text:list-item>
        <text:list-item>
          <text:p text:style-name="P31"><text:soft-page-break/>Coding help and debugging.</text:p>
        </text:list-item>
        <text:list-item>
          <text:p text:style-name="P31">Content generation (social media, marketing).</text:p>
        </text:list-item>
        <text:list-item>
          <text:p text:style-name="P31">Virtual assistants and customer service bots.</text:p>
        </text:list-item>
      </text:list>
      <text:p text:style-name="P12"/>
      <text:h text:style-name="P13" text:outline-level="2"><text:span text:style-name="Strong_20_Emphasis">3. Accessing ChatGPT</text:span></text:h>
      <text:h text:style-name="P15" text:outline-level="3"><text:span text:style-name="Strong_20_Emphasis">On Web Browser</text:span></text:h>
      <text:list text:style-name="L26">
        <text:list-item>
          <text:p text:style-name="P32">Go to <text:a xlink:type="simple" xlink:href="https://openai.com/" text:style-name="Internet_20_link" text:visited-style-name="Visited_20_Internet_20_Link"><text:span text:style-name="Strong_20_Emphasis">OpenAI</text:span></text:a>.</text:p>
        </text:list-item>
        <text:list-item>
          <text:p text:style-name="P32">Navigate to <text:span text:style-name="Strong_20_Emphasis">Product → ChatGPT</text:span>.</text:p>
        </text:list-item>
        <text:list-item>
          <text:p text:style-name="P32"><text:span text:style-name="Strong_20_Emphasis">Sign up or log in</text:span> with your account.</text:p>
        </text:list-item>
        <text:list-item>
          <text:p text:style-name="P32">Start chatting right away.</text:p>
        </text:list-item>
      </text:list>
      <text:h text:style-name="P15" text:outline-level="3"><text:span text:style-name="Strong_20_Emphasis">On Mobile</text:span></text:h>
      <text:list text:style-name="L27">
        <text:list-item>
          <text:p text:style-name="P33">Download <text:span text:style-name="Strong_20_Emphasis">ChatGPT app by OpenAI</text:span>:</text:p>
          <text:list>
            <text:list-item>
              <text:p text:style-name="P33"><text:span text:style-name="Strong_20_Emphasis">iOS:</text:span> App Store</text:p>
            </text:list-item>
            <text:list-item>
              <text:p text:style-name="P33"><text:span text:style-name="Strong_20_Emphasis">Android:</text:span> Play Store</text:p>
            </text:list-item>
          </text:list>
        </text:list-item>
        <text:list-item>
          <text:p text:style-name="P33">Sign in and chat anywhere, anytime.</text:p>
        </text:list-item>
      </text:list>
      <text:h text:style-name="P15" text:outline-level="3"><text:span text:style-name="Strong_20_Emphasis">For Developers – API Integration</text:span></text:h>
      <text:list text:style-name="L28">
        <text:list-item>
          <text:p text:style-name="P34">Go to <text:span text:style-name="Strong_20_Emphasis">OpenAI → API Section</text:span>.</text:p>
        </text:list-item>
        <text:list-item>
          <text:p text:style-name="P34">Sign up and get an <text:span text:style-name="Strong_20_Emphasis">API key</text:span>.</text:p>
        </text:list-item>
        <text:list-item>
          <text:p text:style-name="P34">Use the documentation to integrate ChatGPT into:</text:p>
          <text:list>
            <text:list-item>
              <text:p text:style-name="P34">Websites</text:p>
            </text:list-item>
            <text:list-item>
              <text:p text:style-name="P34">Apps</text:p>
            </text:list-item>
            <text:list-item>
              <text:p text:style-name="P34">Services</text:p>
            </text:list-item>
          </text:list>
        </text:list-item>
      </text:list>
      <text:p text:style-name="Text_20_body"><text:span text:style-name="Strong_20_Emphasis">Example use cases:</text:span></text:p>
      <text:list text:style-name="L29">
        <text:list-item>
          <text:p text:style-name="P35">AI-powered chat support in apps.</text:p>
        </text:list-item>
        <text:list-item>
          <text:p text:style-name="P35">Automated content generation for platforms.</text:p>
        </text:list-item>
        <text:list-item>
          <text:p text:style-name="P35">Integration into tools like <text:span text:style-name="Strong_20_Emphasis">Word</text:span>, <text:span text:style-name="Strong_20_Emphasis">Excel</text:span>, or <text:span text:style-name="Strong_20_Emphasis">custom projects</text:span>.</text:p>
        </text:list-item>
      </text:list>
      <text:p text:style-name="P12"/>
      <text:h text:style-name="P13" text:outline-level="2"><text:span text:style-name="Strong_20_Emphasis">4. ChatGPT Interface Walkthrough</text:span></text:h>
      <text:h text:style-name="P15" text:outline-level="3"><text:span text:style-name="Strong_20_Emphasis">Main Layout</text:span></text:h>
      <text:list text:style-name="L30">
        <text:list-item>
          <text:p text:style-name="P36"><text:span text:style-name="Strong_20_Emphasis">Chat Window (Center):</text:span> Where conversations happen.</text:p>
        </text:list-item>
        <text:list-item>
          <text:p text:style-name="P36"><text:span text:style-name="Strong_20_Emphasis">Input Box (Bottom):</text:span> Type prompts or questions.</text:p>
        </text:list-item>
        <text:list-item>
          <text:p text:style-name="P36"><text:soft-page-break/><text:span text:style-name="Strong_20_Emphasis">Left Navigation Panel:</text:span></text:p>
          <text:list>
            <text:list-item>
              <text:p text:style-name="P36">Start a <text:span text:style-name="Strong_20_Emphasis">new chat</text:span> (clears current session).</text:p>
            </text:list-item>
            <text:list-item>
              <text:p text:style-name="P36"><text:span text:style-name="Strong_20_Emphasis">View chat history</text:span> and continue old conversations.</text:p>
            </text:list-item>
            <text:list-item>
              <text:p text:style-name="P36">Access <text:span text:style-name="Strong_20_Emphasis">Settings</text:span>:</text:p>
              <text:list>
                <text:list-item>
                  <text:p text:style-name="P36">Theme (light/dark mode)</text:p>
                </text:list-item>
                <text:list-item>
                  <text:p text:style-name="P36">Account management</text:p>
                </text:list-item>
                <text:list-item>
                  <text:p text:style-name="P36">ChatGPT version selection → <text:span text:style-name="Strong_20_Emphasis">3.5, 4, or 4o</text:span>.</text:p>
                </text:list-item>
              </text:list>
            </text:list-item>
          </text:list>
        </text:list-item>
      </text:list>
      <text:p text:style-name="P12"/>
      <text:h text:style-name="P15" text:outline-level="3"><text:span text:style-name="Strong_20_Emphasis">Input Features</text:span></text:h>
      <text:list text:style-name="L31">
        <text:list-item>
          <text:p text:style-name="P37"><text:span text:style-name="Strong_20_Emphasis">Text Input:</text:span> Type directly in the chat box.</text:p>
        </text:list-item>
        <text:list-item>
          <text:p text:style-name="P37"><text:span text:style-name="Strong_20_Emphasis">Submit:</text:span> Press <text:span text:style-name="Source_20_Text">Enter</text:span> or click the paper-plane icon.</text:p>
        </text:list-item>
        <text:list-item>
          <text:p text:style-name="P37"><text:span text:style-name="Strong_20_Emphasis">Voice Input:</text:span> <text:span text:style-name="Emphasis">(Mobile only)</text:span> Speak your prompts instead of typing.</text:p>
        </text:list-item>
      </text:list>
      <text:p text:style-name="P12"/>
      <text:h text:style-name="P15" text:outline-level="3"><text:span text:style-name="Strong_20_Emphasis">Response Formatting</text:span></text:h>
      <text:list text:style-name="L32">
        <text:list-item>
          <text:p text:style-name="P38">GPT responses can include:</text:p>
          <text:list>
            <text:list-item>
              <text:p text:style-name="P38"><text:span text:style-name="Strong_20_Emphasis">Paragraphs</text:span> – for detailed answers.</text:p>
            </text:list-item>
            <text:list-item>
              <text:p text:style-name="P38"><text:span text:style-name="Strong_20_Emphasis">Bullet Points</text:span> – for clarity.</text:p>
            </text:list-item>
            <text:list-item>
              <text:p text:style-name="P38"><text:span text:style-name="Strong_20_Emphasis">Step-by-Step Instructions</text:span> – for guides or processes.</text:p>
            </text:list-item>
            <text:list-item>
              <text:p text:style-name="P38"><text:span text:style-name="Strong_20_Emphasis">Code Blocks</text:span> – for programming help.</text:p>
            </text:list-item>
          </text:list>
        </text:list-item>
      </text:list>
      <text:p text:style-name="P12"/>
      <text:h text:style-name="P15" text:outline-level="3"><text:span text:style-name="Strong_20_Emphasis">Extra Features</text:span></text:h>
      <text:list text:style-name="L33">
        <text:list-item>
          <text:p text:style-name="P39"><text:span text:style-name="Strong_20_Emphasis">Autocomplete Suggestions:</text:span> GPT may suggest ways to complete your question.</text:p>
        </text:list-item>
        <text:list-item>
          <text:p text:style-name="P39"><text:span text:style-name="Strong_20_Emphasis">Context Awareness:</text:span> GPT remembers previous parts of the conversation, but only within the current chat.</text:p>
        </text:list-item>
      </text:list>
      <text:p text:style-name="P12"/>
      <text:h text:style-name="P13" text:outline-level="2"><text:span text:style-name="Strong_20_Emphasis">5. Practical Use Cases of ChatGPT</text:span></text:h>
      <text:h text:style-name="P15" text:outline-level="3"><text:span text:style-name="Strong_20_Emphasis">1. Customer Service</text:span></text:h>
      <text:list text:style-name="L34">
        <text:list-item>
          <text:p text:style-name="P40">24/7 virtual agent to handle:</text:p>
          <text:list>
            <text:list-item>
              <text:p text:style-name="P40">FAQs</text:p>
            </text:list-item>
            <text:list-item>
              <text:p text:style-name="P40">Troubleshooting</text:p>
            </text:list-item>
            <text:list-item>
              <text:p text:style-name="P40">Customer guidance</text:p>
            </text:list-item>
          </text:list>
        </text:list-item>
        <text:list-item>
          <text:p text:style-name="P40"><text:span text:style-name="Strong_20_Emphasis">Benefits:</text:span> Saves human effort, improves support speed.</text:p>
        </text:list-item>
      </text:list>
      <text:p text:style-name="P12"/>
      <text:h text:style-name="P15" text:outline-level="3"><text:soft-page-break/><text:span text:style-name="Strong_20_Emphasis">2. Content Creation</text:span></text:h>
      <text:list text:style-name="L35">
        <text:list-item>
          <text:p text:style-name="P41">Generate:</text:p>
          <text:list>
            <text:list-item>
              <text:p text:style-name="P41">Blog posts</text:p>
            </text:list-item>
            <text:list-item>
              <text:p text:style-name="P41">Marketing content</text:p>
            </text:list-item>
            <text:list-item>
              <text:p text:style-name="P41">Social media ideas</text:p>
            </text:list-item>
            <text:list-item>
              <text:p text:style-name="P41">Emails</text:p>
            </text:list-item>
          </text:list>
        </text:list-item>
        <text:list-item>
          <text:p text:style-name="P41"><text:span text:style-name="Strong_20_Emphasis">Example:</text:span></text:p>
          <text:list>
            <text:list-item>
              <text:p text:style-name="P41">Prompt: <text:span text:style-name="Emphasis">“Write a blog post outline about sustainable living.”</text:span></text:p>
            </text:list-item>
            <text:list-item>
              <text:p text:style-name="P41">GPT creates a ready-to-use structure.</text:p>
            </text:list-item>
          </text:list>
        </text:list-item>
      </text:list>
      <text:p text:style-name="P12"/>
      <text:h text:style-name="P15" text:outline-level="3"><text:span text:style-name="Strong_20_Emphasis">3. Coding Assistance</text:span></text:h>
      <text:list text:style-name="L36">
        <text:list-item>
          <text:p text:style-name="P42">Write code snippets.</text:p>
        </text:list-item>
        <text:list-item>
          <text:p text:style-name="P42">Debug errors.</text:p>
        </text:list-item>
        <text:list-item>
          <text:p text:style-name="P42">Explain algorithms or programming concepts.</text:p>
        </text:list-item>
      </text:list>
      <text:p text:style-name="Text_20_body"><text:span text:style-name="Strong_20_Emphasis">Example:</text:span></text:p>
      <text:list text:style-name="L37">
        <text:list-item>
          <text:p text:style-name="P43">Prompt: <text:span text:style-name="Emphasis">“Create a Python function to sort a list.”</text:span></text:p>
        </text:list-item>
        <text:list-item>
          <text:p text:style-name="P43">GPT outputs the function with explanation.</text:p>
        </text:list-item>
      </text:list>
      <text:p text:style-name="P12"/>
      <text:h text:style-name="P15" text:outline-level="3"><text:span text:style-name="Strong_20_Emphasis">4. Education and Tutoring</text:span></text:h>
      <text:list text:style-name="L38">
        <text:list-item>
          <text:p text:style-name="P44">Homework help.</text:p>
        </text:list-item>
        <text:list-item>
          <text:p text:style-name="P44">Topic explanations.</text:p>
        </text:list-item>
        <text:list-item>
          <text:p text:style-name="P44">Essay writing guidance.</text:p>
        </text:list-item>
        <text:list-item>
          <text:p text:style-name="P44">Language learning via practice conversations.</text:p>
        </text:list-item>
      </text:list>
      <text:p text:style-name="P12"/>
      <text:h text:style-name="P15" text:outline-level="3"><text:span text:style-name="Strong_20_Emphasis">5. Personal Assistant</text:span></text:h>
      <text:list text:style-name="L39">
        <text:list-item>
          <text:p text:style-name="P45">Plan daily schedules.</text:p>
        </text:list-item>
        <text:list-item>
          <text:p text:style-name="P45">Set reminders.</text:p>
        </text:list-item>
        <text:list-item>
          <text:p text:style-name="P45">Suggest recipes.</text:p>
        </text:list-item>
        <text:list-item>
          <text:p text:style-name="P45">Organize tasks.</text:p>
        </text:list-item>
      </text:list>
      <text:p text:style-name="P12"/>
      <text:h text:style-name="P15" text:outline-level="3"><text:span text:style-name="Strong_20_Emphasis">6. Creative Writing</text:span></text:h>
      <text:list text:style-name="L40">
        <text:list-item>
          <text:p text:style-name="P46">Generate:</text:p>
          <text:list>
            <text:list-item>
              <text:p text:style-name="P46">Story plots</text:p>
            </text:list-item>
            <text:list-item>
              <text:p text:style-name="P46"><text:soft-page-break/>Characters</text:p>
            </text:list-item>
            <text:list-item>
              <text:p text:style-name="P46">Poetry or song lyrics.</text:p>
            </text:list-item>
          </text:list>
        </text:list-item>
      </text:list>
      <text:p text:style-name="P12"/>
      <text:h text:style-name="P15" text:outline-level="3"><text:span text:style-name="Strong_20_Emphasis">7. Health &amp; Wellness</text:span></text:h>
      <text:list text:style-name="L41">
        <text:list-item>
          <text:p text:style-name="P47">GPT can provide:</text:p>
          <text:list>
            <text:list-item>
              <text:p text:style-name="P47">Fitness routines</text:p>
            </text:list-item>
            <text:list-item>
              <text:p text:style-name="P47">Meditation practices</text:p>
            </text:list-item>
            <text:list-item>
              <text:p text:style-name="P47">Diet tips</text:p>
            </text:list-item>
          </text:list>
        </text:list-item>
      </text:list>
      <text:p text:style-name="Text_20_body">⚠️ <text:span text:style-name="Strong_20_Emphasis">Important:</text:span><text:line-break/>Always verify with a professional before following health-related advice.</text:p>
      <text:p text:style-name="P12"/>
      <text:h text:style-name="P15" text:outline-level="3"><text:span text:style-name="Strong_20_Emphasis">8. Research and Data Analysis</text:span></text:h>
      <text:list text:style-name="L42">
        <text:list-item>
          <text:p text:style-name="P48">Summarize large documents.</text:p>
        </text:list-item>
        <text:list-item>
          <text:p text:style-name="P48">Extract key insights.</text:p>
        </text:list-item>
        <text:list-item>
          <text:p text:style-name="P48">Identify data trends.</text:p>
        </text:list-item>
      </text:list>
      <text:p text:style-name="P12"/>
      <text:h text:style-name="P15" text:outline-level="3"><text:span text:style-name="Strong_20_Emphasis">9. Entertainment</text:span></text:h>
      <text:list text:style-name="L43">
        <text:list-item>
          <text:p text:style-name="P49">Play text-based games.</text:p>
        </text:list-item>
        <text:list-item>
          <text:p text:style-name="P49">Get jokes and trivia.</text:p>
        </text:list-item>
        <text:list-item>
          <text:p text:style-name="P49">Light, fun interactions.</text:p>
        </text:list-item>
      </text:list>
      <text:p text:style-name="P12"/>
      <text:h text:style-name="P13" text:outline-level="2"><text:span text:style-name="Strong_20_Emphasis">6. ChatGPT Limitations</text:span></text:h>
      <text:h text:style-name="P15" text:outline-level="3"><text:span text:style-name="Strong_20_Emphasis">Key Limitations to Remember</text:span></text:h>
      <text:list text:style-name="L44">
        <text:list-item>
          <text:p text:style-name="P50"><text:span text:style-name="Strong_20_Emphasis">Accuracy Issues:</text:span></text:p>
          <text:list>
            <text:list-item>
              <text:p text:style-name="P50">GPT does <text:span text:style-name="Emphasis">not</text:span> truly understand the world.</text:p>
            </text:list-item>
            <text:list-item>
              <text:p text:style-name="P50">It may produce wrong or outdated information.</text:p>
            </text:list-item>
            <text:list-item>
              <text:p text:style-name="P50">Always verify important details.</text:p>
            </text:list-item>
          </text:list>
        </text:list-item>
        <text:list-item>
          <text:p text:style-name="P50"><text:span text:style-name="Strong_20_Emphasis">Context Problems:</text:span></text:p>
          <text:list>
            <text:list-item>
              <text:p text:style-name="P50">May forget earlier parts of a long conversation.</text:p>
            </text:list-item>
            <text:list-item>
              <text:p text:style-name="P50">Sometimes misses subtle hints.</text:p>
            </text:list-item>
          </text:list>
        </text:list-item>
        <text:list-item>
          <text:p text:style-name="P50"><text:span text:style-name="Strong_20_Emphasis">Bias:</text:span></text:p>
          <text:list>
            <text:list-item>
              <text:p text:style-name="P50">GPT learns from internet data → can show <text:span text:style-name="Strong_20_Emphasis">cultural or gender bias</text:span>.</text:p>
            </text:list-item>
            <text:list-item>
              <text:p text:style-name="P50">Be aware of this when interpreting responses.</text:p>
            </text:list-item>
          </text:list>
        </text:list-item>
        <text:list-item>
          <text:p text:style-name="P50"><text:soft-page-break/><text:span text:style-name="Strong_20_Emphasis">Ethical Concerns:</text:span></text:p>
          <text:list>
            <text:list-item>
              <text:p text:style-name="P50">Risk of generating misleading or harmful content.</text:p>
            </text:list-item>
            <text:list-item>
              <text:p text:style-name="P50">Responsibility lies with the user.</text:p>
            </text:list-item>
          </text:list>
        </text:list-item>
        <text:list-item>
          <text:p text:style-name="P50"><text:span text:style-name="Strong_20_Emphasis">Input Quality Matters:</text:span></text:p>
          <text:list>
            <text:list-item>
              <text:p text:style-name="P50">Clear, specific prompts = better output.</text:p>
            </text:list-item>
            <text:list-item>
              <text:p text:style-name="P50">Vague prompts lead to poor responses.</text:p>
            </text:list-item>
          </text:list>
        </text:list-item>
        <text:list-item>
          <text:p text:style-name="P50"><text:span text:style-name="Strong_20_Emphasis">No Common Sense or Emotions:</text:span></text:p>
          <text:list>
            <text:list-item>
              <text:p text:style-name="P50">GPT simulates empathy but does not <text:span text:style-name="Strong_20_Emphasis">feel</text:span> emotions.</text:p>
            </text:list-item>
          </text:list>
        </text:list-item>
        <text:list-item>
          <text:p text:style-name="P50"><text:span text:style-name="Strong_20_Emphasis">Cannot Perform Physical Tasks:</text:span></text:p>
          <text:list>
            <text:list-item>
              <text:p text:style-name="P50">GPT can guide but cannot directly execute actions in the real world.</text:p>
            </text:list-item>
          </text:list>
        </text:list-item>
        <text:list-item>
          <text:p text:style-name="P50"><text:span text:style-name="Strong_20_Emphasis">Privacy Risks:</text:span></text:p>
          <text:list>
            <text:list-item>
              <text:p text:style-name="P50">Do <text:span text:style-name="Emphasis">not</text:span> share personal or sensitive data.</text:p>
            </text:list-item>
            <text:list-item>
              <text:p text:style-name="P50">Chats may be stored for model improvement.</text:p>
            </text:list-item>
          </text:list>
        </text:list-item>
        <text:list-item>
          <text:p text:style-name="P50"><text:span text:style-name="Strong_20_Emphasis">Over-Dependency Risk:</text:span></text:p>
          <text:list>
            <text:list-item>
              <text:p text:style-name="P50">Relying solely on GPT may weaken your own problem-solving skills.</text:p>
            </text:list-item>
          </text:list>
        </text:list-item>
      </text:list>
      <text:p text:style-name="P12"/>
      <text:h text:style-name="P13" text:outline-level="2"><text:span text:style-name="Strong_20_Emphasis">7. Evolution of ChatGPT Versions</text:span></text:h>
      <text:h text:style-name="P15" text:outline-level="3"><text:span text:style-name="Strong_20_Emphasis">ChatGPT 3.5</text:span></text:h>
      <text:list text:style-name="L45">
        <text:list-item>
          <text:p text:style-name="P51">Good for general conversations and basic tasks.</text:p>
        </text:list-item>
        <text:list-item>
          <text:p text:style-name="P51">Faster and lighter but less advanced reasoning.</text:p>
        </text:list-item>
      </text:list>
      <text:h text:style-name="P15" text:outline-level="3"><text:span text:style-name="Strong_20_Emphasis">ChatGPT 4</text:span></text:h>
      <text:list text:style-name="L46">
        <text:list-item>
          <text:p text:style-name="P52">Improved accuracy and deeper understanding.</text:p>
        </text:list-item>
        <text:list-item>
          <text:p text:style-name="P52">Handles complex tasks better.</text:p>
        </text:list-item>
        <text:list-item>
          <text:p text:style-name="P52">More reliable for professional use.</text:p>
        </text:list-item>
      </text:list>
      <text:h text:style-name="P15" text:outline-level="3"><text:span text:style-name="Strong_20_Emphasis">ChatGPT 4o</text:span> <text:span text:style-name="Emphasis">(Omni Model)</text:span></text:h>
      <text:list text:style-name="L47">
        <text:list-item>
          <text:p text:style-name="P53"><text:span text:style-name="Strong_20_Emphasis">Most advanced version</text:span> (2025 standard).</text:p>
        </text:list-item>
        <text:list-item>
          <text:p text:style-name="P53">Multimodal:</text:p>
          <text:list>
            <text:list-item>
              <text:p text:style-name="P53">Can handle <text:span text:style-name="Strong_20_Emphasis">text, images, voice, and video</text:span>.</text:p>
            </text:list-item>
          </text:list>
        </text:list-item>
        <text:list-item>
          <text:p text:style-name="P53">Smarter and faster than GPT-4.</text:p>
        </text:list-item>
        <text:list-item>
          <text:p text:style-name="P53">Better at real-time interactions and creativity.</text:p>
        </text:list-item>
      </text:list>
      <text:p text:style-name="Text_20_body"><text:soft-page-break/>💡 <text:span text:style-name="Strong_20_Emphasis">Tip:</text:span><text:line-break/>You can even <text:span text:style-name="Strong_20_Emphasis">use GPT-4o for free</text:span> with certain platforms like <text:span text:style-name="Strong_20_Emphasis">OpenAI’s free plan</text:span> or integrations in Microsoft products.</text:p>
      <text:p text:style-name="P1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2"><text:soft-page-break/></text:p>
      <text:h text:style-name="P26" text:outline-level="1"><text:span text:style-name="Strong_20_Emphasis">4. Advanced ChatGPT Use Cases</text:span></text:h>
      <text:p text:style-name="Text_20_body">This section covers some <text:span text:style-name="Strong_20_Emphasis">powerful ways to use ChatGPT</text:span>, focusing on <text:span text:style-name="Strong_20_Emphasis">coding, suggestions, summarization, keyword-based content creation</text:span>, and <text:span text:style-name="Strong_20_Emphasis">Google Ads keyword management</text:span>.</text:p>
      <text:p text:style-name="P12"/>
      <text:h text:style-name="P13" text:outline-level="2"><text:span text:style-name="Strong_20_Emphasis">4.1 ChatGPT for Coding</text:span></text:h>
      <text:p text:style-name="Text_20_body">ChatGPT can <text:span text:style-name="Strong_20_Emphasis">generate, improve, and convert code</text:span> across multiple programming languages.<text:line-break/>It’s very versatile but must be used <text:span text:style-name="Strong_20_Emphasis">ethically and legally</text:span>.</text:p>
      <text:h text:style-name="P15" text:outline-level="3"><text:span text:style-name="Strong_20_Emphasis">Key Capabilities</text:span></text:h>
      <text:list text:style-name="L48">
        <text:list-item>
          <text:p text:style-name="P54"><text:span text:style-name="Strong_20_Emphasis">Generate code from scratch</text:span> for various problems or algorithms.</text:p>
        </text:list-item>
        <text:list-item>
          <text:p text:style-name="P54"><text:span text:style-name="Strong_20_Emphasis">Understand typos</text:span> and still provide accurate code (e.g., misspelling “algorithm” won’t cause issues).</text:p>
        </text:list-item>
        <text:list-item>
          <text:p text:style-name="P54"><text:span text:style-name="Strong_20_Emphasis">Support multiple languages</text:span> like Python, C, C++, and Java.</text:p>
        </text:list-item>
        <text:list-item>
          <text:p text:style-name="P54"><text:span text:style-name="Strong_20_Emphasis">Adjust based on complexity requirements</text:span>:</text:p>
          <text:list>
            <text:list-item>
              <text:p text:style-name="P54">Best case time complexity</text:p>
            </text:list-item>
            <text:list-item>
              <text:p text:style-name="P54">Worst case time complexity</text:p>
            </text:list-item>
            <text:list-item>
              <text:p text:style-name="P54">Average case time complexity</text:p>
            </text:list-item>
          </text:list>
        </text:list-item>
        <text:list-item>
          <text:p text:style-name="P54"><text:span text:style-name="Strong_20_Emphasis">Convert code between languages</text:span>:</text:p>
          <text:list>
            <text:list-item>
              <text:p text:style-name="P54">Example: Convert a C++ code snippet into Python.</text:p>
            </text:list-item>
          </text:list>
        </text:list-item>
      </text:list>
      <text:h text:style-name="P15" text:outline-level="3"><text:span text:style-name="Strong_20_Emphasis">Ethical Use Warning</text:span></text:h>
      <text:list text:style-name="L49">
        <text:list-item>
          <text:p text:style-name="P55">Do <text:span text:style-name="Strong_20_Emphasis">not</text:span> use ChatGPT to create <text:span text:style-name="Strong_20_Emphasis">malicious or hacking software</text:span>.</text:p>
        </text:list-item>
        <text:list-item>
          <text:p text:style-name="P55">Avoid <text:span text:style-name="Strong_20_Emphasis">direct copy-pasting</text:span> into projects to prevent plagiarism or copyright issues.</text:p>
        </text:list-item>
        <text:list-item>
          <text:p text:style-name="P55">Always <text:span text:style-name="Strong_20_Emphasis">review, test, and modify</text:span> the generated code before using it in production.</text:p>
        </text:list-item>
      </text:list>
      <text:h text:style-name="P15" text:outline-level="3"><text:span text:style-name="Strong_20_Emphasis">Example Use Cases</text:span></text:h>
      <text:list text:style-name="L50">
        <text:list-item>
          <text:p text:style-name="P56">Writing algorithms like "Euclid's Algorithm" for finding the GCD (Greatest Common Divisor).</text:p>
        </text:list-item>
        <text:list-item>
          <text:p text:style-name="P56">Generating code for a specific time complexity requirement.</text:p>
        </text:list-item>
        <text:list-item>
          <text:p text:style-name="P56">Converting code from one language to another.</text:p>
        </text:list-item>
        <text:list-item>
          <text:p text:style-name="P56">Rapidly prototyping modules for large projects.</text:p>
        </text:list-item>
      </text:list>
      <text:p text:style-name="P12"/>
      <text:h text:style-name="P13" text:outline-level="2"><text:span text:style-name="Strong_20_Emphasis">4.2 Generating Suggestions</text:span></text:h>
      <text:p text:style-name="Text_20_body">ChatGPT can <text:span text:style-name="Strong_20_Emphasis">generate tailored suggestions</text:span> for almost any situation, such as games, activities, or event planning.</text:p>
      <text:h text:style-name="P15" text:outline-level="3"><text:soft-page-break/><text:span text:style-name="Strong_20_Emphasis">Examples</text:span></text:h>
      <text:list text:style-name="L51">
        <text:list-item>
          <text:p text:style-name="P57"><text:span text:style-name="Strong_20_Emphasis">Party Games for Kids (7–10 years old):</text:span></text:p>
          <text:list>
            <text:list-item>
              <text:p text:style-name="P57">Musical Chairs</text:p>
            </text:list-item>
            <text:list-item>
              <text:p text:style-name="P57">Pin the Tail on the Donkey</text:p>
            </text:list-item>
            <text:list-item>
              <text:p text:style-name="P57">Balloon Bop</text:p>
            </text:list-item>
            <text:list-item>
              <text:p text:style-name="P57">Freeze Dance</text:p>
            </text:list-item>
            <text:list-item>
              <text:p text:style-name="P57">Scavenger Hunt</text:p>
            </text:list-item>
            <text:list-item>
              <text:p text:style-name="P57">Simon Says</text:p>
            </text:list-item>
          </text:list>
        </text:list-item>
        <text:list-item>
          <text:p text:style-name="P57"><text:span text:style-name="Strong_20_Emphasis">Party Games for Adults (22–25 years old):</text:span></text:p>
          <text:list>
            <text:list-item>
              <text:p text:style-name="P57">Trivia games</text:p>
            </text:list-item>
            <text:list-item>
              <text:p text:style-name="P57">Drinking games</text:p>
            </text:list-item>
            <text:list-item>
              <text:p text:style-name="P57">Charades (adult version)</text:p>
            </text:list-item>
            <text:list-item>
              <text:p text:style-name="P57">Karaoke</text:p>
            </text:list-item>
          </text:list>
        </text:list-item>
        <text:list-item>
          <text:p text:style-name="P57"><text:span text:style-name="Strong_20_Emphasis">Games for College Reunions:</text:span></text:p>
          <text:list>
            <text:list-item>
              <text:p text:style-name="P57">Memory-based games about college life</text:p>
            </text:list-item>
            <text:list-item>
              <text:p text:style-name="P57">Group challenges to encourage bonding</text:p>
            </text:list-item>
          </text:list>
        </text:list-item>
      </text:list>
      <text:p text:style-name="P17"><text:span text:style-name="Emphasis">Tip: Add extra keywords in your prompt to get more specific suggestions,</text:span><text:line-break/>e.g., "party games for college reunions <text:span text:style-name="Strong_20_Emphasis">with kids</text:span>" will give family-friendly options.</text:p>
      <text:p text:style-name="P12"/>
      <text:h text:style-name="P13" text:outline-level="2"><text:span text:style-name="Strong_20_Emphasis">4.3 Summarization of Large Texts</text:span></text:h>
      <text:p text:style-name="Text_20_body">ChatGPT can <text:span text:style-name="Strong_20_Emphasis">summarize long articles, blogs, or research papers</text:span> into concise, easy-to-read summaries.</text:p>
      <text:h text:style-name="P15" text:outline-level="3"><text:span text:style-name="Strong_20_Emphasis">How It Works</text:span></text:h>
      <text:list text:style-name="L52">
        <text:list-item>
          <text:p text:style-name="P58">Copy and paste the long text.</text:p>
        </text:list-item>
        <text:list-item>
          <text:p text:style-name="P58">Use a prompt like:<text:line-break/><text:span text:style-name="Emphasis">"Summarize the following text in 100 words:"</text:span></text:p>
        </text:list-item>
        <text:list-item>
          <text:p text:style-name="P58">If the summary is still too long, ask for a <text:span text:style-name="Strong_20_Emphasis">shorter version</text:span>.</text:p>
        </text:list-item>
      </text:list>
      <text:h text:style-name="P15" text:outline-level="3"><text:span text:style-name="Strong_20_Emphasis">Benefits</text:span></text:h>
      <text:list text:style-name="L53">
        <text:list-item>
          <text:p text:style-name="P59">Quickly review multiple research papers.</text:p>
        </text:list-item>
        <text:list-item>
          <text:p text:style-name="P59">Get a <text:span text:style-name="Strong_20_Emphasis">clear gist</text:span> of complex material.</text:p>
        </text:list-item>
        <text:list-item>
          <text:p text:style-name="P59">Save time while studying or preparing reports.</text:p>
        </text:list-item>
      </text:list>
      <text:h text:style-name="P15" text:outline-level="3"><text:soft-page-break/><text:span text:style-name="Strong_20_Emphasis">Important Note</text:span></text:h>
      <text:list text:style-name="L54">
        <text:list-item>
          <text:p text:style-name="P60">ChatGPT will try to remain <text:span text:style-name="Strong_20_Emphasis">neutral</text:span> and <text:span text:style-name="Strong_20_Emphasis">unbiased</text:span>.</text:p>
        </text:list-item>
        <text:list-item>
          <text:p text:style-name="P60">If you request a <text:span text:style-name="Strong_20_Emphasis">negative summary</text:span>, it might politely decline because it avoids adding bias.</text:p>
        </text:list-item>
      </text:list>
      <text:h text:style-name="P15" text:outline-level="3"><text:span text:style-name="Strong_20_Emphasis">Best Practices</text:span></text:h>
      <text:list text:style-name="L55">
        <text:list-item>
          <text:p text:style-name="P61"><text:span text:style-name="Strong_20_Emphasis">Paraphrase</text:span> the final summary to avoid plagiarism.</text:p>
        </text:list-item>
        <text:list-item>
          <text:p text:style-name="P61">Use ChatGPT for <text:span text:style-name="Strong_20_Emphasis">idea generation</text:span>, not for submitting final work directly.</text:p>
        </text:list-item>
      </text:list>
      <text:p text:style-name="P12"/>
      <text:h text:style-name="P13" text:outline-level="2"><text:span text:style-name="Strong_20_Emphasis">4.4 Keyword-Based Content Generation</text:span></text:h>
      <text:p text:style-name="Text_20_body">You can <text:span text:style-name="Strong_20_Emphasis">generate entire pieces of content</text:span> simply by providing a few keywords.</text:p>
      <text:h text:style-name="P15" text:outline-level="3"><text:span text:style-name="Strong_20_Emphasis">Examples</text:span></text:h>
      <text:list text:style-name="L56">
        <text:list-item>
          <text:p text:style-name="P62">Keywords: <text:span text:style-name="Emphasis">housecat, rain, catnip</text:span></text:p>
          <text:list>
            <text:list-item>
              <text:p text:style-name="P62"><text:span text:style-name="Strong_20_Emphasis">Story</text:span> → A short narrative featuring all three keywords.</text:p>
            </text:list-item>
            <text:list-item>
              <text:p text:style-name="P62"><text:span text:style-name="Strong_20_Emphasis">Poem</text:span> → A poetic version of the same theme.</text:p>
            </text:list-item>
            <text:list-item>
              <text:p text:style-name="P62"><text:span text:style-name="Strong_20_Emphasis">Ad Script</text:span> → A commercial script that includes these elements.</text:p>
            </text:list-item>
          </text:list>
        </text:list-item>
      </text:list>
      <text:p text:style-name="P17">This works for <text:span text:style-name="Strong_20_Emphasis">stories, poems, scripts</text:span>, and more.</text:p>
      <text:p text:style-name="P12"/>
      <text:h text:style-name="P13" text:outline-level="2"><text:span text:style-name="Strong_20_Emphasis">4.5 Generating Keywords for Google Ads</text:span></text:h>
      <text:p text:style-name="Text_20_body">If you are running ads, ChatGPT can <text:span text:style-name="Strong_20_Emphasis">generate relevant keywords</text:span> for marketing campaigns.</text:p>
      <text:h text:style-name="P15" text:outline-level="3"><text:span text:style-name="Strong_20_Emphasis">Steps</text:span></text:h>
      <text:list text:style-name="L57">
        <text:list-item>
          <text:p text:style-name="P63">Prompt:<text:line-break/><text:span text:style-name="Emphasis">"Generate a list of keywords for Google ads for a fashion brand."</text:span></text:p>
        </text:list-item>
        <text:list-item>
          <text:p text:style-name="P63">ChatGPT will produce keywords like:</text:p>
          <text:list>
            <text:list-item>
              <text:p text:style-name="P63">Fashion trends</text:p>
            </text:list-item>
            <text:list-item>
              <text:p text:style-name="P63">Designer outfits</text:p>
            </text:list-item>
            <text:list-item>
              <text:p text:style-name="P63">Streetwear</text:p>
            </text:list-item>
            <text:list-item>
              <text:p text:style-name="P63">Fashion photography</text:p>
            </text:list-item>
            <text:list-item>
              <text:p text:style-name="P63">Seasonal sales</text:p>
            </text:list-item>
          </text:list>
        </text:list-item>
        <text:list-item>
          <text:p text:style-name="P63"><text:span text:style-name="Strong_20_Emphasis">Bucket Keywords by Intent:</text:span></text:p>
          <text:list>
            <text:list-item>
              <text:p text:style-name="P63"><text:span text:style-name="Strong_20_Emphasis">Informational Intent</text:span> – For learning purposes<text:line-break/>(e.g., "fashion tips", "styling ideas")</text:p>
            </text:list-item>
            <text:list-item>
              <text:p text:style-name="P63"><text:span text:style-name="Strong_20_Emphasis">Navigational Intent</text:span> – For finding a specific brand or store<text:line-break/>(e.g., "Gucci fashion", "H&amp;M online shop")</text:p>
            </text:list-item>
            <text:list-item>
              <text:p text:style-name="P63"><text:soft-page-break/><text:span text:style-name="Strong_20_Emphasis">Transactional Intent</text:span> – For purchasing directly<text:line-break/>(e.g., "buy summer dresses", "discount shoes online")</text:p>
            </text:list-item>
          </text:list>
        </text:list-item>
      </text:list>
      <text:p text:style-name="P12"/>
      <text:h text:style-name="P13" text:outline-level="2"><text:span text:style-name="Strong_20_Emphasis">4.6 Creating Ads Using Keywords</text:span></text:h>
      <text:p text:style-name="Text_20_body">Once keywords are bucketed, you can <text:span text:style-name="Strong_20_Emphasis">generate ad copy</text:span> for each intent.</text:p>
      <text:h text:style-name="P15" text:outline-level="3"><text:span text:style-name="Strong_20_Emphasis">Examples</text:span></text:h>
      <text:p text:style-name="Text_20_body"><text:span text:style-name="Strong_20_Emphasis">Informational Intent Ad:</text:span></text:p>
      <text:p text:style-name="P17"><text:span text:style-name="Emphasis">"Discover the hottest fashion looks and expert styling tips.<text:line-break/>Visit our website now to explore the latest trends!"</text:span></text:p>
      <text:p text:style-name="Text_20_body"><text:span text:style-name="Strong_20_Emphasis">Transactional Intent Ad:</text:span></text:p>
      <text:p text:style-name="P17"><text:span text:style-name="Emphasis">"Shop exclusive designer wear today!<text:line-break/>Limited-time discounts — don’t miss out!"</text:span></text:p>
      <text:p text:style-name="Text_20_body"><text:span text:style-name="Strong_20_Emphasis">Navigational Intent Ad:</text:span></text:p>
      <text:p text:style-name="P17"><text:span text:style-name="Emphasis">"Find our store near you or shop online now!"</text:span></text:p>
      <text:p text:style-name="P12"/>
      <text:h text:style-name="P13" text:outline-level="2"><text:span text:style-name="Strong_20_Emphasis">4.7 Best Practices</text:span></text:h>
      <text:list text:style-name="L58">
        <text:list-item>
          <text:p text:style-name="P64">Use ChatGPT to <text:span text:style-name="Strong_20_Emphasis">save time</text:span>, but <text:span text:style-name="Strong_20_Emphasis">verify and edit</text:span> before finalizing.</text:p>
        </text:list-item>
        <text:list-item>
          <text:p text:style-name="P64">Add <text:span text:style-name="Strong_20_Emphasis">contextual keywords</text:span> to target the right audience:</text:p>
          <text:list>
            <text:list-item>
              <text:p text:style-name="P64">Example: <text:span text:style-name="Emphasis">"Generate keywords for a </text:span><text:span text:style-name="Emphasis"><text:span text:style-name="Strong_20_Emphasis">women’s summer fashion brand</text:span></text:span><text:span text:style-name="Emphasis">."</text:span></text:p>
            </text:list-item>
          </text:list>
        </text:list-item>
        <text:list-item>
          <text:p text:style-name="P64">Continuously <text:span text:style-name="Strong_20_Emphasis">refine prompts</text:span> for better, more accurate results.</text:p>
        </text:list-item>
      </text:list>
      <text:p text:style-name="P1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5"><text:soft-page-break/></text:p>
      <text:h text:style-name="P26" text:outline-level="1"><text:span text:style-name="Strong_20_Emphasis"><text:span text:style-name="T1">#5 - </text:span></text:span><text:span text:style-name="Strong_20_Emphasis">Understanding ChatGPT (GPT Models) – Full Explanation</text:span></text:h>
      <text:h text:style-name="P13" text:outline-level="2"><text:span text:style-name="Strong_20_Emphasis">1. Introduction to ChatGPT</text:span></text:h>
      <text:list text:style-name="L59">
        <text:list-item>
          <text:p text:style-name="P66">ChatGPT is an <text:span text:style-name="Strong_20_Emphasis">artificial intelligence model</text:span> that specializes in <text:span text:style-name="Strong_20_Emphasis">generating text</text:span>.</text:p>
        </text:list-item>
        <text:list-item>
          <text:p text:style-name="P66">It was developed by <text:span text:style-name="Strong_20_Emphasis">OpenAI</text:span>, a company focused on building advanced AI tools.</text:p>
        </text:list-item>
        <text:list-item>
          <text:p text:style-name="P66">GPT stands for <text:span text:style-name="Strong_20_Emphasis">Generative Pre-trained Transformer</text:span>:</text:p>
          <text:list>
            <text:list-item>
              <text:p text:style-name="P66"><text:span text:style-name="Strong_20_Emphasis">Generative</text:span> – It <text:span text:style-name="Strong_20_Emphasis">creates new information</text:span> like essays, poems, code, stories, etc.</text:p>
            </text:list-item>
            <text:list-item>
              <text:p text:style-name="P66"><text:span text:style-name="Strong_20_Emphasis">Pre-trained</text:span> – It is <text:span text:style-name="Strong_20_Emphasis">trained on huge datasets</text:span> before you start using it.</text:p>
            </text:list-item>
            <text:list-item>
              <text:p text:style-name="P66"><text:span text:style-name="Strong_20_Emphasis">Transformer</text:span> – A <text:span text:style-name="Strong_20_Emphasis">deep learning model</text:span> that understands relationships between words in a sequence.</text:p>
            </text:list-item>
          </text:list>
        </text:list-item>
      </text:list>
      <text:p text:style-name="P12"/>
      <text:h text:style-name="P13" text:outline-level="2"><text:span text:style-name="Strong_20_Emphasis">2. How ChatGPT Works</text:span></text:h>
      <text:list text:style-name="L60">
        <text:list-item>
          <text:p text:style-name="P67"><text:span text:style-name="Strong_20_Emphasis">Training Phase:</text:span></text:p>
          <text:list>
            <text:list-item>
              <text:p text:style-name="P67">ChatGPT is trained on <text:span text:style-name="Strong_20_Emphasis">massive amounts of text data</text:span> (books, websites, articles, code, etc.).</text:p>
            </text:list-item>
            <text:list-item>
              <text:p text:style-name="P67">It learns <text:span text:style-name="Strong_20_Emphasis">patterns, grammar, facts, and relationships</text:span> between words.</text:p>
            </text:list-item>
          </text:list>
        </text:list-item>
        <text:list-item>
          <text:p text:style-name="P67"><text:span text:style-name="Strong_20_Emphasis">Prediction Mechanism:</text:span></text:p>
          <text:list>
            <text:list-item>
              <text:p text:style-name="P67">It predicts <text:span text:style-name="Strong_20_Emphasis">the next word</text:span> based on the prompt you give.</text:p>
            </text:list-item>
            <text:list-item>
              <text:p text:style-name="P67">Example:</text:p>
              <text:list>
                <text:list-item>
                  <text:p text:style-name="P67">Input: <text:span text:style-name="Emphasis">"The cat is on the ___"</text:span></text:p>
                </text:list-item>
                <text:list-item>
                  <text:p text:style-name="P67">GPT might predict: "mat", "table", or "roof" depending on context.</text:p>
                </text:list-item>
              </text:list>
            </text:list-item>
          </text:list>
        </text:list-item>
        <text:list-item>
          <text:p text:style-name="P67"><text:span text:style-name="Strong_20_Emphasis">Integration with Chat Interface:</text:span></text:p>
          <text:list>
            <text:list-item>
              <text:p text:style-name="P67">GPT by itself only understands text data and tokens (not actual meaning like humans do).</text:p>
            </text:list-item>
            <text:list-item>
              <text:p text:style-name="P67">When connected to a chatbot interface, <text:span text:style-name="Strong_20_Emphasis">humans can interact naturally</text:span> in their own language without needing programming skills.</text:p>
            </text:list-item>
            <text:list-item>
              <text:p text:style-name="P67">This makes it accessible to everyone, even non-technical users.</text:p>
            </text:list-item>
          </text:list>
        </text:list-item>
      </text:list>
      <text:p text:style-name="P12"/>
      <text:h text:style-name="P13" text:outline-level="2"><text:span text:style-name="Strong_20_Emphasis">3. What ChatGPT Can Do</text:span></text:h>
      <text:p text:style-name="Text_20_body">ChatGPT is <text:span text:style-name="Strong_20_Emphasis">versatile</text:span> and can be used for various tasks:</text:p>
      <text:list text:style-name="L61">
        <text:list-item>
          <text:p text:style-name="P68"><text:span text:style-name="Strong_20_Emphasis">Content Creation:</text:span></text:p>
          <text:list>
            <text:list-item>
              <text:p text:style-name="P68"><text:soft-page-break/>Articles, essays, summaries, marketing copy, etc.</text:p>
            </text:list-item>
          </text:list>
        </text:list-item>
        <text:list-item>
          <text:p text:style-name="P68"><text:span text:style-name="Strong_20_Emphasis">Programming:</text:span></text:p>
          <text:list>
            <text:list-item>
              <text:p text:style-name="P68">Writing and debugging code in multiple programming languages.</text:p>
            </text:list-item>
          </text:list>
        </text:list-item>
        <text:list-item>
          <text:p text:style-name="P68"><text:span text:style-name="Strong_20_Emphasis">Translation:</text:span></text:p>
          <text:list>
            <text:list-item>
              <text:p text:style-name="P68">Translate text between different languages.</text:p>
            </text:list-item>
          </text:list>
        </text:list-item>
        <text:list-item>
          <text:p text:style-name="P68"><text:span text:style-name="Strong_20_Emphasis">Music and Scripts:</text:span></text:p>
          <text:list>
            <text:list-item>
              <text:p text:style-name="P68">Generate lyrics, musical compositions, or screenplays.</text:p>
            </text:list-item>
          </text:list>
        </text:list-item>
        <text:list-item>
          <text:p text:style-name="P68"><text:span text:style-name="Strong_20_Emphasis">Summaries:</text:span></text:p>
          <text:list>
            <text:list-item>
              <text:p text:style-name="P68">Condense long texts into short, clear summaries.</text:p>
            </text:list-item>
          </text:list>
        </text:list-item>
        <text:list-item>
          <text:p text:style-name="P68"><text:span text:style-name="Strong_20_Emphasis">Email Writing:</text:span></text:p>
          <text:list>
            <text:list-item>
              <text:p text:style-name="P68">Draft professional or casual emails.</text:p>
            </text:list-item>
          </text:list>
        </text:list-item>
        <text:list-item>
          <text:p text:style-name="P68"><text:span text:style-name="Strong_20_Emphasis">Question Answering:</text:span></text:p>
          <text:list>
            <text:list-item>
              <text:p text:style-name="P68">Answer questions about a wide range of topics.</text:p>
            </text:list-item>
          </text:list>
        </text:list-item>
      </text:list>
      <text:p text:style-name="P17"><text:span text:style-name="Strong_20_Emphasis">Why it works:</text:span><text:line-break/>Because GPT has seen massive amounts of data across different fields, it has learned patterns to generate accurate and contextually relevant text.</text:p>
      <text:p text:style-name="P12"/>
      <text:h text:style-name="P13" text:outline-level="2"><text:span text:style-name="Strong_20_Emphasis">4. GPT Training Process</text:span></text:h>
      <text:p text:style-name="Text_20_body">Here are the main steps involved in <text:span text:style-name="Strong_20_Emphasis">building GPT models</text:span>:</text:p>
      <text:h text:style-name="P15" text:outline-level="3"><text:span text:style-name="Strong_20_Emphasis">Step 1 – Pre-training</text:span></text:h>
      <text:list text:style-name="L62">
        <text:list-item>
          <text:p text:style-name="P69">The model is given <text:span text:style-name="Strong_20_Emphasis">huge datasets</text:span> without labeled answers.</text:p>
        </text:list-item>
        <text:list-item>
          <text:p text:style-name="P69">It predicts <text:span text:style-name="Strong_20_Emphasis">the next word</text:span> in a sentence repeatedly to improve accuracy.</text:p>
        </text:list-item>
        <text:list-item>
          <text:p text:style-name="P69">Example:<text:line-break/>Input: <text:span text:style-name="Emphasis">"The boy went to the ___"</text:span><text:line-break/>Output: "park", "store", etc.</text:p>
        </text:list-item>
      </text:list>
      <text:p text:style-name="P12"/>
      <text:h text:style-name="P15" text:outline-level="3"><text:span text:style-name="Strong_20_Emphasis">Step 2 – Splitting the Dataset</text:span></text:h>
      <text:list text:style-name="L63">
        <text:list-item>
          <text:p text:style-name="P70">The dataset is split into two parts:</text:p>
          <text:list>
            <text:list-item>
              <text:p text:style-name="P70"><text:span text:style-name="Strong_20_Emphasis">Training Set</text:span> – Used to teach the model.</text:p>
            </text:list-item>
            <text:list-item>
              <text:p text:style-name="P70"><text:span text:style-name="Strong_20_Emphasis">Test Set</text:span> – Used to <text:span text:style-name="Strong_20_Emphasis">evaluate performance</text:span> on unseen data.</text:p>
            </text:list-item>
          </text:list>
        </text:list-item>
      </text:list>
      <text:p text:style-name="P12"/>
      <text:h text:style-name="P15" text:outline-level="3"><text:span text:style-name="Strong_20_Emphasis">Step 3 – Supervised Fine-Tuning</text:span></text:h>
      <text:list text:style-name="L64">
        <text:list-item>
          <text:p text:style-name="P71">After pre-training, GPT is fine-tuned using <text:span text:style-name="Strong_20_Emphasis">labeled data</text:span>.</text:p>
        </text:list-item>
        <text:list-item>
          <text:p text:style-name="P71"><text:soft-page-break/>This step <text:span text:style-name="Strong_20_Emphasis">corrects mistakes</text:span> and makes the model better at specific tasks.</text:p>
        </text:list-item>
        <text:list-item>
          <text:p text:style-name="P71">Example: Writing polite emails or formal letters.</text:p>
        </text:list-item>
      </text:list>
      <text:p text:style-name="P12"/>
      <text:h text:style-name="P15" text:outline-level="3"><text:span text:style-name="Strong_20_Emphasis">Step 4 – Evaluation</text:span></text:h>
      <text:list text:style-name="L65">
        <text:list-item>
          <text:p text:style-name="P72">The model is tested on the <text:span text:style-name="Strong_20_Emphasis">test dataset</text:span>.</text:p>
        </text:list-item>
        <text:list-item>
          <text:p text:style-name="P72">Accuracy is measured by checking how often GPT predicts the <text:span text:style-name="Strong_20_Emphasis">correct next word</text:span>.</text:p>
        </text:list-item>
      </text:list>
      <text:p text:style-name="P12"/>
      <text:h text:style-name="P15" text:outline-level="3"><text:span text:style-name="Strong_20_Emphasis">Step 5 – Final Optimization</text:span></text:h>
      <text:list text:style-name="L66">
        <text:list-item>
          <text:p text:style-name="P73">Fine-tuning is repeated until performance improves significantly.</text:p>
        </text:list-item>
        <text:list-item>
          <text:p text:style-name="P73">Once ready, the model can:</text:p>
          <text:list>
            <text:list-item>
              <text:p text:style-name="P73">Generate text</text:p>
            </text:list-item>
            <text:list-item>
              <text:p text:style-name="P73">Translate languages</text:p>
            </text:list-item>
            <text:list-item>
              <text:p text:style-name="P73">Answer questions</text:p>
            </text:list-item>
            <text:list-item>
              <text:p text:style-name="P73">Solve business problems</text:p>
            </text:list-item>
          </text:list>
        </text:list-item>
      </text:list>
      <text:p text:style-name="P12"/>
      <text:h text:style-name="P13" text:outline-level="2"><text:span text:style-name="Strong_20_Emphasis">5. Difference Between GPT-3.5 and GPT-4</text:span></text:h>
      <table:table table:name="Table8" table:style-name="Table8">
        <table:table-column table:style-name="Table8.A"/>
        <table:table-column table:style-name="Table8.B"/>
        <table:table-column table:style-name="Table8.C"/>
        <table:table-header-rows>
          <table:table-row>
            <table:table-cell table:style-name="Table8.A1" office:value-type="string">
              <text:p text:style-name="Table_20_Heading"><text:span text:style-name="Strong_20_Emphasis">Feature</text:span></text:p>
            </table:table-cell>
            <table:table-cell table:style-name="Table8.A1" office:value-type="string">
              <text:p text:style-name="Table_20_Heading"><text:span text:style-name="Strong_20_Emphasis">GPT-3.5</text:span></text:p>
            </table:table-cell>
            <table:table-cell table:style-name="Table8.A1" office:value-type="string">
              <text:p text:style-name="Table_20_Heading"><text:span text:style-name="Strong_20_Emphasis">GPT-4</text:span></text:p>
            </table:table-cell>
          </table:table-row>
        </table:table-header-rows>
        <table:table-row>
          <table:table-cell table:style-name="Table8.A1" office:value-type="string">
            <text:p text:style-name="Table_20_Contents"><text:span text:style-name="Strong_20_Emphasis">Input Type</text:span></text:p>
          </table:table-cell>
          <table:table-cell table:style-name="Table8.A1" office:value-type="string">
            <text:p text:style-name="Table_20_Contents">Text only</text:p>
          </table:table-cell>
          <table:table-cell table:style-name="Table8.A1" office:value-type="string">
            <text:p text:style-name="Table_20_Contents">Text + Images (multimodal)</text:p>
          </table:table-cell>
        </table:table-row>
        <table:table-row>
          <table:table-cell table:style-name="Table8.A1" office:value-type="string">
            <text:p text:style-name="Table_20_Contents"><text:span text:style-name="Strong_20_Emphasis">Output Type</text:span></text:p>
          </table:table-cell>
          <table:table-cell table:style-name="Table8.A1" office:value-type="string">
            <text:p text:style-name="Table_20_Contents">Text only</text:p>
          </table:table-cell>
          <table:table-cell table:style-name="Table8.A1" office:value-type="string">
            <text:p text:style-name="Table_20_Contents">Text only</text:p>
          </table:table-cell>
        </table:table-row>
        <table:table-row>
          <table:table-cell table:style-name="Table8.A1" office:value-type="string">
            <text:p text:style-name="Table_20_Contents"><text:span text:style-name="Strong_20_Emphasis">Reasoning</text:span></text:p>
          </table:table-cell>
          <table:table-cell table:style-name="Table8.A1" office:value-type="string">
            <text:p text:style-name="Table_20_Contents">Good basic reasoning</text:p>
          </table:table-cell>
          <table:table-cell table:style-name="Table8.A1" office:value-type="string">
            <text:p text:style-name="Table_20_Contents">Advanced logical reasoning</text:p>
          </table:table-cell>
        </table:table-row>
        <table:table-row>
          <table:table-cell table:style-name="Table8.A1" office:value-type="string">
            <text:p text:style-name="Table_20_Contents"><text:span text:style-name="Strong_20_Emphasis">Creativity</text:span></text:p>
          </table:table-cell>
          <table:table-cell table:style-name="Table8.A1" office:value-type="string">
            <text:p text:style-name="Table_20_Contents">Decent</text:p>
          </table:table-cell>
          <table:table-cell table:style-name="Table8.A1" office:value-type="string">
            <text:p text:style-name="Table_20_Contents">Much higher creativity</text:p>
          </table:table-cell>
        </table:table-row>
        <table:table-row>
          <table:table-cell table:style-name="Table8.A1" office:value-type="string">
            <text:p text:style-name="Table_20_Contents"><text:span text:style-name="Strong_20_Emphasis">Accuracy</text:span></text:p>
          </table:table-cell>
          <table:table-cell table:style-name="Table8.A1" office:value-type="string">
            <text:p text:style-name="Table_20_Contents">Lower factual correctness</text:p>
          </table:table-cell>
          <table:table-cell table:style-name="Table8.A1" office:value-type="string">
            <text:p text:style-name="Table_20_Contents">Higher factual correctness</text:p>
          </table:table-cell>
        </table:table-row>
        <table:table-row>
          <table:table-cell table:style-name="Table8.A1" office:value-type="string">
            <text:p text:style-name="Table_20_Contents"><text:span text:style-name="Strong_20_Emphasis">Error Rate</text:span></text:p>
          </table:table-cell>
          <table:table-cell table:style-name="Table8.A1" office:value-type="string">
            <text:p text:style-name="Table_20_Contents">Higher</text:p>
          </table:table-cell>
          <table:table-cell table:style-name="Table8.A1" office:value-type="string">
            <text:p text:style-name="Table_20_Contents">Lower</text:p>
          </table:table-cell>
        </table:table-row>
        <table:table-row>
          <table:table-cell table:style-name="Table8.A1" office:value-type="string">
            <text:p text:style-name="Table_20_Contents"><text:span text:style-name="Strong_20_Emphasis">Memory of Context</text:span></text:p>
          </table:table-cell>
          <table:table-cell table:style-name="Table8.A1" office:value-type="string">
            <text:p text:style-name="Table_20_Contents">Limited</text:p>
          </table:table-cell>
          <table:table-cell table:style-name="Table8.A1" office:value-type="string">
            <text:p text:style-name="Table_20_Contents">Stronger long-term context</text:p>
          </table:table-cell>
        </table:table-row>
      </table:table>
      <text:p text:style-name="Text_20_body"><text:span text:style-name="Strong_20_Emphasis">Key Takeaways:</text:span></text:p>
      <text:list text:style-name="L67">
        <text:list-item>
          <text:p text:style-name="P74">GPT-4 is <text:span text:style-name="Strong_20_Emphasis">smarter, more accurate</text:span>, and can <text:span text:style-name="Strong_20_Emphasis">process images as input</text:span>.</text:p>
        </text:list-item>
        <text:list-item>
          <text:p text:style-name="P74">However, both models are <text:span text:style-name="Strong_20_Emphasis">limited to data before September 2021</text:span>.</text:p>
        </text:list-item>
      </text:list>
      <text:p text:style-name="P12"/>
      <text:h text:style-name="P13" text:outline-level="2"><text:span text:style-name="Strong_20_Emphasis">6. GPT-4 Capabilities</text:span></text:h>
      <text:list text:style-name="L68">
        <text:list-item>
          <text:p text:style-name="P75"><text:span text:style-name="Strong_20_Emphasis">Handles Text + Image Input</text:span></text:p>
          <text:list>
            <text:list-item>
              <text:p text:style-name="P75">Example: You can upload a photo of a chart and ask GPT-4 to explain it.</text:p>
            </text:list-item>
          </text:list>
        </text:list-item>
        <text:list-item>
          <text:p text:style-name="P75"><text:span text:style-name="Strong_20_Emphasis">Better Logical Thinking &amp; Creativity</text:span></text:p>
          <text:list>
            <text:list-item>
              <text:p text:style-name="P75">Can write engaging stories, screenplays, and solve complex problems.</text:p>
            </text:list-item>
          </text:list>
        </text:list-item>
        <text:list-item>
          <text:p text:style-name="P75"><text:span text:style-name="Strong_20_Emphasis">Customizable Tone</text:span></text:p>
          <text:list>
            <text:list-item>
              <text:p text:style-name="P75"><text:soft-page-break/>Adjusts writing style to match your preferences (formal, casual, funny, etc.).</text:p>
            </text:list-item>
          </text:list>
        </text:list-item>
        <text:list-item>
          <text:p text:style-name="P75"><text:span text:style-name="Strong_20_Emphasis">Large Context Processing</text:span></text:p>
          <text:list>
            <text:list-item>
              <text:p text:style-name="P75">Can process long documents, such as research papers, in one go.</text:p>
            </text:list-item>
          </text:list>
        </text:list-item>
        <text:list-item>
          <text:p text:style-name="P75"><text:span text:style-name="Strong_20_Emphasis">Strong in Business Use-Cases</text:span></text:p>
          <text:list>
            <text:list-item>
              <text:p text:style-name="P75">Can generate marketing strategies, customer support scripts, etc.</text:p>
            </text:list-item>
          </text:list>
        </text:list-item>
      </text:list>
      <text:p text:style-name="P12"/>
      <text:h text:style-name="P13" text:outline-level="2"><text:span text:style-name="Strong_20_Emphasis">7. Limitations of GPT-4</text:span></text:h>
      <text:p text:style-name="Text_20_body">Even though GPT-4 is advanced, it has <text:span text:style-name="Strong_20_Emphasis">important limitations</text:span>:</text:p>
      <text:list text:style-name="L69">
        <text:list-item>
          <text:p text:style-name="P76"><text:span text:style-name="Strong_20_Emphasis">Outdated Data</text:span></text:p>
          <text:list>
            <text:list-item>
              <text:p text:style-name="P76">Knowledge cutoff is <text:span text:style-name="Strong_20_Emphasis">September 2021</text:span>.</text:p>
            </text:list-item>
            <text:list-item>
              <text:p text:style-name="P76">It cannot know real-world events after that date.</text:p>
            </text:list-item>
          </text:list>
        </text:list-item>
        <text:list-item>
          <text:p text:style-name="P76"><text:span text:style-name="Strong_20_Emphasis">Bias Issues</text:span></text:p>
          <text:list>
            <text:list-item>
              <text:p text:style-name="P76">May show <text:span text:style-name="Strong_20_Emphasis">biases</text:span> depending on the training data.</text:p>
            </text:list-item>
          </text:list>
        </text:list-item>
        <text:list-item>
          <text:p text:style-name="P76"><text:span text:style-name="Strong_20_Emphasis">No Audio or Video Processing (Yet)</text:span></text:p>
          <text:list>
            <text:list-item>
              <text:p text:style-name="P76">GPT-4 <text:span text:style-name="Strong_20_Emphasis">cannot directly process audio or video files</text:span>.</text:p>
            </text:list-item>
            <text:list-item>
              <text:p text:style-name="P76">Only text and images are supported.</text:p>
            </text:list-item>
          </text:list>
        </text:list-item>
        <text:list-item>
          <text:p text:style-name="P76"><text:span text:style-name="Strong_20_Emphasis">Occasional Mathematical Errors</text:span></text:p>
          <text:list>
            <text:list-item>
              <text:p text:style-name="P76">Not always accurate for complex calculations.</text:p>
            </text:list-item>
          </text:list>
        </text:list-item>
        <text:list-item>
          <text:p text:style-name="P76"><text:span text:style-name="Strong_20_Emphasis">Limited Language Mastery</text:span></text:p>
          <text:list>
            <text:list-item>
              <text:p text:style-name="P76">English performance is excellent, but some languages may have weaker accuracy.</text:p>
            </text:list-item>
          </text:list>
        </text:list-item>
        <text:list-item>
          <text:p text:style-name="P76"><text:span text:style-name="Strong_20_Emphasis">Prompt Jailbreaks</text:span></text:p>
          <text:list>
            <text:list-item>
              <text:p text:style-name="P76">Poorly designed prompts can lead to <text:span text:style-name="Strong_20_Emphasis">unexpected or harmful outputs</text:span>.</text:p>
            </text:list-item>
          </text:list>
        </text:list-item>
      </text:list>
      <text:p text:style-name="P12"/>
      <text:h text:style-name="P13" text:outline-level="2"><text:span text:style-name="Strong_20_Emphasis">8. Practical Use – ChatGPT Dashboard</text:span></text:h>
      <text:list text:style-name="L70">
        <text:list-item>
          <text:p text:style-name="P77"><text:span text:style-name="Strong_20_Emphasis">Switch Between Models:</text:span></text:p>
          <text:list>
            <text:list-item>
              <text:p text:style-name="P77">You can toggle between GPT-3.5 (free) and GPT-4 (paid) in the same interface.</text:p>
            </text:list-item>
          </text:list>
        </text:list-item>
        <text:list-item>
          <text:p text:style-name="P77"><text:span text:style-name="Strong_20_Emphasis">Message Limits:</text:span></text:p>
          <text:list>
            <text:list-item>
              <text:p text:style-name="P77">GPT-4 has a limit of <text:span text:style-name="Strong_20_Emphasis">25 messages every 3 hours</text:span>.</text:p>
            </text:list-item>
          </text:list>
        </text:list-item>
        <text:list-item>
          <text:p text:style-name="P77"><text:span text:style-name="Strong_20_Emphasis">Threads / Separate Chats:</text:span></text:p>
          <text:list>
            <text:list-item>
              <text:p text:style-name="P77">Each conversation is stored separately, like different WhatsApp chats.</text:p>
            </text:list-item>
            <text:list-item>
              <text:p text:style-name="P77">This helps GPT remember context within that thread.</text:p>
            </text:list-item>
          </text:list>
        </text:list-item>
      </text:list>
      <text:p text:style-name="P12"/>
      <text:h text:style-name="P13" text:outline-level="2"><text:soft-page-break/><text:span text:style-name="Strong_20_Emphasis">9. Example Prompts and Outputs</text:span></text:h>
      <text:h text:style-name="P15" text:outline-level="3"><text:span text:style-name="Strong_20_Emphasis">Example 1 – Screenplay Creation</text:span></text:h>
      <text:p text:style-name="Text_20_body">Prompt:</text:p>
      <text:p text:style-name="P17">"Develop a captivating screenplay with engaging characters, thrilling plot twists, and strong dialogue."</text:p>
      <text:list text:style-name="L71">
        <text:list-item>
          <text:p text:style-name="P78">GPT-4 Output:</text:p>
          <text:list>
            <text:list-item>
              <text:p text:style-name="P78">Well-structured screenplay format.</text:p>
            </text:list-item>
            <text:list-item>
              <text:p text:style-name="P78">Characters, setting, and plot all clearly defined.</text:p>
            </text:list-item>
          </text:list>
        </text:list-item>
      </text:list>
      <text:p text:style-name="P17"><text:span text:style-name="Strong_20_Emphasis">GPT-3.5 Difference:</text:span><text:line-break/>Would give a basic text response, not as structured or engaging.</text:p>
      <text:p text:style-name="P12"/>
      <text:h text:style-name="P15" text:outline-level="3"><text:span text:style-name="Strong_20_Emphasis">Example 2 – Marketing Script</text:span></text:h>
      <text:p text:style-name="Text_20_body">Prompt:</text:p>
      <text:p text:style-name="P17">"Create a 2-minute Facebook ad script for an innovative cleaning service."</text:p>
      <text:list text:style-name="L72">
        <text:list-item>
          <text:p text:style-name="P79">GPT-4:</text:p>
          <text:list>
            <text:list-item>
              <text:p text:style-name="P79">Includes camera directions, dialogues, and clear call-to-action.</text:p>
            </text:list-item>
          </text:list>
        </text:list-item>
      </text:list>
      <text:p text:style-name="P12"/>
      <text:h text:style-name="P15" text:outline-level="3"><text:span text:style-name="Strong_20_Emphasis">Example 3 – Blog Article</text:span></text:h>
      <text:p text:style-name="Text_20_body">Prompt:</text:p>
      <text:p text:style-name="P17">"Write a 500-word article with an exciting tone about the benefits of virtual reality travel."</text:p>
      <text:list text:style-name="L73">
        <text:list-item>
          <text:p text:style-name="P80">GPT-4:</text:p>
          <text:list>
            <text:list-item>
              <text:p text:style-name="P80">Engaging opening hook.</text:p>
            </text:list-item>
            <text:list-item>
              <text:p text:style-name="P80">Structured sections: introduction, body, call-to-action.</text:p>
            </text:list-item>
            <text:list-item>
              <text:p text:style-name="P80">Marketing focus with persuasive language.</text:p>
            </text:list-item>
          </text:list>
        </text:list-item>
      </text:list>
      <text:p text:style-name="P12"/>
      <text:h text:style-name="P15" text:outline-level="3"><text:span text:style-name="Strong_20_Emphasis">Example 4 – Learning Assistance</text:span></text:h>
      <text:p text:style-name="Text_20_body">Prompt:</text:p>
      <text:p text:style-name="P17">"Give me 5 tips to improve my baking skills as a beginner."</text:p>
      <text:list text:style-name="L74">
        <text:list-item>
          <text:p text:style-name="P81">GPT-4:</text:p>
          <text:list>
            <text:list-item>
              <text:p text:style-name="P81">Clear step-by-step guidance.</text:p>
            </text:list-item>
            <text:list-item>
              <text:p text:style-name="P81">Starts from very basic techniques, like measuring ingredients and oven settings.</text:p>
            </text:list-item>
          </text:list>
        </text:list-item>
      </text:list>
      <text:p text:style-name="P12"/>
      <text:h text:style-name="P13" text:outline-level="2"><text:soft-page-break/><text:span text:style-name="Strong_20_Emphasis">10. Why GPT-4 is Worth the Upgrade</text:span></text:h>
      <text:list text:style-name="L75">
        <text:list-item>
          <text:p text:style-name="P82"><text:span text:style-name="Strong_20_Emphasis">Sharper and more precise answers.</text:span></text:p>
        </text:list-item>
        <text:list-item>
          <text:p text:style-name="P82"><text:span text:style-name="Strong_20_Emphasis">Handles longer, more complex conversations</text:span> without losing track.</text:p>
        </text:list-item>
        <text:list-item>
          <text:p text:style-name="P82"><text:span text:style-name="Strong_20_Emphasis">Superior at reasoning and creativity.</text:span></text:p>
        </text:list-item>
        <text:list-item>
          <text:p text:style-name="P82">Especially useful for:</text:p>
          <text:list>
            <text:list-item>
              <text:p text:style-name="P82">Business marketing</text:p>
            </text:list-item>
            <text:list-item>
              <text:p text:style-name="P82">Creative writing</text:p>
            </text:list-item>
            <text:list-item>
              <text:p text:style-name="P82">Data analysis</text:p>
            </text:list-item>
            <text:list-item>
              <text:p text:style-name="P82">Customer support automation</text:p>
            </text:list-item>
          </text:list>
        </text:list-item>
      </text:list>
      <text:p text:style-name="P1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2"><text:soft-page-break/></text:p>
      <text:h text:style-name="P26" text:outline-level="1"><text:span text:style-name="Strong_20_Emphasis">Part 6: ChatGPT-4 Omni (GPT-4o) – The Next Evolution</text:span></text:h>
      <text:h text:style-name="P13" text:outline-level="2"><text:span text:style-name="Strong_20_Emphasis">1. Introduction to GPT-4 Omni</text:span></text:h>
      <text:list text:style-name="L76">
        <text:list-item>
          <text:p text:style-name="P83">GPT-4 Omni (GPT-4o) is <text:span text:style-name="Strong_20_Emphasis">not just an upgrade</text:span>, but a <text:span text:style-name="Strong_20_Emphasis">major transformation</text:span> in ChatGPT technology.</text:p>
        </text:list-item>
        <text:list-item>
          <text:p text:style-name="P83"><text:span text:style-name="Strong_20_Emphasis">GPT-4o stands for "Omni"</text:span>, which means:</text:p>
          <text:list>
            <text:list-item>
              <text:p text:style-name="P83"><text:span text:style-name="Emphasis">Omni</text:span> → All-encompassing or universal.</text:p>
            </text:list-item>
            <text:list-item>
              <text:p text:style-name="P83">It represents <text:span text:style-name="Strong_20_Emphasis">the next level of AI intelligence</text:span> with <text:span text:style-name="Strong_20_Emphasis">multi-modal capabilities</text:span>.</text:p>
            </text:list-item>
          </text:list>
        </text:list-item>
        <text:list-item>
          <text:p text:style-name="P83">Released by <text:span text:style-name="Strong_20_Emphasis">OpenAI in April 2024</text:span> as an evolution of GPT-4.</text:p>
        </text:list-item>
      </text:list>
      <text:p text:style-name="P17"><text:span text:style-name="Strong_20_Emphasis">Key Idea:</text:span> GPT-4o combines <text:span text:style-name="Strong_20_Emphasis">text, images, and advanced plugins</text:span>, making it much more powerful and human-like than previous versions.</text:p>
      <text:p text:style-name="P12"/>
      <text:h text:style-name="P13" text:outline-level="2"><text:span text:style-name="Strong_20_Emphasis">2. ChatGPT Model Access &amp; Pricing</text:span></text:h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9.A1" office:value-type="string">
              <text:p text:style-name="Table_20_Heading"><text:span text:style-name="Strong_20_Emphasis">Model</text:span></text:p>
            </table:table-cell>
            <table:table-cell table:style-name="Table9.A1" office:value-type="string">
              <text:p text:style-name="Table_20_Heading"><text:span text:style-name="Strong_20_Emphasis">Free Tier</text:span></text:p>
            </table:table-cell>
            <table:table-cell table:style-name="Table9.A1" office:value-type="string">
              <text:p text:style-name="Table_20_Heading"><text:span text:style-name="Strong_20_Emphasis">Paid Tier (ChatGPT Plus)</text:span></text:p>
            </table:table-cell>
          </table:table-row>
        </table:table-header-rows>
        <table:table-row>
          <table:table-cell table:style-name="Table9.A1" office:value-type="string">
            <text:p text:style-name="Table_20_Contents">GPT-3.5</text:p>
          </table:table-cell>
          <table:table-cell table:style-name="Table9.A1" office:value-type="string">
            <text:p text:style-name="Table_20_Contents">✅ Free to use</text:p>
          </table:table-cell>
          <table:table-cell table:style-name="Table9.A1" office:value-type="string">
            <text:p text:style-name="Table_20_Contents">–</text:p>
          </table:table-cell>
        </table:table-row>
        <table:table-row>
          <table:table-cell table:style-name="Table9.A1" office:value-type="string">
            <text:p text:style-name="Table_20_Contents">GPT-4 and GPT-4o</text:p>
          </table:table-cell>
          <table:table-cell table:style-name="Table9.A1" office:value-type="string">
            <text:p text:style-name="Table_20_Contents">❌ Not free</text:p>
          </table:table-cell>
          <table:table-cell table:style-name="Table9.A1" office:value-type="string">
            <text:p text:style-name="Table_20_Contents">✅ Requires subscription</text:p>
          </table:table-cell>
        </table:table-row>
      </table:table>
      <text:list text:style-name="L77">
        <text:list-item>
          <text:p text:style-name="P84"><text:span text:style-name="Strong_20_Emphasis">GPT-3.5</text:span> remains <text:span text:style-name="Strong_20_Emphasis">free</text:span> for basic usage.</text:p>
        </text:list-item>
        <text:list-item>
          <text:p text:style-name="P84"><text:span text:style-name="Strong_20_Emphasis">GPT-4 and GPT-4o</text:span> are <text:span text:style-name="Strong_20_Emphasis">only available under the ChatGPT Plus subscription plan</text:span>.</text:p>
        </text:list-item>
      </text:list>
      <text:p text:style-name="P12"/>
      <text:h text:style-name="P13" text:outline-level="2"><text:span text:style-name="Strong_20_Emphasis">3. Key Improvements in GPT-4 Omni</text:span></text:h>
      <text:p text:style-name="Text_20_body">GPT-4o builds upon GPT-4 with <text:span text:style-name="Strong_20_Emphasis">major enhancements</text:span>, including:</text:p>
      <text:h text:style-name="P15" text:outline-level="3"><text:span text:style-name="Strong_20_Emphasis">a) Multi-Modal Abilities</text:span></text:h>
      <text:list text:style-name="L78">
        <text:list-item>
          <text:p text:style-name="P85">Understands <text:span text:style-name="Strong_20_Emphasis">both text and images</text:span> in prompts.</text:p>
        </text:list-item>
        <text:list-item>
          <text:p text:style-name="P85">Can <text:span text:style-name="Strong_20_Emphasis">describe visual content</text:span>, analyze charts, or interpret uploaded images.</text:p>
        </text:list-item>
        <text:list-item>
          <text:p text:style-name="P85">Integrates <text:span text:style-name="Strong_20_Emphasis">text + images</text:span> to deliver comprehensive answers.</text:p>
        </text:list-item>
      </text:list>
      <text:p text:style-name="P12"/>
      <text:h text:style-name="P15" text:outline-level="3"><text:span text:style-name="Strong_20_Emphasis">b) Faster &amp; Smarter Responses</text:span></text:h>
      <text:list text:style-name="L79">
        <text:list-item>
          <text:p text:style-name="P86"><text:span text:style-name="Strong_20_Emphasis">Faster processing speed</text:span> compared to GPT-4.</text:p>
        </text:list-item>
        <text:list-item>
          <text:p text:style-name="P86">Improved ability to handle <text:span text:style-name="Strong_20_Emphasis">complex queries</text:span> with higher accuracy.</text:p>
        </text:list-item>
        <text:list-item>
          <text:p text:style-name="P86"><text:span text:style-name="Strong_20_Emphasis">More human-like interactions</text:span> through emotion detection and natural conversational flow.</text:p>
        </text:list-item>
      </text:list>
      <text:p text:style-name="P12"/>
      <text:h text:style-name="P15" text:outline-level="3"><text:soft-page-break/><text:span text:style-name="Strong_20_Emphasis">c) Emotion Detection</text:span></text:h>
      <text:list text:style-name="L80">
        <text:list-item>
          <text:p text:style-name="P87">GPT-4o can <text:span text:style-name="Strong_20_Emphasis">detect emotions in user input</text:span> and respond empathetically.</text:p>
        </text:list-item>
        <text:list-item>
          <text:p text:style-name="P87">Conversations feel <text:span text:style-name="Strong_20_Emphasis">more natural and engaging</text:span>.</text:p>
        </text:list-item>
      </text:list>
      <text:p text:style-name="P12"/>
      <text:h text:style-name="P13" text:outline-level="2"><text:span text:style-name="Strong_20_Emphasis">4. Practical Example – Climate Change Research</text:span></text:h>
      <text:p text:style-name="Text_20_body">Example prompt:</text:p>
      <text:p text:style-name="P17">"Can you provide information on the impact of climate change?"</text:p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Table_20_Heading"><text:span text:style-name="Strong_20_Emphasis">Model</text:span></text:p>
            </table:table-cell>
            <table:table-cell table:style-name="Table10.A1" office:value-type="string">
              <text:p text:style-name="Table_20_Heading"><text:span text:style-name="Strong_20_Emphasis">Response Quality</text:span></text:p>
            </table:table-cell>
          </table:table-row>
        </table:table-header-rows>
        <table:table-row>
          <table:table-cell table:style-name="Table10.A1" office:value-type="string">
            <text:p text:style-name="Table_20_Contents">GPT-3.5</text:p>
          </table:table-cell>
          <table:table-cell table:style-name="Table10.A1" office:value-type="string">
            <text:p text:style-name="Table_20_Contents">Gives <text:span text:style-name="Strong_20_Emphasis">brief overview</text:span>, lacking structure or detail.</text:p>
          </table:table-cell>
        </table:table-row>
        <table:table-row>
          <table:table-cell table:style-name="Table10.A1" office:value-type="string">
            <text:p text:style-name="Table_20_Contents">GPT-4</text:p>
          </table:table-cell>
          <table:table-cell table:style-name="Table10.A1" office:value-type="string">
            <text:p text:style-name="Table_20_Contents">More <text:span text:style-name="Strong_20_Emphasis">detailed and precise</text:span>, but may not be fully optimized.</text:p>
          </table:table-cell>
        </table:table-row>
        <table:table-row>
          <table:table-cell table:style-name="Table10.A1" office:value-type="string">
            <text:p text:style-name="Table_20_Contents"><text:span text:style-name="Strong_20_Emphasis">GPT-4o</text:span></text:p>
          </table:table-cell>
          <table:table-cell table:style-name="Table10.A1" office:value-type="string">
            <text:p text:style-name="Table_20_Contents">Provides <text:span text:style-name="Strong_20_Emphasis">structured, organized</text:span>, and <text:span text:style-name="Strong_20_Emphasis">comprehensive insights</text:span>, categorized by immediate and long-term effects.</text:p>
          </table:table-cell>
        </table:table-row>
      </table:table>
      <text:p text:style-name="P17"><text:span text:style-name="Strong_20_Emphasis">Takeaway:</text:span> GPT-4o delivers the <text:span text:style-name="Strong_20_Emphasis">most complete, clear, and relevant response</text:span>.</text:p>
      <text:p text:style-name="P12"/>
      <text:h text:style-name="P13" text:outline-level="2"><text:span text:style-name="Strong_20_Emphasis">5. Data Analysis Without Coding</text:span></text:h>
      <text:p text:style-name="Text_20_body">GPT-4o allows <text:span text:style-name="Strong_20_Emphasis">advanced data analysis</text:span> without writing code.</text:p>
      <text:p text:style-name="Text_20_body"><text:span text:style-name="Strong_20_Emphasis">Example Prompt:</text:span></text:p>
      <text:p text:style-name="P17">"Provide me a statistical chart using this dataset to show trends and patterns clearly."</text:p>
      <text:h text:style-name="P15" text:outline-level="3"><text:span text:style-name="Strong_20_Emphasis">Comparison of Outputs:</text:span></text:h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Table_20_Heading"><text:span text:style-name="Strong_20_Emphasis">Model</text:span></text:p>
            </table:table-cell>
            <table:table-cell table:style-name="Table11.A1" office:value-type="string">
              <text:p text:style-name="Table_20_Heading"><text:span text:style-name="Strong_20_Emphasis">Response</text:span></text:p>
            </table:table-cell>
          </table:table-row>
        </table:table-header-rows>
        <table:table-row>
          <table:table-cell table:style-name="Table11.A1" office:value-type="string">
            <text:p text:style-name="Table_20_Contents">GPT-3.5</text:p>
          </table:table-cell>
          <table:table-cell table:style-name="Table11.A1" office:value-type="string">
            <text:p text:style-name="Table_20_Contents">Only explains data in text. Does <text:span text:style-name="Strong_20_Emphasis">not generate visual charts</text:span>.</text:p>
          </table:table-cell>
        </table:table-row>
        <table:table-row>
          <table:table-cell table:style-name="Table11.A1" office:value-type="string">
            <text:p text:style-name="Table_20_Contents">GPT-4</text:p>
          </table:table-cell>
          <table:table-cell table:style-name="Table11.A1" office:value-type="string">
            <text:p text:style-name="Table_20_Contents">Basic charts and explanations, <text:span text:style-name="Strong_20_Emphasis">needs refinement</text:span>.</text:p>
          </table:table-cell>
        </table:table-row>
        <table:table-row>
          <table:table-cell table:style-name="Table11.A1" office:value-type="string">
            <text:p text:style-name="Table_20_Contents"><text:span text:style-name="Strong_20_Emphasis">GPT-4o</text:span></text:p>
          </table:table-cell>
          <table:table-cell table:style-name="Table11.A1" office:value-type="string">
            <text:p text:style-name="Table_20_Contents">Generates <text:span text:style-name="Strong_20_Emphasis">well-styled, colorful charts</text:span> directly in chat, with detailed analysis including: - Medians - Quartiles - Standard deviation</text:p>
          </table:table-cell>
        </table:table-row>
      </table:table>
      <text:p text:style-name="Text_20_body"><text:span text:style-name="Strong_20_Emphasis">Additional GPT-4o Features:</text:span></text:p>
      <text:list text:style-name="L81">
        <text:list-item>
          <text:p text:style-name="P88">Handles <text:span text:style-name="Strong_20_Emphasis">missing values</text:span> and <text:span text:style-name="Strong_20_Emphasis">outliers</text:span> in datasets automatically.</text:p>
        </text:list-item>
        <text:list-item>
          <text:p text:style-name="P88">Explains visualizations in <text:span text:style-name="Strong_20_Emphasis">clear, actionable insights</text:span>.</text:p>
        </text:list-item>
      </text:list>
      <text:p text:style-name="P12"/>
      <text:h text:style-name="P13" text:outline-level="2"><text:span text:style-name="Strong_20_Emphasis">6. Plugin Support</text:span></text:h>
      <text:p text:style-name="Text_20_body">GPT-4o supports <text:span text:style-name="Strong_20_Emphasis">powerful plugins</text:span> to expand its capabilities:</text:p>
      <table:table table:name="Table12" table:style-name="Table12">
        <table:table-column table:style-name="Table12.A"/>
        <table:table-column table:style-name="Table12.B"/>
        <table:table-header-rows>
          <table:table-row>
            <table:table-cell table:style-name="Table12.A1" office:value-type="string">
              <text:p text:style-name="Table_20_Heading"><text:span text:style-name="Strong_20_Emphasis">Plugin Type</text:span></text:p>
            </table:table-cell>
            <table:table-cell table:style-name="Table12.A1" office:value-type="string">
              <text:p text:style-name="Table_20_Heading"><text:span text:style-name="Strong_20_Emphasis">Functionality</text:span></text:p>
            </table:table-cell>
          </table:table-row>
        </table:table-header-rows>
        <table:table-row>
          <table:table-cell table:style-name="Table12.A1" office:value-type="string">
            <text:p text:style-name="Table_20_Contents"><text:span text:style-name="Strong_20_Emphasis">Browser Integration</text:span></text:p>
          </table:table-cell>
          <table:table-cell table:style-name="Table12.A1" office:value-type="string">
            <text:p text:style-name="Table_20_Contents">Search the web directly within ChatGPT.</text:p>
          </table:table-cell>
        </table:table-row>
        <table:table-row>
          <table:table-cell table:style-name="Table12.A1" office:value-type="string">
            <text:p text:style-name="Table_20_Contents"><text:span text:style-name="Strong_20_Emphasis">Python for Data Analysis</text:span></text:p>
          </table:table-cell>
          <table:table-cell table:style-name="Table12.A1" office:value-type="string">
            <text:p text:style-name="Table_20_Contents">Run Python code and analyze datasets directly in chat.</text:p>
          </table:table-cell>
        </table:table-row>
        <table:table-row>
          <table:table-cell table:style-name="Table12.A1" office:value-type="string">
            <text:p text:style-name="Table_20_Contents"><text:span text:style-name="Strong_20_Emphasis">DALL·E Image Generation</text:span></text:p>
          </table:table-cell>
          <table:table-cell table:style-name="Table12.A1" office:value-type="string">
            <text:p text:style-name="Table_20_Contents">Generate high-quality images from text prompts.</text:p>
          </table:table-cell>
        </table:table-row>
        <table:table-row>
          <table:table-cell table:style-name="Table12.A1" office:value-type="string">
            <text:p text:style-name="Table_20_Contents"><text:span text:style-name="Strong_20_Emphasis">Automation Plugins</text:span></text:p>
          </table:table-cell>
          <table:table-cell table:style-name="Table12.A1" office:value-type="string">
            <text:p text:style-name="Table_20_Contents">Schedule appointments, manage tasks, control smart devices.</text:p>
          </table:table-cell>
        </table:table-row>
      </table:table>
      <text:p text:style-name="P12"/>
      <text:h text:style-name="P13" text:outline-level="2"><text:soft-page-break/><text:span text:style-name="Strong_20_Emphasis">7. Creative Image Generation with DALL·E</text:span></text:h>
      <text:p text:style-name="Text_20_body">Example prompt for DALL·E:</text:p>
      <text:p text:style-name="P17">"Generate an image of a peaceful countryside scene in the evening with a small cottage, smoke from the chimney, tall trees, a flowing river, and an orange-pink sunset sky."</text:p>
      <text:h text:style-name="P15" text:outline-level="3"><text:span text:style-name="Strong_20_Emphasis">Results:</text:span></text:h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13.A1" office:value-type="string">
              <text:p text:style-name="Table_20_Heading"><text:span text:style-name="Strong_20_Emphasis">Model</text:span></text:p>
            </table:table-cell>
            <table:table-cell table:style-name="Table13.A1" office:value-type="string">
              <text:p text:style-name="Table_20_Heading"><text:span text:style-name="Strong_20_Emphasis">Output</text:span></text:p>
            </table:table-cell>
          </table:table-row>
        </table:table-header-rows>
        <table:table-row>
          <table:table-cell table:style-name="Table13.A1" office:value-type="string">
            <text:p text:style-name="Table_20_Contents">GPT-3.5</text:p>
          </table:table-cell>
          <table:table-cell table:style-name="Table13.A1" office:value-type="string">
            <text:p text:style-name="Table_20_Contents">Only provides <text:span text:style-name="Strong_20_Emphasis">text description</text:span> of the scene.</text:p>
          </table:table-cell>
        </table:table-row>
        <table:table-row>
          <table:table-cell table:style-name="Table13.A1" office:value-type="string">
            <text:p text:style-name="Table_20_Contents">GPT-4 / GPT-4o</text:p>
          </table:table-cell>
          <table:table-cell table:style-name="Table13.A1" office:value-type="string">
            <text:p text:style-name="Table_20_Contents"><text:span text:style-name="Strong_20_Emphasis">Generates a realistic image</text:span> instantly within chat.</text:p>
          </table:table-cell>
        </table:table-row>
      </table:table>
      <text:p text:style-name="P17"><text:span text:style-name="Strong_20_Emphasis">Impact:</text:span><text:line-break/>GPT-4o allows instant, <text:span text:style-name="Strong_20_Emphasis">high-quality visual creations</text:span>, ideal for:</text:p>
      <text:list text:style-name="L82">
        <text:list-item>
          <text:p text:style-name="P89">Posters</text:p>
        </text:list-item>
        <text:list-item>
          <text:p text:style-name="P89">Marketing designs</text:p>
        </text:list-item>
        <text:list-item>
          <text:p text:style-name="P89">Storyboards</text:p>
        </text:list-item>
        <text:list-item>
          <text:p text:style-name="P89">Art projects</text:p>
        </text:list-item>
      </text:list>
      <text:p text:style-name="P12"/>
      <text:h text:style-name="P13" text:outline-level="2"><text:span text:style-name="Strong_20_Emphasis">8. Real-Time Image Understanding</text:span></text:h>
      <text:list text:style-name="L83">
        <text:list-item>
          <text:p text:style-name="P90">GPT-4o can <text:span text:style-name="Strong_20_Emphasis">read and interpret text from images</text:span>.</text:p>
        </text:list-item>
        <text:list-item>
          <text:p text:style-name="P90">Example use-case:</text:p>
          <text:list>
            <text:list-item>
              <text:p text:style-name="P90">Upload a photo of handwritten notes.</text:p>
            </text:list-item>
            <text:list-item>
              <text:p text:style-name="P90">GPT-4o <text:span text:style-name="Strong_20_Emphasis">accurately transcribes and explains</text:span> the content.</text:p>
            </text:list-item>
          </text:list>
        </text:list-item>
        <text:list-item>
          <text:p text:style-name="P90">GPT-4 alone is less accurate for such tasks.</text:p>
        </text:list-item>
      </text:list>
      <text:p text:style-name="P12"/>
      <text:h text:style-name="P13" text:outline-level="2"><text:span text:style-name="Strong_20_Emphasis">9. GPT-4o vs GPT-4 vs GPT-3.5 – Quick Comparison</text:span></text:h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header-rows>
          <table:table-row>
            <table:table-cell table:style-name="Table14.A1" office:value-type="string">
              <text:p text:style-name="Table_20_Heading"><text:span text:style-name="Strong_20_Emphasis">Feature</text:span></text:p>
            </table:table-cell>
            <table:table-cell table:style-name="Table14.A1" office:value-type="string">
              <text:p text:style-name="Table_20_Heading"><text:span text:style-name="Strong_20_Emphasis">GPT-3.5</text:span></text:p>
            </table:table-cell>
            <table:table-cell table:style-name="Table14.A1" office:value-type="string">
              <text:p text:style-name="Table_20_Heading"><text:span text:style-name="Strong_20_Emphasis">GPT-4</text:span></text:p>
            </table:table-cell>
            <table:table-cell table:style-name="Table14.A1" office:value-type="string">
              <text:p text:style-name="Table_20_Heading"><text:span text:style-name="Strong_20_Emphasis">GPT-4 Omni</text:span></text:p>
            </table:table-cell>
          </table:table-row>
        </table:table-header-rows>
        <table:table-row>
          <table:table-cell table:style-name="Table14.A1" office:value-type="string">
            <text:p text:style-name="Table_20_Contents">Text Input</text:p>
          </table:table-cell>
          <table:table-cell table:style-name="Table14.A1" office:value-type="string">
            <text:p text:style-name="Table_20_Contents">✅ Yes</text:p>
          </table:table-cell>
          <table:table-cell table:style-name="Table14.A1" office:value-type="string">
            <text:p text:style-name="Table_20_Contents">✅ Yes</text:p>
          </table:table-cell>
          <table:table-cell table:style-name="Table14.A1" office:value-type="string">
            <text:p text:style-name="Table_20_Contents">✅ Yes</text:p>
          </table:table-cell>
        </table:table-row>
        <table:table-row>
          <table:table-cell table:style-name="Table14.A1" office:value-type="string">
            <text:p text:style-name="Table_20_Contents">Image Input</text:p>
          </table:table-cell>
          <table:table-cell table:style-name="Table14.A1" office:value-type="string">
            <text:p text:style-name="Table_20_Contents">❌ No</text:p>
          </table:table-cell>
          <table:table-cell table:style-name="Table14.A1" office:value-type="string">
            <text:p text:style-name="Table_20_Contents">✅ Yes</text:p>
          </table:table-cell>
          <table:table-cell table:style-name="Table14.A1" office:value-type="string">
            <text:p text:style-name="Table_20_Contents">✅ Yes</text:p>
          </table:table-cell>
        </table:table-row>
        <table:table-row>
          <table:table-cell table:style-name="Table14.A1" office:value-type="string">
            <text:p text:style-name="Table_20_Contents">Image Generation</text:p>
          </table:table-cell>
          <table:table-cell table:style-name="Table14.A1" office:value-type="string">
            <text:p text:style-name="Table_20_Contents">❌ No</text:p>
          </table:table-cell>
          <table:table-cell table:style-name="Table14.A1" office:value-type="string">
            <text:p text:style-name="Table_20_Contents">❌ No</text:p>
          </table:table-cell>
          <table:table-cell table:style-name="Table14.A1" office:value-type="string">
            <text:p text:style-name="Table_20_Contents">✅ Yes (DALL·E)</text:p>
          </table:table-cell>
        </table:table-row>
        <table:table-row>
          <table:table-cell table:style-name="Table14.A1" office:value-type="string">
            <text:p text:style-name="Table_20_Contents">Data Visualization</text:p>
          </table:table-cell>
          <table:table-cell table:style-name="Table14.A1" office:value-type="string">
            <text:p text:style-name="Table_20_Contents">❌ No</text:p>
          </table:table-cell>
          <table:table-cell table:style-name="Table14.A1" office:value-type="string">
            <text:p text:style-name="Table_20_Contents">Basic</text:p>
          </table:table-cell>
          <table:table-cell table:style-name="Table14.A1" office:value-type="string">
            <text:p text:style-name="Table_20_Contents">Advanced</text:p>
          </table:table-cell>
        </table:table-row>
        <table:table-row>
          <table:table-cell table:style-name="Table14.A1" office:value-type="string">
            <text:p text:style-name="Table_20_Contents">Emotion Detection</text:p>
          </table:table-cell>
          <table:table-cell table:style-name="Table14.A1" office:value-type="string">
            <text:p text:style-name="Table_20_Contents">❌ No</text:p>
          </table:table-cell>
          <table:table-cell table:style-name="Table14.A1" office:value-type="string">
            <text:p text:style-name="Table_20_Contents">❌ No</text:p>
          </table:table-cell>
          <table:table-cell table:style-name="Table14.A1" office:value-type="string">
            <text:p text:style-name="Table_20_Contents">✅ Yes</text:p>
          </table:table-cell>
        </table:table-row>
        <table:table-row>
          <table:table-cell table:style-name="Table14.A1" office:value-type="string">
            <text:p text:style-name="Table_20_Contents">Plugins</text:p>
          </table:table-cell>
          <table:table-cell table:style-name="Table14.A1" office:value-type="string">
            <text:p text:style-name="Table_20_Contents">❌ No</text:p>
          </table:table-cell>
          <table:table-cell table:style-name="Table14.A1" office:value-type="string">
            <text:p text:style-name="Table_20_Contents">Limited</text:p>
          </table:table-cell>
          <table:table-cell table:style-name="Table14.A1" office:value-type="string">
            <text:p text:style-name="Table_20_Contents">✅ Wide Range</text:p>
          </table:table-cell>
        </table:table-row>
        <table:table-row>
          <table:table-cell table:style-name="Table14.A1" office:value-type="string">
            <text:p text:style-name="Table_20_Contents">Speed</text:p>
          </table:table-cell>
          <table:table-cell table:style-name="Table14.A1" office:value-type="string">
            <text:p text:style-name="Table_20_Contents">Standard</text:p>
          </table:table-cell>
          <table:table-cell table:style-name="Table14.A1" office:value-type="string">
            <text:p text:style-name="Table_20_Contents">Medium</text:p>
          </table:table-cell>
          <table:table-cell table:style-name="Table14.A1" office:value-type="string">
            <text:p text:style-name="Table_20_Contents"><text:span text:style-name="Strong_20_Emphasis">Fastest</text:span></text:p>
          </table:table-cell>
        </table:table-row>
      </table:table>
      <text:p text:style-name="P12"/>
      <text:h text:style-name="P13" text:outline-level="2"><text:span text:style-name="Strong_20_Emphasis">10. Free Ways to Access GPT-4o</text:span></text:h>
      <text:p text:style-name="Text_20_body">While GPT-4o normally requires a <text:span text:style-name="Strong_20_Emphasis">ChatGPT Plus subscription</text:span>, there are <text:span text:style-name="Strong_20_Emphasis">three free methods</text:span> to use it:</text:p>
      <text:p text:style-name="P12"/>
      <text:h text:style-name="P15" text:outline-level="3"><text:soft-page-break/><text:span text:style-name="Strong_20_Emphasis">Method 1 – Microsoft Bing Chat</text:span></text:h>
      <text:list text:style-name="L84">
        <text:list-item>
          <text:p text:style-name="P91">Bing Chat is <text:span text:style-name="Strong_20_Emphasis">powered by GPT-4o</text:span>.</text:p>
        </text:list-item>
        <text:list-item>
          <text:p text:style-name="P91">Provides:</text:p>
          <text:list>
            <text:list-item>
              <text:p text:style-name="P91">Image generation</text:p>
            </text:list-item>
            <text:list-item>
              <text:p text:style-name="P91">Code writing</text:p>
            </text:list-item>
            <text:list-item>
              <text:p text:style-name="P91">Advanced text responses</text:p>
            </text:list-item>
          </text:list>
        </text:list-item>
        <text:list-item>
          <text:p text:style-name="P91"><text:span text:style-name="Strong_20_Emphasis">Completely free</text:span>, just requires a Microsoft account.</text:p>
        </text:list-item>
      </text:list>
      <text:p text:style-name="Text_20_body"><text:span text:style-name="Strong_20_Emphasis">Example Usage:</text:span></text:p>
      <text:list text:style-name="L85">
        <text:list-item>
          <text:p text:style-name="P92">Open Bing Chat in Chrome or Edge.</text:p>
        </text:list-item>
        <text:list-item>
          <text:p text:style-name="P92">Type: <text:span text:style-name="Emphasis">"Create an image of a girl holding balloons."</text:span></text:p>
        </text:list-item>
        <text:list-item>
          <text:p text:style-name="P92">Bing instantly provides 4 high-quality generated images.</text:p>
        </text:list-item>
      </text:list>
      <text:p text:style-name="P12"/>
      <text:h text:style-name="P15" text:outline-level="3"><text:span text:style-name="Strong_20_Emphasis">Method 2 – Marlin Chrome Extension</text:span></text:h>
      <text:list text:style-name="L86">
        <text:list-item>
          <text:p text:style-name="P93">A browser extension that integrates <text:span text:style-name="Strong_20_Emphasis">GPT-4o capabilities</text:span>.</text:p>
        </text:list-item>
        <text:list-item>
          <text:p text:style-name="P93">Steps:</text:p>
          <text:list>
            <text:list-item>
              <text:p text:style-name="P93">Search for <text:span text:style-name="Emphasis">Marlin</text:span> extension and install it.</text:p>
            </text:list-item>
            <text:list-item>
              <text:p text:style-name="P93">Sign up for a free account.</text:p>
            </text:list-item>
            <text:list-item>
              <text:p text:style-name="P93">In the top-right settings, select <text:span text:style-name="Strong_20_Emphasis">GPT-4o default option</text:span>.</text:p>
            </text:list-item>
            <text:list-item>
              <text:p text:style-name="P93">Start giving prompts directly in your browser.</text:p>
            </text:list-item>
          </text:list>
        </text:list-item>
      </text:list>
      <text:p text:style-name="Text_20_body"><text:span text:style-name="Strong_20_Emphasis">Example Prompt:</text:span></text:p>
      <text:p text:style-name="P17">"Create a C program to swap two numbers."</text:p>
      <text:list text:style-name="L87">
        <text:list-item>
          <text:p text:style-name="P94">GPT-4o via Marlin provides:</text:p>
          <text:list>
            <text:list-item>
              <text:p text:style-name="P94">Code using a <text:span text:style-name="Strong_20_Emphasis">temporary variable</text:span>.</text:p>
            </text:list-item>
            <text:list-item>
              <text:p text:style-name="P94">Code <text:span text:style-name="Strong_20_Emphasis">without a temporary variable</text:span>.</text:p>
            </text:list-item>
            <text:list-item>
              <text:p text:style-name="P94">Code using <text:span text:style-name="Strong_20_Emphasis">bitwise XOR</text:span> (advanced technique).</text:p>
            </text:list-item>
          </text:list>
        </text:list-item>
      </text:list>
      <text:p text:style-name="P12"/>
      <text:h text:style-name="P15" text:outline-level="3"><text:span text:style-name="Strong_20_Emphasis">Method 3 – ChatGPT Official Website</text:span></text:h>
      <text:list text:style-name="L88">
        <text:list-item>
          <text:p text:style-name="P95">Default free model: GPT-3.5</text:p>
        </text:list-item>
        <text:list-item>
          <text:p text:style-name="P95"><text:span text:style-name="Strong_20_Emphasis">Upgrade manually to GPT-4o</text:span> by selecting the option at the bottom of the chat window.</text:p>
        </text:list-item>
      </text:list>
      <text:p text:style-name="Text_20_body"><text:span text:style-name="Strong_20_Emphasis">Example Test:</text:span><text:line-break/>Prompt:</text:p>
      <text:p text:style-name="P17">"Define software testing and explain its levels and techniques."</text:p>
      <table:table table:name="Table15" table:style-name="Table15">
        <table:table-column table:style-name="Table15.A"/>
        <table:table-column table:style-name="Table15.B"/>
        <table:table-header-rows>
          <text:soft-page-break/>
          <table:table-row>
            <table:table-cell table:style-name="Table15.A1" office:value-type="string">
              <text:p text:style-name="Table_20_Heading"><text:span text:style-name="Strong_20_Emphasis">Model</text:span></text:p>
            </table:table-cell>
            <table:table-cell table:style-name="Table15.A1" office:value-type="string">
              <text:p text:style-name="Table_20_Heading"><text:span text:style-name="Strong_20_Emphasis">Response</text:span></text:p>
            </table:table-cell>
          </table:table-row>
        </table:table-header-rows>
        <table:table-row>
          <table:table-cell table:style-name="Table15.A1" office:value-type="string">
            <text:p text:style-name="Table_20_Contents">GPT-3.5</text:p>
          </table:table-cell>
          <table:table-cell table:style-name="Table15.A1" office:value-type="string">
            <text:p text:style-name="Table_20_Contents">Basic definition, general info.</text:p>
          </table:table-cell>
        </table:table-row>
        <table:table-row>
          <table:table-cell table:style-name="Table15.A1" office:value-type="string">
            <text:p text:style-name="Table_20_Contents">GPT-4o</text:p>
          </table:table-cell>
          <table:table-cell table:style-name="Table15.A1" office:value-type="string">
            <text:p text:style-name="Table_20_Contents"><text:span text:style-name="Strong_20_Emphasis">Detailed explanation</text:span>, including: - Manual vs. Automation testing - Testing stages - Various techniques</text:p>
          </table:table-cell>
        </table:table-row>
      </table:table>
      <text:p text:style-name="P12"/>
      <text:h text:style-name="P13" text:outline-level="2"><text:span text:style-name="Strong_20_Emphasis">11. Why GPT-4 Omni is a Game-Changer</text:span></text:h>
      <text:list text:style-name="L89">
        <text:list-item>
          <text:p text:style-name="P96"><text:span text:style-name="Strong_20_Emphasis">Emotion Detection</text:span> → More human-like and natural conversations.</text:p>
        </text:list-item>
        <text:list-item>
          <text:p text:style-name="P96"><text:span text:style-name="Strong_20_Emphasis">Real-Time Translation</text:span> → Supports multiple languages seamlessly.</text:p>
        </text:list-item>
        <text:list-item>
          <text:p text:style-name="P96"><text:span text:style-name="Strong_20_Emphasis">Faster Response Times</text:span> → Ideal for business and personal productivity.</text:p>
        </text:list-item>
        <text:list-item>
          <text:p text:style-name="P96"><text:span text:style-name="Strong_20_Emphasis">Plugins Integration</text:span> → Expands functionality with automation and external tools.</text:p>
        </text:list-item>
        <text:list-item>
          <text:p text:style-name="P96"><text:span text:style-name="Strong_20_Emphasis">Creative Power</text:span> → Generates text, images, charts, and even code.</text:p>
        </text:list-item>
        <text:list-item>
          <text:p text:style-name="P96"><text:span text:style-name="Strong_20_Emphasis">Context Awareness</text:span> → Maintains longer, coherent conversations.</text:p>
        </text:list-item>
      </text:list>
      <text:p text:style-name="P12"/>
      <text:h text:style-name="P13" text:outline-level="2"><text:span text:style-name="Strong_20_Emphasis">12. Release Timeline</text:span></text:h>
      <table:table table:name="Table16" table:style-name="Table16">
        <table:table-column table:style-name="Table16.A"/>
        <table:table-column table:style-name="Table16.B"/>
        <table:table-header-rows>
          <table:table-row>
            <table:table-cell table:style-name="Table16.A1" office:value-type="string">
              <text:p text:style-name="Table_20_Heading"><text:span text:style-name="Strong_20_Emphasis">Model</text:span></text:p>
            </table:table-cell>
            <table:table-cell table:style-name="Table16.A1" office:value-type="string">
              <text:p text:style-name="Table_20_Heading"><text:span text:style-name="Strong_20_Emphasis">Release Date</text:span></text:p>
            </table:table-cell>
          </table:table-row>
        </table:table-header-rows>
        <table:table-row>
          <table:table-cell table:style-name="Table16.A1" office:value-type="string">
            <text:p text:style-name="Table_20_Contents">GPT-3.5</text:p>
          </table:table-cell>
          <table:table-cell table:style-name="Table16.A1" office:value-type="string">
            <text:p text:style-name="Table_20_Contents">November 2022</text:p>
          </table:table-cell>
        </table:table-row>
        <table:table-row>
          <table:table-cell table:style-name="Table16.A1" office:value-type="string">
            <text:p text:style-name="Table_20_Contents">GPT-4</text:p>
          </table:table-cell>
          <table:table-cell table:style-name="Table16.A1" office:value-type="string">
            <text:p text:style-name="Table_20_Contents">March 2023</text:p>
          </table:table-cell>
        </table:table-row>
        <table:table-row>
          <table:table-cell table:style-name="Table16.A1" office:value-type="string">
            <text:p text:style-name="Table_20_Contents"><text:span text:style-name="Strong_20_Emphasis">GPT-4 Omni (4o)</text:span></text:p>
          </table:table-cell>
          <table:table-cell table:style-name="Table16.A1" office:value-type="string">
            <text:p text:style-name="Table_20_Contents"><text:span text:style-name="Strong_20_Emphasis">April 2024</text:span></text:p>
          </table:table-cell>
        </table:table-row>
      </table:table>
      <text:p text:style-name="P17"><text:span text:style-name="Strong_20_Emphasis">GPT-4o</text:span> was introduced to <text:span text:style-name="Strong_20_Emphasis">replace GPT-4 as the premium experience</text:span>, offering broader multi-modal features and advanced capabilities.</text:p>
      <text:p text:style-name="P12"/>
      <text:h text:style-name="P13" text:outline-level="2"><text:span text:style-name="Strong_20_Emphasis">13. Final Thoughts</text:span></text:h>
      <text:list text:style-name="L90">
        <text:list-item>
          <text:p text:style-name="P97">GPT-4 Omni (GPT-4o) is <text:span text:style-name="Strong_20_Emphasis">more than an upgrade</text:span> — it’s a complete transformation of how we interact with AI.</text:p>
        </text:list-item>
        <text:list-item>
          <text:p text:style-name="P97">It combines:</text:p>
          <text:list>
            <text:list-item>
              <text:p text:style-name="P97"><text:span text:style-name="Strong_20_Emphasis">Optimization</text:span> → Faster and smarter responses.</text:p>
            </text:list-item>
            <text:list-item>
              <text:p text:style-name="P97"><text:span text:style-name="Strong_20_Emphasis">Creativity</text:span> → Stunning image generation and advanced text outputs.</text:p>
            </text:list-item>
            <text:list-item>
              <text:p text:style-name="P97"><text:span text:style-name="Strong_20_Emphasis">Emotion Detection</text:span> → Conversations feel natural and personalized.</text:p>
            </text:list-item>
            <text:list-item>
              <text:p text:style-name="P97"><text:span text:style-name="Strong_20_Emphasis">Accessibility</text:span> → Free access through Bing Chat and browser extensions.</text:p>
            </text:list-item>
          </text:list>
        </text:list-item>
      </text:list>
      <text:p text:style-name="P17">Whether you’re a <text:span text:style-name="Strong_20_Emphasis">casual user</text:span> or a <text:span text:style-name="Strong_20_Emphasis">professional</text:span>, GPT-4o makes AI interactions <text:span text:style-name="Strong_20_Emphasis">smoother, more intuitive, and more powerful</text:span> than ever.</text:p>
      <text:p text:style-name="P12"/>
      <text:p text:style-name="Text_20_body"/>
      <text:p text:style-name="Text_20_body"/>
      <text:p text:style-name="Text_20_body"/>
      <text:h text:style-name="P26" text:outline-level="1"><text:soft-page-break/><text:span text:style-name="Strong_20_Emphasis">Section #7: Practical Use Cases &amp; Strategies for ChatGPT 4o</text:span></text:h>
      <text:p text:style-name="Text_20_body">This section focuses on <text:span text:style-name="Strong_20_Emphasis">how to use ChatGPT 4o effectively</text:span> for real-world scenarios, covering practical strategies for businesses, individuals, and developers.</text:p>
      <text:p text:style-name="P12"/>
      <text:h text:style-name="P13" text:outline-level="2"><text:span text:style-name="Strong_20_Emphasis">1. Understanding ChatGPT 4o's Potential</text:span></text:h>
      <text:p text:style-name="Text_20_body">ChatGPT 4o is not just a tool for chatting — it’s a <text:span text:style-name="Strong_20_Emphasis">multi-purpose AI assistant</text:span>.<text:line-break/>Here’s what makes it powerful:</text:p>
      <text:list text:style-name="L91">
        <text:list-item>
          <text:p text:style-name="P98"><text:span text:style-name="Strong_20_Emphasis">Faster processing speed</text:span> – Optimized for quick, real-time responses.</text:p>
        </text:list-item>
        <text:list-item>
          <text:p text:style-name="P98"><text:span text:style-name="Strong_20_Emphasis">Multimodal abilities</text:span> – It can work with both <text:span text:style-name="Strong_20_Emphasis">text</text:span> and <text:span text:style-name="Strong_20_Emphasis">images</text:span>.</text:p>
        </text:list-item>
        <text:list-item>
          <text:p text:style-name="P98"><text:span text:style-name="Strong_20_Emphasis">Emotion detection</text:span> – Capable of generating more <text:span text:style-name="Strong_20_Emphasis">empathetic and human-like replies</text:span>.</text:p>
        </text:list-item>
        <text:list-item>
          <text:p text:style-name="P98"><text:span text:style-name="Strong_20_Emphasis">Plugins support</text:span> – Allows integration with external tools for enhanced functionality.</text:p>
        </text:list-item>
      </text:list>
      <text:p text:style-name="P17">💡 <text:span text:style-name="Emphasis">Example:</text:span><text:line-break/>A business owner can use ChatGPT 4o to generate <text:span text:style-name="Strong_20_Emphasis">marketing plans</text:span>, <text:span text:style-name="Strong_20_Emphasis">product images</text:span>, and even <text:span text:style-name="Strong_20_Emphasis">customer support scripts</text:span> — all in one place.</text:p>
      <text:p text:style-name="P12"/>
      <text:h text:style-name="P13" text:outline-level="2"><text:span text:style-name="Strong_20_Emphasis">2. Writing Effective Prompts</text:span></text:h>
      <text:p text:style-name="Text_20_body">The <text:span text:style-name="Strong_20_Emphasis">quality of the output depends on the prompt</text:span> you give.<text:line-break/>Here are key principles for crafting prompts:</text:p>
      <text:h text:style-name="P15" text:outline-level="3"><text:span text:style-name="Strong_20_Emphasis">a) Be Specific</text:span></text:h>
      <text:list text:style-name="L92">
        <text:list-item>
          <text:p text:style-name="P99">Avoid vague instructions like <text:span text:style-name="Emphasis">“Write about marketing.”</text:span></text:p>
        </text:list-item>
        <text:list-item>
          <text:p text:style-name="P99">Instead, say:<text:line-break/><text:span text:style-name="Emphasis">“Write a 300-word blog post on digital marketing strategies for small businesses in 2025, using a friendly and professional tone.”</text:span></text:p>
        </text:list-item>
      </text:list>
      <text:h text:style-name="P15" text:outline-level="3"><text:span text:style-name="Strong_20_Emphasis">b) Provide Context</text:span></text:h>
      <text:list text:style-name="L93">
        <text:list-item>
          <text:p text:style-name="P100">Give ChatGPT relevant details such as:</text:p>
          <text:list>
            <text:list-item>
              <text:p text:style-name="P100">Target audience</text:p>
            </text:list-item>
            <text:list-item>
              <text:p text:style-name="P100">Desired tone (formal, casual, friendly, technical, etc.)</text:p>
            </text:list-item>
            <text:list-item>
              <text:p text:style-name="P100">Goal of the content</text:p>
            </text:list-item>
          </text:list>
        </text:list-item>
      </text:list>
      <text:p text:style-name="P17"><text:span text:style-name="Strong_20_Emphasis">Example:</text:span><text:line-break/><text:span text:style-name="Emphasis">“Generate a customer service response for a clothing store customer whose order was delayed. The tone should be polite and apologetic.”</text:span></text:p>
      <text:h text:style-name="P15" text:outline-level="3"><text:soft-page-break/><text:span text:style-name="Strong_20_Emphasis">c) Add Constraints</text:span></text:h>
      <text:list text:style-name="L94">
        <text:list-item>
          <text:p text:style-name="P101">Set limits to make results more usable:</text:p>
          <text:list>
            <text:list-item>
              <text:p text:style-name="P101">Word count</text:p>
            </text:list-item>
            <text:list-item>
              <text:p text:style-name="P101">Number of points</text:p>
            </text:list-item>
            <text:list-item>
              <text:p text:style-name="P101">Style requirements</text:p>
            </text:list-item>
          </text:list>
        </text:list-item>
      </text:list>
      <text:p text:style-name="Text_20_body">Example: <text:span text:style-name="Emphasis">“Summarize this article in exactly 5 bullet points.”</text:span></text:p>
      <text:p text:style-name="P12"/>
      <text:h text:style-name="P13" text:outline-level="2"><text:span text:style-name="Strong_20_Emphasis">3. Business Applications</text:span></text:h>
      <text:p text:style-name="Text_20_body">ChatGPT 4o can significantly improve productivity and reduce costs in various industries.</text:p>
      <text:h text:style-name="P15" text:outline-level="3"><text:span text:style-name="Strong_20_Emphasis">a) Marketing and Advertising</text:span></text:h>
      <text:list text:style-name="L95">
        <text:list-item>
          <text:p text:style-name="P102">Generate <text:span text:style-name="Strong_20_Emphasis">ad copy</text:span>, <text:span text:style-name="Strong_20_Emphasis">blog content</text:span>, and <text:span text:style-name="Strong_20_Emphasis">social media posts</text:span>.</text:p>
        </text:list-item>
        <text:list-item>
          <text:p text:style-name="P102">Create <text:span text:style-name="Strong_20_Emphasis">SEO-optimized product descriptions</text:span>.</text:p>
        </text:list-item>
        <text:list-item>
          <text:p text:style-name="P102">Draft <text:span text:style-name="Strong_20_Emphasis">email marketing campaigns</text:span>.</text:p>
        </text:list-item>
      </text:list>
      <text:p text:style-name="P17"><text:span text:style-name="Emphasis">Prompt Example:</text:span><text:line-break/><text:span text:style-name="Emphasis">“Create a social media post promoting a new eco-friendly travel backpack, highlighting its durability and style.”</text:span></text:p>
      <text:p text:style-name="P12"/>
      <text:h text:style-name="P15" text:outline-level="3"><text:span text:style-name="Strong_20_Emphasis">b) Customer Support</text:span></text:h>
      <text:list text:style-name="L96">
        <text:list-item>
          <text:p text:style-name="P103">Build <text:span text:style-name="Strong_20_Emphasis">AI-powered chatbots</text:span> that provide 24/7 assistance.</text:p>
        </text:list-item>
        <text:list-item>
          <text:p text:style-name="P103">Handle repetitive queries like:</text:p>
          <text:list>
            <text:list-item>
              <text:p text:style-name="P103">Order tracking</text:p>
            </text:list-item>
            <text:list-item>
              <text:p text:style-name="P103">FAQs</text:p>
            </text:list-item>
            <text:list-item>
              <text:p text:style-name="P103">Refund processes</text:p>
            </text:list-item>
          </text:list>
        </text:list-item>
        <text:list-item>
          <text:p text:style-name="P103">Free up human agents for more complex issues.</text:p>
        </text:list-item>
      </text:list>
      <text:p text:style-name="P12"/>
      <text:h text:style-name="P15" text:outline-level="3"><text:span text:style-name="Strong_20_Emphasis">c) Content Creation</text:span></text:h>
      <text:list text:style-name="L97">
        <text:list-item>
          <text:p text:style-name="P104">Write <text:span text:style-name="Strong_20_Emphasis">articles, scripts, or stories</text:span> quickly.</text:p>
        </text:list-item>
        <text:list-item>
          <text:p text:style-name="P104">Generate <text:span text:style-name="Strong_20_Emphasis">video scripts</text:span>, <text:span text:style-name="Strong_20_Emphasis">podcast outlines</text:span>, or <text:span text:style-name="Strong_20_Emphasis">YouTube descriptions</text:span>.</text:p>
        </text:list-item>
      </text:list>
      <text:p text:style-name="P17"><text:span text:style-name="Emphasis">Prompt Example:</text:span><text:line-break/><text:span text:style-name="Emphasis">“Write a 2-minute YouTube video script explaining the benefits of meditation.”</text:span></text:p>
      <text:p text:style-name="P12"/>
      <text:h text:style-name="P15" text:outline-level="3"><text:span text:style-name="Strong_20_Emphasis">d) Data Analysis</text:span></text:h>
      <text:list text:style-name="L98">
        <text:list-item>
          <text:p text:style-name="P105">ChatGPT 4o can:</text:p>
          <text:list>
            <text:list-item>
              <text:p text:style-name="P105"><text:soft-page-break/>Analyze datasets</text:p>
            </text:list-item>
            <text:list-item>
              <text:p text:style-name="P105">Identify trends</text:p>
            </text:list-item>
            <text:list-item>
              <text:p text:style-name="P105">Provide summaries and recommendations</text:p>
            </text:list-item>
          </text:list>
        </text:list-item>
        <text:list-item>
          <text:p text:style-name="P105">Combine this with <text:span text:style-name="Strong_20_Emphasis">Python plugin support</text:span> for <text:span text:style-name="Strong_20_Emphasis">deeper analytics</text:span>.</text:p>
        </text:list-item>
      </text:list>
      <text:p text:style-name="P12"/>
      <text:h text:style-name="P13" text:outline-level="2"><text:span text:style-name="Strong_20_Emphasis">4. AI-Powered Creativity</text:span></text:h>
      <text:p text:style-name="Text_20_body">ChatGPT 4o can be used for <text:span text:style-name="Strong_20_Emphasis">creative tasks</text:span> beyond text generation:</text:p>
      <text:list text:style-name="L99">
        <text:list-item>
          <text:p text:style-name="P106"><text:span text:style-name="Strong_20_Emphasis">Story writing</text:span> – Develop characters and plots.</text:p>
        </text:list-item>
        <text:list-item>
          <text:p text:style-name="P106"><text:span text:style-name="Strong_20_Emphasis">Poetry</text:span> – Generate personalized poems.</text:p>
        </text:list-item>
        <text:list-item>
          <text:p text:style-name="P106"><text:span text:style-name="Strong_20_Emphasis">Image creation</text:span> – Through DALL·E integration.</text:p>
        </text:list-item>
        <text:list-item>
          <text:p text:style-name="P106"><text:span text:style-name="Strong_20_Emphasis">Music and lyrics</text:span> – Brainstorm song ideas (though it won’t write copyrighted lyrics).</text:p>
        </text:list-item>
      </text:list>
      <text:p text:style-name="P12"/>
      <text:h text:style-name="P13" text:outline-level="2"><text:span text:style-name="Strong_20_Emphasis">5. Summary of Best Practices</text:span></text:h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17.A1" office:value-type="string">
              <text:p text:style-name="Table_20_Heading"><text:span text:style-name="Strong_20_Emphasis">Best Practice</text:span></text:p>
            </table:table-cell>
            <table:table-cell table:style-name="Table17.A1" office:value-type="string">
              <text:p text:style-name="Table_20_Heading"><text:span text:style-name="Strong_20_Emphasis">Why It’s Important</text:span></text:p>
            </table:table-cell>
          </table:table-row>
        </table:table-header-rows>
        <table:table-row>
          <table:table-cell table:style-name="Table17.A1" office:value-type="string">
            <text:p text:style-name="Table_20_Contents">Be specific in prompts</text:p>
          </table:table-cell>
          <table:table-cell table:style-name="Table17.A1" office:value-type="string">
            <text:p text:style-name="Table_20_Contents">Clear instructions = accurate results</text:p>
          </table:table-cell>
        </table:table-row>
        <table:table-row>
          <table:table-cell table:style-name="Table17.A1" office:value-type="string">
            <text:p text:style-name="Table_20_Contents">Provide context</text:p>
          </table:table-cell>
          <table:table-cell table:style-name="Table17.A1" office:value-type="string">
            <text:p text:style-name="Table_20_Contents">Ensures output matches your goals</text:p>
          </table:table-cell>
        </table:table-row>
        <table:table-row>
          <table:table-cell table:style-name="Table17.A1" office:value-type="string">
            <text:p text:style-name="Table_20_Contents">Use constraints</text:p>
          </table:table-cell>
          <table:table-cell table:style-name="Table17.A1" office:value-type="string">
            <text:p text:style-name="Table_20_Contents">Helps control the format and length</text:p>
          </table:table-cell>
        </table:table-row>
        <table:table-row>
          <table:table-cell table:style-name="Table17.A1" office:value-type="string">
            <text:p text:style-name="Table_20_Contents">Test multiple prompts</text:p>
          </table:table-cell>
          <table:table-cell table:style-name="Table17.A1" office:value-type="string">
            <text:p text:style-name="Table_20_Contents">Find what works best for your scenario</text:p>
          </table:table-cell>
        </table:table-row>
        <table:table-row>
          <table:table-cell table:style-name="Table17.A1" office:value-type="string">
            <text:p text:style-name="Table_20_Contents">Stay ethical and legal</text:p>
          </table:table-cell>
          <table:table-cell table:style-name="Table17.A1" office:value-type="string">
            <text:p text:style-name="Table_20_Contents">Avoid plagiarism or harmful use cases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26" text:outline-level="1"><text:soft-page-break/><text:span text:style-name="Strong_20_Emphasis">Section #8: Advanced Usage &amp; Safety Practices</text:span></text:h>
      <text:p text:style-name="Text_20_body">This section explains how to go beyond basic ChatGPT usage and unlock <text:span text:style-name="Strong_20_Emphasis">advanced features</text:span> while ensuring <text:span text:style-name="Strong_20_Emphasis">safe and responsible AI interactions</text:span>.</text:p>
      <text:p text:style-name="P12"/>
      <text:h text:style-name="P13" text:outline-level="2"><text:span text:style-name="Strong_20_Emphasis">1. Advanced Features of ChatGPT 4o</text:span></text:h>
      <text:h text:style-name="P15" text:outline-level="3"><text:span text:style-name="Strong_20_Emphasis">a) Multimodal Capabilities</text:span></text:h>
      <text:list text:style-name="L100">
        <text:list-item>
          <text:p text:style-name="P107"><text:span text:style-name="Strong_20_Emphasis">Input Types:</text:span><text:line-break/>ChatGPT 4o can process:</text:p>
          <text:list>
            <text:list-item>
              <text:p text:style-name="P107">Text</text:p>
            </text:list-item>
            <text:list-item>
              <text:p text:style-name="P107">Images</text:p>
            </text:list-item>
            <text:list-item>
              <text:p text:style-name="P107">Structured data like CSVs or JSON</text:p>
            </text:list-item>
          </text:list>
        </text:list-item>
        <text:list-item>
          <text:p text:style-name="P107"><text:span text:style-name="Strong_20_Emphasis">Output Type:</text:span><text:line-break/>Always in <text:span text:style-name="Strong_20_Emphasis">text format</text:span> but can include:</text:p>
          <text:list>
            <text:list-item>
              <text:p text:style-name="P107">Descriptions of images</text:p>
            </text:list-item>
            <text:list-item>
              <text:p text:style-name="P107">Code snippets</text:p>
            </text:list-item>
            <text:list-item>
              <text:p text:style-name="P107">Detailed breakdowns of data</text:p>
            </text:list-item>
          </text:list>
        </text:list-item>
      </text:list>
      <text:p text:style-name="P17">💡 <text:span text:style-name="Emphasis">Example:</text:span><text:line-break/>Upload a product photo → ChatGPT describes its features and writes a <text:span text:style-name="Strong_20_Emphasis">product description</text:span> optimized for e-commerce.</text:p>
      <text:p text:style-name="P12"/>
      <text:h text:style-name="P15" text:outline-level="3"><text:span text:style-name="Strong_20_Emphasis">b) Real-Time Plugins</text:span></text:h>
      <text:p text:style-name="Text_20_body">ChatGPT 4o integrates with plugins to extend its functionality.</text:p>
      <table:table table:name="Table18" table:style-name="Table18">
        <table:table-column table:style-name="Table18.A"/>
        <table:table-column table:style-name="Table18.B"/>
        <table:table-column table:style-name="Table18.C"/>
        <table:table-header-rows>
          <table:table-row>
            <table:table-cell table:style-name="Table18.A1" office:value-type="string">
              <text:p text:style-name="Table_20_Heading"><text:span text:style-name="Strong_20_Emphasis">Plugin Type</text:span></text:p>
            </table:table-cell>
            <table:table-cell table:style-name="Table18.A1" office:value-type="string">
              <text:p text:style-name="Table_20_Heading"><text:span text:style-name="Strong_20_Emphasis">Purpose</text:span></text:p>
            </table:table-cell>
            <table:table-cell table:style-name="Table18.A1" office:value-type="string">
              <text:p text:style-name="Table_20_Heading"><text:span text:style-name="Strong_20_Emphasis">Example</text:span></text:p>
            </table:table-cell>
          </table:table-row>
        </table:table-header-rows>
        <table:table-row>
          <table:table-cell table:style-name="Table18.A1" office:value-type="string">
            <text:p text:style-name="Table_20_Contents">Browser Integration</text:p>
          </table:table-cell>
          <table:table-cell table:style-name="Table18.A1" office:value-type="string">
            <text:p text:style-name="Table_20_Contents">Fetches real-time data</text:p>
          </table:table-cell>
          <table:table-cell table:style-name="Table18.A1" office:value-type="string">
            <text:p text:style-name="Table_20_Contents">News updates, market trends</text:p>
          </table:table-cell>
        </table:table-row>
        <table:table-row>
          <table:table-cell table:style-name="Table18.A1" office:value-type="string">
            <text:p text:style-name="Table_20_Contents">Python Execution</text:p>
          </table:table-cell>
          <table:table-cell table:style-name="Table18.A1" office:value-type="string">
            <text:p text:style-name="Table_20_Contents">Runs code for analytics</text:p>
          </table:table-cell>
          <table:table-cell table:style-name="Table18.A1" office:value-type="string">
            <text:p text:style-name="Table_20_Contents">Data analysis, charts</text:p>
          </table:table-cell>
        </table:table-row>
        <table:table-row>
          <table:table-cell table:style-name="Table18.A1" office:value-type="string">
            <text:p text:style-name="Table_20_Contents">DALL·E Image Generation</text:p>
          </table:table-cell>
          <table:table-cell table:style-name="Table18.A1" office:value-type="string">
            <text:p text:style-name="Table_20_Contents">Creates images from text</text:p>
          </table:table-cell>
          <table:table-cell table:style-name="Table18.A1" office:value-type="string">
            <text:p text:style-name="Table_20_Contents">Marketing graphics</text:p>
          </table:table-cell>
        </table:table-row>
        <table:table-row>
          <table:table-cell table:style-name="Table18.A1" office:value-type="string">
            <text:p text:style-name="Table_20_Contents">Productivity Tools</text:p>
          </table:table-cell>
          <table:table-cell table:style-name="Table18.A1" office:value-type="string">
            <text:p text:style-name="Table_20_Contents">Manages tasks &amp; schedules</text:p>
          </table:table-cell>
          <table:table-cell table:style-name="Table18.A1" office:value-type="string">
            <text:p text:style-name="Table_20_Contents">Calendar, smart home devices</text:p>
          </table:table-cell>
        </table:table-row>
      </table:table>
      <text:p text:style-name="P17"><text:span text:style-name="Strong_20_Emphasis">Scenario:</text:span><text:line-break/>A marketing manager uses ChatGPT 4o to:</text:p>
      <text:list text:style-name="L101">
        <text:list-item>
          <text:p text:style-name="P108">Analyze sales data (Python plugin)</text:p>
        </text:list-item>
        <text:list-item>
          <text:p text:style-name="P108">Create product images (DALL·E plugin)</text:p>
        </text:list-item>
        <text:list-item>
          <text:p text:style-name="P108">Generate social media content (text generation)<text:line-break/>– all within <text:span text:style-name="Strong_20_Emphasis">one platform</text:span>.</text:p>
        </text:list-item>
      </text:list>
      <text:p text:style-name="P12"/>
      <text:h text:style-name="P15" text:outline-level="3"><text:soft-page-break/><text:span text:style-name="Strong_20_Emphasis">c) Emotion Detection</text:span></text:h>
      <text:list text:style-name="L102">
        <text:list-item>
          <text:p text:style-name="P109">ChatGPT 4o can <text:span text:style-name="Strong_20_Emphasis">detect emotional cues</text:span> in your messages.</text:p>
        </text:list-item>
        <text:list-item>
          <text:p text:style-name="P109">It then adjusts its response to be:</text:p>
          <text:list>
            <text:list-item>
              <text:p text:style-name="P109">Supportive</text:p>
            </text:list-item>
            <text:list-item>
              <text:p text:style-name="P109">Encouraging</text:p>
            </text:list-item>
            <text:list-item>
              <text:p text:style-name="P109">Empathetic</text:p>
            </text:list-item>
          </text:list>
        </text:list-item>
        <text:list-item>
          <text:p text:style-name="P109">Useful for <text:span text:style-name="Strong_20_Emphasis">customer service</text:span> and <text:span text:style-name="Strong_20_Emphasis">mental health support chatbots</text:span>.</text:p>
        </text:list-item>
      </text:list>
      <text:p text:style-name="P17"><text:span text:style-name="Emphasis">Example:</text:span><text:line-break/>If a user says,<text:line-break/><text:span text:style-name="Emphasis">“I’m really frustrated about my order being late!”</text:span><text:line-break/>ChatGPT replies politely and empathetically:<text:line-break/><text:span text:style-name="Emphasis">“I completely understand how frustrating this must be. Let me help you resolve it right away.”</text:span></text:p>
      <text:p text:style-name="P12"/>
      <text:h text:style-name="P13" text:outline-level="2"><text:span text:style-name="Strong_20_Emphasis">2. Safety and Ethical Guidelines</text:span></text:h>
      <text:p text:style-name="Text_20_body">AI should always be used <text:span text:style-name="Strong_20_Emphasis">responsibly and legally</text:span>.<text:line-break/>Here’s how to stay safe:</text:p>
      <text:h text:style-name="P15" text:outline-level="3"><text:span text:style-name="Strong_20_Emphasis">a) Avoiding Harmful Uses</text:span></text:h>
      <text:list text:style-name="L103">
        <text:list-item>
          <text:p text:style-name="P110">Do <text:span text:style-name="Strong_20_Emphasis">not</text:span> use ChatGPT to:</text:p>
          <text:list>
            <text:list-item>
              <text:p text:style-name="P110">Create malware or hacking scripts.</text:p>
            </text:list-item>
            <text:list-item>
              <text:p text:style-name="P110">Spread misinformation or fake news.</text:p>
            </text:list-item>
            <text:list-item>
              <text:p text:style-name="P110">Generate harmful, violent, or discriminatory content.</text:p>
            </text:list-item>
          </text:list>
        </text:list-item>
      </text:list>
      <text:p text:style-name="P12"/>
      <text:h text:style-name="P15" text:outline-level="3"><text:span text:style-name="Strong_20_Emphasis">b) Protecting Privacy</text:span></text:h>
      <text:list text:style-name="L104">
        <text:list-item>
          <text:p text:style-name="P111">Never share sensitive personal data like:</text:p>
          <text:list>
            <text:list-item>
              <text:p text:style-name="P111">Credit card numbers</text:p>
            </text:list-item>
            <text:list-item>
              <text:p text:style-name="P111">Passwords</text:p>
            </text:list-item>
            <text:list-item>
              <text:p text:style-name="P111">Confidential business information</text:p>
            </text:list-item>
          </text:list>
        </text:list-item>
      </text:list>
      <text:p text:style-name="P17">⚠️ <text:span text:style-name="Emphasis">Why?</text:span><text:line-break/>Conversations <text:span text:style-name="Strong_20_Emphasis">may be stored</text:span> for model improvement.</text:p>
      <text:p text:style-name="P12"/>
      <text:h text:style-name="P15" text:outline-level="3"><text:span text:style-name="Strong_20_Emphasis">c) Ethical Prompting</text:span></text:h>
      <text:list text:style-name="L105">
        <text:list-item>
          <text:p text:style-name="P112">Always <text:span text:style-name="Strong_20_Emphasis">acknowledge AI-generated content</text:span>.</text:p>
        </text:list-item>
        <text:list-item>
          <text:p text:style-name="P112">Do not <text:span text:style-name="Strong_20_Emphasis">plagiarize</text:span> or pass AI work off as fully original without modifications.</text:p>
        </text:list-item>
      </text:list>
      <text:p text:style-name="P17"><text:soft-page-break/><text:span text:style-name="Emphasis">Good Practice:</text:span><text:line-break/>If ChatGPT generates a research abstract, <text:span text:style-name="Strong_20_Emphasis">rewrite and paraphrase</text:span> it before submission.</text:p>
      <text:p text:style-name="P12"/>
      <text:h text:style-name="P13" text:outline-level="2"><text:span text:style-name="Strong_20_Emphasis">3. Troubleshooting and Problem Solving</text:span></text:h>
      <text:p text:style-name="Text_20_body">Even ChatGPT 4o has limitations.<text:line-break/>Here’s how to handle common issues: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19.A1" office:value-type="string">
              <text:p text:style-name="Table_20_Heading"><text:span text:style-name="Strong_20_Emphasis">Problem</text:span></text:p>
            </table:table-cell>
            <table:table-cell table:style-name="Table19.A1" office:value-type="string">
              <text:p text:style-name="Table_20_Heading"><text:span text:style-name="Strong_20_Emphasis">Solution</text:span></text:p>
            </table:table-cell>
          </table:table-row>
        </table:table-header-rows>
        <table:table-row>
          <table:table-cell table:style-name="Table19.A1" office:value-type="string">
            <text:p text:style-name="Table_20_Contents">Output is too generic</text:p>
          </table:table-cell>
          <table:table-cell table:style-name="Table19.A1" office:value-type="string">
            <text:p text:style-name="Table_20_Contents">Add more <text:span text:style-name="Strong_20_Emphasis">specific details</text:span> in your prompt.</text:p>
          </table:table-cell>
        </table:table-row>
        <table:table-row>
          <table:table-cell table:style-name="Table19.A1" office:value-type="string">
            <text:p text:style-name="Table_20_Contents">Answer is incorrect or outdated</text:p>
          </table:table-cell>
          <table:table-cell table:style-name="Table19.A1" office:value-type="string">
            <text:p text:style-name="Table_20_Contents">Verify with <text:span text:style-name="Strong_20_Emphasis">reliable sources</text:span> or update manually.</text:p>
          </table:table-cell>
        </table:table-row>
        <table:table-row>
          <table:table-cell table:style-name="Table19.A1" office:value-type="string">
            <text:p text:style-name="Table_20_Contents">Too long or too short responses</text:p>
          </table:table-cell>
          <table:table-cell table:style-name="Table19.A1" office:value-type="string">
            <text:p text:style-name="Table_20_Contents">Set <text:span text:style-name="Strong_20_Emphasis">word limits</text:span> in your prompt.</text:p>
          </table:table-cell>
        </table:table-row>
        <table:table-row>
          <table:table-cell table:style-name="Table19.A1" office:value-type="string">
            <text:p text:style-name="Table_20_Contents">Repeats information</text:p>
          </table:table-cell>
          <table:table-cell table:style-name="Table19.A1" office:value-type="string">
            <text:p text:style-name="Table_20_Contents">Request a <text:span text:style-name="Strong_20_Emphasis">concise summary</text:span> or rewrite.</text:p>
          </table:table-cell>
        </table:table-row>
      </table:table>
      <text:p text:style-name="P12"/>
      <text:h text:style-name="P13" text:outline-level="2"><text:span text:style-name="Strong_20_Emphasis">4. Optimizing Your Workflow</text:span></text:h>
      <text:p text:style-name="Text_20_body">To get <text:span text:style-name="Strong_20_Emphasis">maximum efficiency</text:span>, follow these strategies:</text:p>
      <text:h text:style-name="P15" text:outline-level="3"><text:span text:style-name="Strong_20_Emphasis">a) Create Prompt Templates</text:span></text:h>
      <text:list text:style-name="L106">
        <text:list-item>
          <text:p text:style-name="P113">Save commonly used prompts.</text:p>
        </text:list-item>
        <text:list-item>
          <text:p text:style-name="P113">Example template for email writing:</text:p>
          <text:p text:style-name="P114"><text:span text:style-name="Source_20_Text">Write a polite and professional email to [recipient] about [topic].</text:span></text:p>
          <text:p text:style-name="P114"><text:span text:style-name="Source_20_Text">Include a closing line encouraging follow-up.</text:span></text:p>
          <text:p text:style-name="P114"><text:span text:style-name="Source_20_Text">Word limit: 150 words.</text:span></text:p>
        </text:list-item>
      </text:list>
      <text:p text:style-name="P12"/>
      <text:h text:style-name="P15" text:outline-level="3"><text:span text:style-name="Strong_20_Emphasis">b) Combine Tools</text:span></text:h>
      <text:list text:style-name="L107">
        <text:list-item>
          <text:p text:style-name="P115">Use <text:span text:style-name="Strong_20_Emphasis">ChatGPT</text:span> alongside:</text:p>
          <text:list>
            <text:list-item>
              <text:p text:style-name="P115"><text:span text:style-name="Strong_20_Emphasis">Google Sheets</text:span> for data</text:p>
            </text:list-item>
            <text:list-item>
              <text:p text:style-name="P115"><text:span text:style-name="Strong_20_Emphasis">Canva</text:span> for design</text:p>
            </text:list-item>
            <text:list-item>
              <text:p text:style-name="P115"><text:span text:style-name="Strong_20_Emphasis">Slack/Teams</text:span> for team communication</text:p>
            </text:list-item>
          </text:list>
        </text:list-item>
        <text:list-item>
          <text:p text:style-name="P115">This builds an <text:span text:style-name="Strong_20_Emphasis">AI-powered productivity ecosystem</text:span>.</text:p>
        </text:list-item>
      </text:list>
      <text:p text:style-name="P12"/>
      <text:h text:style-name="P15" text:outline-level="3"><text:span text:style-name="Strong_20_Emphasis">c) Continuous Testing</text:span></text:h>
      <text:list text:style-name="L108">
        <text:list-item>
          <text:p text:style-name="P116">Try <text:span text:style-name="Strong_20_Emphasis">different prompt styles</text:span>.</text:p>
        </text:list-item>
        <text:list-item>
          <text:p text:style-name="P116">Experiment with:</text:p>
          <text:list>
            <text:list-item>
              <text:p text:style-name="P116">Storytelling prompts</text:p>
            </text:list-item>
            <text:list-item>
              <text:p text:style-name="P116">Role-based prompts (<text:span text:style-name="Emphasis">“Act as a marketing expert…”</text:span>)</text:p>
            </text:list-item>
            <text:list-item>
              <text:p text:style-name="P116">Constraint-driven prompts</text:p>
            </text:list-item>
          </text:list>
        </text:list-item>
      </text:list>
      <text:p text:style-name="P12"><text:soft-page-break/></text:p>
      <text:h text:style-name="P13" text:outline-level="2"><text:span text:style-name="Strong_20_Emphasis">5. Quick Checklist for Effective ChatGPT Use</text:span></text:h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20.A1" office:value-type="string">
              <text:p text:style-name="Table_20_Heading">✅ <text:span text:style-name="Strong_20_Emphasis">Do’s</text:span></text:p>
            </table:table-cell>
            <table:table-cell table:style-name="Table20.A1" office:value-type="string">
              <text:p text:style-name="Table_20_Heading">❌ <text:span text:style-name="Strong_20_Emphasis">Don’ts</text:span></text:p>
            </table:table-cell>
          </table:table-row>
        </table:table-header-rows>
        <table:table-row>
          <table:table-cell table:style-name="Table20.A1" office:value-type="string">
            <text:p text:style-name="Table_20_Contents">Be clear and specific in prompts</text:p>
          </table:table-cell>
          <table:table-cell table:style-name="Table20.A1" office:value-type="string">
            <text:p text:style-name="Table_20_Contents">Give vague or one-word prompts</text:p>
          </table:table-cell>
        </table:table-row>
        <table:table-row>
          <table:table-cell table:style-name="Table20.A1" office:value-type="string">
            <text:p text:style-name="Table_20_Contents">Verify important information</text:p>
          </table:table-cell>
          <table:table-cell table:style-name="Table20.A1" office:value-type="string">
            <text:p text:style-name="Table_20_Contents">Rely solely on AI outputs</text:p>
          </table:table-cell>
        </table:table-row>
        <table:table-row>
          <table:table-cell table:style-name="Table20.A1" office:value-type="string">
            <text:p text:style-name="Table_20_Contents">Use it for productivity and learning</text:p>
          </table:table-cell>
          <table:table-cell table:style-name="Table20.A1" office:value-type="string">
            <text:p text:style-name="Table_20_Contents">Use it for unethical purposes</text:p>
          </table:table-cell>
        </table:table-row>
        <table:table-row>
          <table:table-cell table:style-name="Table20.A1" office:value-type="string">
            <text:p text:style-name="Table_20_Contents">Paraphrase AI-generated content</text:p>
          </table:table-cell>
          <table:table-cell table:style-name="Table20.A1" office:value-type="string">
            <text:p text:style-name="Table_20_Contents">Submit content without edits</text:p>
          </table:table-cell>
        </table:table-row>
        <table:table-row>
          <table:table-cell table:style-name="Table20.A1" office:value-type="string">
            <text:p text:style-name="Table_20_Contents">Respect privacy and safety rules</text:p>
          </table:table-cell>
          <table:table-cell table:style-name="Table20.A1" office:value-type="string">
            <text:p text:style-name="Table_20_Contents">Share sensitive personal data</text:p>
          </table:table-cell>
        </table:table-row>
      </table:table>
      <text:p text:style-name="P1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26" text:outline-level="1"><text:soft-page-break/><text:span text:style-name="Strong_20_Emphasis">Section #9: Real-World Integrations &amp; Practical Use Cases</text:span></text:h>
      <text:p text:style-name="Text_20_body">This section explains how to <text:span text:style-name="Strong_20_Emphasis">connect ChatGPT with external platforms</text:span>, create <text:span text:style-name="Strong_20_Emphasis">automated workflows</text:span>, and leverage it for <text:span text:style-name="Strong_20_Emphasis">business operations</text:span>, <text:span text:style-name="Strong_20_Emphasis">team collaboration</text:span>, and <text:span text:style-name="Strong_20_Emphasis">personal productivity</text:span>.</text:p>
      <text:p text:style-name="P12"/>
      <text:h text:style-name="P13" text:outline-level="2"><text:span text:style-name="Strong_20_Emphasis">1. Business Integrations with ChatGPT</text:span></text:h>
      <text:p text:style-name="Text_20_body">ChatGPT 4o can be embedded into a variety of business tools, making it a <text:span text:style-name="Strong_20_Emphasis">core part of operations</text:span>.</text:p>
      <text:h text:style-name="P15" text:outline-level="3"><text:span text:style-name="Strong_20_Emphasis">a) Customer Support Automation</text:span></text:h>
      <text:list text:style-name="L109">
        <text:list-item>
          <text:p text:style-name="P117"><text:span text:style-name="Strong_20_Emphasis">Goal:</text:span> Provide <text:span text:style-name="Strong_20_Emphasis">24/7 support</text:span> without increasing human workload.</text:p>
        </text:list-item>
        <text:list-item>
          <text:p text:style-name="P117"><text:span text:style-name="Strong_20_Emphasis">Integration Tools:</text:span></text:p>
          <text:list>
            <text:list-item>
              <text:p text:style-name="P117">Zendesk</text:p>
            </text:list-item>
            <text:list-item>
              <text:p text:style-name="P117">Intercom</text:p>
            </text:list-item>
            <text:list-item>
              <text:p text:style-name="P117">Freshdesk</text:p>
            </text:list-item>
          </text:list>
        </text:list-item>
        <text:list-item>
          <text:p text:style-name="P117"><text:span text:style-name="Strong_20_Emphasis">How It Works:</text:span></text:p>
          <text:list>
            <text:list-item>
              <text:p text:style-name="P117">Customer types a query.</text:p>
            </text:list-item>
            <text:list-item>
              <text:p text:style-name="P117">ChatGPT suggests a response or fully replies.</text:p>
            </text:list-item>
            <text:list-item>
              <text:p text:style-name="P117">Escalates to a human if needed.</text:p>
            </text:list-item>
          </text:list>
        </text:list-item>
      </text:list>
      <text:p text:style-name="P17"><text:span text:style-name="Emphasis">Example:</text:span><text:line-break/>Customer: <text:span text:style-name="Emphasis">“Where’s my order?”</text:span><text:line-break/>ChatGPT: <text:span text:style-name="Emphasis">“Your order #54321 is currently in transit and should arrive by Wednesday.”</text:span></text:p>
      <text:p text:style-name="Text_20_body"><text:span text:style-name="Strong_20_Emphasis">Benefits:</text:span></text:p>
      <text:list text:style-name="L110">
        <text:list-item>
          <text:p text:style-name="P118">Lower support costs</text:p>
        </text:list-item>
        <text:list-item>
          <text:p text:style-name="P118">Faster resolution times</text:p>
        </text:list-item>
        <text:list-item>
          <text:p text:style-name="P118">Consistent tone and service quality</text:p>
        </text:list-item>
      </text:list>
      <text:p text:style-name="P12"/>
      <text:h text:style-name="P15" text:outline-level="3"><text:span text:style-name="Strong_20_Emphasis">b) Marketing and Content Creation</text:span></text:h>
      <text:list text:style-name="L111">
        <text:list-item>
          <text:p text:style-name="P119">Generate <text:span text:style-name="Strong_20_Emphasis">SEO-friendly blog posts</text:span>, ads, and social media campaigns.</text:p>
        </text:list-item>
        <text:list-item>
          <text:p text:style-name="P119">Automate repetitive tasks like:</text:p>
          <text:list>
            <text:list-item>
              <text:p text:style-name="P119">Product descriptions</text:p>
            </text:list-item>
            <text:list-item>
              <text:p text:style-name="P119">Campaign headlines</text:p>
            </text:list-item>
            <text:list-item>
              <text:p text:style-name="P119">Email newsletters</text:p>
            </text:list-item>
          </text:list>
        </text:list-item>
      </text:list>
      <table:table table:name="Table21" table:style-name="Table21">
        <table:table-column table:style-name="Table21.A"/>
        <table:table-column table:style-name="Table21.B"/>
        <table:table-header-rows>
          <text:soft-page-break/>
          <table:table-row>
            <table:table-cell table:style-name="Table21.A1" office:value-type="string">
              <text:p text:style-name="Table_20_Heading"><text:span text:style-name="Strong_20_Emphasis">Task</text:span></text:p>
            </table:table-cell>
            <table:table-cell table:style-name="Table21.A1" office:value-type="string">
              <text:p text:style-name="Table_20_Heading"><text:span text:style-name="Strong_20_Emphasis">Prompt Example</text:span></text:p>
            </table:table-cell>
          </table:table-row>
        </table:table-header-rows>
        <table:table-row>
          <table:table-cell table:style-name="Table21.A1" office:value-type="string">
            <text:p text:style-name="Table_20_Contents">Blog outline generation</text:p>
          </table:table-cell>
          <table:table-cell table:style-name="Table21.A1" office:value-type="string">
            <text:p text:style-name="Table_20_Contents"><text:span text:style-name="Emphasis">“Create a 5-point blog outline about sustainable fashion trends.”</text:span></text:p>
          </table:table-cell>
        </table:table-row>
        <table:table-row>
          <table:table-cell table:style-name="Table21.A1" office:value-type="string">
            <text:p text:style-name="Table_20_Contents">Ad copy for Facebook</text:p>
          </table:table-cell>
          <table:table-cell table:style-name="Table21.A1" office:value-type="string">
            <text:p text:style-name="Table_20_Contents"><text:span text:style-name="Emphasis">“Write a catchy 2-sentence ad for a travel package to Bali.”</text:span></text:p>
          </table:table-cell>
        </table:table-row>
        <table:table-row>
          <table:table-cell table:style-name="Table21.A1" office:value-type="string">
            <text:p text:style-name="Table_20_Contents">Email marketing template</text:p>
          </table:table-cell>
          <table:table-cell table:style-name="Table21.A1" office:value-type="string">
            <text:p text:style-name="Table_20_Contents"><text:span text:style-name="Emphasis">“Draft a promotional email for a winter clothing sale, 100 words max.”</text:span></text:p>
          </table:table-cell>
        </table:table-row>
      </table:table>
      <text:p text:style-name="P17">💡 <text:span text:style-name="Emphasis">Pro Tip:</text:span><text:line-break/>Combine ChatGPT with <text:span text:style-name="Strong_20_Emphasis">Canva</text:span> or <text:span text:style-name="Strong_20_Emphasis">Figma</text:span> to turn generated content into <text:span text:style-name="Strong_20_Emphasis">visual campaigns</text:span>.</text:p>
      <text:p text:style-name="P12"/>
      <text:h text:style-name="P15" text:outline-level="3"><text:span text:style-name="Strong_20_Emphasis">c) Data Analytics and Reporting</text:span></text:h>
      <text:list text:style-name="L112">
        <text:list-item>
          <text:p text:style-name="P120">Use ChatGPT 4o alongside <text:span text:style-name="Strong_20_Emphasis">Python plugins</text:span> for:</text:p>
          <text:list>
            <text:list-item>
              <text:p text:style-name="P120">Cleaning messy datasets</text:p>
            </text:list-item>
            <text:list-item>
              <text:p text:style-name="P120">Summarizing analytics</text:p>
            </text:list-item>
            <text:list-item>
              <text:p text:style-name="P120">Creating natural language reports</text:p>
            </text:list-item>
          </text:list>
        </text:list-item>
      </text:list>
      <text:p text:style-name="Text_20_body"><text:span text:style-name="Strong_20_Emphasis">Example Workflow:</text:span></text:p>
      <text:list text:style-name="L113">
        <text:list-item>
          <text:p text:style-name="P121">Upload a CSV file of monthly sales data.</text:p>
        </text:list-item>
        <text:list-item>
          <text:p text:style-name="P121">Ask ChatGPT:</text:p>
          <text:p text:style-name="P122"><text:span text:style-name="Source_20_Text">Analyze this dataset and create a summary of top-selling products by region.</text:span></text:p>
          <text:p text:style-name="P122"><text:span text:style-name="Source_20_Text">Include a bar chart visualization.</text:span></text:p>
        </text:list-item>
        <text:list-item>
          <text:p text:style-name="P121">ChatGPT outputs:</text:p>
          <text:list>
            <text:list-item>
              <text:p text:style-name="P121">A written analysis</text:p>
            </text:list-item>
            <text:list-item>
              <text:p text:style-name="P121">A Python-generated chart</text:p>
            </text:list-item>
          </text:list>
        </text:list-item>
      </text:list>
      <text:p text:style-name="P12"/>
      <text:h text:style-name="P13" text:outline-level="2"><text:span text:style-name="Strong_20_Emphasis">2. Personal Productivity</text:span></text:h>
      <text:p text:style-name="Text_20_body">ChatGPT isn’t just for companies — individuals can use it to <text:span text:style-name="Strong_20_Emphasis">organize their personal and professional lives</text:span>.</text:p>
      <text:h text:style-name="P15" text:outline-level="3"><text:span text:style-name="Strong_20_Emphasis">a) Task Management</text:span></text:h>
      <text:list text:style-name="L114">
        <text:list-item>
          <text:p text:style-name="P123">Use ChatGPT to:</text:p>
          <text:list>
            <text:list-item>
              <text:p text:style-name="P123">Generate to-do lists</text:p>
            </text:list-item>
            <text:list-item>
              <text:p text:style-name="P123">Set reminders</text:p>
            </text:list-item>
            <text:list-item>
              <text:p text:style-name="P123">Break complex projects into steps</text:p>
            </text:list-item>
          </text:list>
        </text:list-item>
      </text:list>
      <text:p text:style-name="P17"><text:span text:style-name="Emphasis">Prompt Example:</text:span><text:line-break/><text:span text:style-name="Emphasis">“Help me plan a 3-day schedule to finish my project report, including breaks and review time.”</text:span></text:p>
      <text:p text:style-name="Text_20_body"><text:span text:style-name="Strong_20_Emphasis">Tool Pairing:</text:span></text:p>
      <text:list text:style-name="L115">
        <text:list-item>
          <text:p text:style-name="P124"><text:soft-page-break/>Connect with <text:span text:style-name="Strong_20_Emphasis">Notion</text:span>, <text:span text:style-name="Strong_20_Emphasis">Trello</text:span>, or <text:span text:style-name="Strong_20_Emphasis">Asana</text:span> for seamless task tracking.</text:p>
        </text:list-item>
      </text:list>
      <text:p text:style-name="P12"/>
      <text:h text:style-name="P15" text:outline-level="3"><text:span text:style-name="Strong_20_Emphasis">b) Learning and Education</text:span></text:h>
      <text:list text:style-name="L116">
        <text:list-item>
          <text:p text:style-name="P125">Personalized tutor for:</text:p>
          <text:list>
            <text:list-item>
              <text:p text:style-name="P125">Language learning</text:p>
            </text:list-item>
            <text:list-item>
              <text:p text:style-name="P125">Coding</text:p>
            </text:list-item>
            <text:list-item>
              <text:p text:style-name="P125">Exam preparation</text:p>
            </text:list-item>
          </text:list>
        </text:list-item>
        <text:list-item>
          <text:p text:style-name="P125">Use role-based prompts like:</text:p>
          <text:list>
            <text:list-item>
              <text:p text:style-name="P125"><text:span text:style-name="Emphasis">“Act as my math teacher and explain algebra in simple steps.”</text:span></text:p>
            </text:list-item>
          </text:list>
        </text:list-item>
      </text:list>
      <text:p text:style-name="P17"><text:span text:style-name="Emphasis">Example Workflow:</text:span></text:p>
      <text:list text:style-name="L117">
        <text:list-item>
          <text:p text:style-name="P126">ChatGPT explains a concept.</text:p>
        </text:list-item>
        <text:list-item>
          <text:p text:style-name="P126">You test yourself with generated quiz questions.</text:p>
        </text:list-item>
        <text:list-item>
          <text:p text:style-name="P126">ChatGPT provides feedback and corrections.</text:p>
        </text:list-item>
      </text:list>
      <text:p text:style-name="P12"/>
      <text:h text:style-name="P15" text:outline-level="3"><text:span text:style-name="Strong_20_Emphasis">c) Writing Assistance</text:span></text:h>
      <text:list text:style-name="L118">
        <text:list-item>
          <text:p text:style-name="P127">Draft and edit:</text:p>
          <text:list>
            <text:list-item>
              <text:p text:style-name="P127">Essays</text:p>
            </text:list-item>
            <text:list-item>
              <text:p text:style-name="P127">Resumes</text:p>
            </text:list-item>
            <text:list-item>
              <text:p text:style-name="P127">Cover letters</text:p>
            </text:list-item>
            <text:list-item>
              <text:p text:style-name="P127">Creative writing (stories, poems, scripts)</text:p>
            </text:list-item>
          </text:list>
        </text:list-item>
      </text:list>
      <table:table table:name="Table22" table:style-name="Table22">
        <table:table-column table:style-name="Table22.A"/>
        <table:table-column table:style-name="Table22.B"/>
        <table:table-header-rows>
          <table:table-row>
            <table:table-cell table:style-name="Table22.A1" office:value-type="string">
              <text:p text:style-name="Table_20_Heading"><text:span text:style-name="Strong_20_Emphasis">Goal</text:span></text:p>
            </table:table-cell>
            <table:table-cell table:style-name="Table22.A1" office:value-type="string">
              <text:p text:style-name="Table_20_Heading"><text:span text:style-name="Strong_20_Emphasis">Prompt Example</text:span></text:p>
            </table:table-cell>
          </table:table-row>
        </table:table-header-rows>
        <table:table-row>
          <table:table-cell table:style-name="Table22.A1" office:value-type="string">
            <text:p text:style-name="Table_20_Contents">Resume tailoring</text:p>
          </table:table-cell>
          <table:table-cell table:style-name="Table22.A1" office:value-type="string">
            <text:p text:style-name="Table_20_Contents"><text:span text:style-name="Emphasis">“Rewrite my resume to match this job description for a product manager role.”</text:span></text:p>
          </table:table-cell>
        </table:table-row>
        <table:table-row>
          <table:table-cell table:style-name="Table22.A1" office:value-type="string">
            <text:p text:style-name="Table_20_Contents">Essay editing</text:p>
          </table:table-cell>
          <table:table-cell table:style-name="Table22.A1" office:value-type="string">
            <text:p text:style-name="Table_20_Contents"><text:span text:style-name="Emphasis">“Proofread my essay for grammar and clarity without changing the meaning.”</text:span></text:p>
          </table:table-cell>
        </table:table-row>
        <table:table-row>
          <table:table-cell table:style-name="Table22.A1" office:value-type="string">
            <text:p text:style-name="Table_20_Contents">Script generation</text:p>
          </table:table-cell>
          <table:table-cell table:style-name="Table22.A1" office:value-type="string">
            <text:p text:style-name="Table_20_Contents"><text:span text:style-name="Emphasis">“Write a short dialogue between two friends debating whether AI is helpful or dangerous.”</text:span></text:p>
          </table:table-cell>
        </table:table-row>
      </table:table>
      <text:p text:style-name="P12"/>
      <text:h text:style-name="P13" text:outline-level="2"><text:span text:style-name="Strong_20_Emphasis">3. Automation with ChatGPT</text:span></text:h>
      <text:p text:style-name="Text_20_body">Automation helps reduce repetitive manual tasks by combining ChatGPT with <text:span text:style-name="Strong_20_Emphasis">third-party automation tools</text:span>.</text:p>
      <text:h text:style-name="P15" text:outline-level="3"><text:span text:style-name="Strong_20_Emphasis">a) Using Zapier or Make.com</text:span></text:h>
      <text:list text:style-name="L119">
        <text:list-item>
          <text:p text:style-name="P128">These platforms connect ChatGPT to apps like:</text:p>
          <text:list>
            <text:list-item>
              <text:p text:style-name="P128">Gmail</text:p>
            </text:list-item>
            <text:list-item>
              <text:p text:style-name="P128">Slack</text:p>
            </text:list-item>
            <text:list-item>
              <text:p text:style-name="P128"><text:soft-page-break/>Google Sheets</text:p>
            </text:list-item>
            <text:list-item>
              <text:p text:style-name="P128">CRMs</text:p>
            </text:list-item>
          </text:list>
        </text:list-item>
        <text:list-item>
          <text:p text:style-name="P128"><text:span text:style-name="Strong_20_Emphasis">Example Automation:</text:span></text:p>
          <text:list>
            <text:list-item>
              <text:p text:style-name="P128">New customer email → Triggered by Gmail</text:p>
            </text:list-item>
            <text:list-item>
              <text:p text:style-name="P128">ChatGPT drafts a personalized reply</text:p>
            </text:list-item>
            <text:list-item>
              <text:p text:style-name="P128">Response is automatically sent back via Gmail</text:p>
            </text:list-item>
          </text:list>
        </text:list-item>
      </text:list>
      <text:p text:style-name="P12"/>
      <text:h text:style-name="P15" text:outline-level="3"><text:span text:style-name="Strong_20_Emphasis">b) ChatGPT in Workflow Pipelines</text:span></text:h>
      <text:list text:style-name="L120">
        <text:list-item>
          <text:p text:style-name="P129">Ideal for:</text:p>
          <text:list>
            <text:list-item>
              <text:p text:style-name="P129">HR Onboarding</text:p>
            </text:list-item>
            <text:list-item>
              <text:p text:style-name="P129">Finance reporting</text:p>
            </text:list-item>
            <text:list-item>
              <text:p text:style-name="P129">Marketing campaign scheduling</text:p>
            </text:list-item>
          </text:list>
        </text:list-item>
      </text:list>
      <table:table table:name="Table23" table:style-name="Table23">
        <table:table-column table:style-name="Table23.A"/>
        <table:table-column table:style-name="Table23.B"/>
        <table:table-header-rows>
          <table:table-row>
            <table:table-cell table:style-name="Table23.A1" office:value-type="string">
              <text:p text:style-name="Table_20_Heading"><text:span text:style-name="Strong_20_Emphasis">Department</text:span></text:p>
            </table:table-cell>
            <table:table-cell table:style-name="Table23.A1" office:value-type="string">
              <text:p text:style-name="Table_20_Heading"><text:span text:style-name="Strong_20_Emphasis">Example Workflow</text:span></text:p>
            </table:table-cell>
          </table:table-row>
        </table:table-header-rows>
        <table:table-row>
          <table:table-cell table:style-name="Table23.A1" office:value-type="string">
            <text:p text:style-name="Table_20_Contents"><text:span text:style-name="Strong_20_Emphasis">HR</text:span></text:p>
          </table:table-cell>
          <table:table-cell table:style-name="Table23.A1" office:value-type="string">
            <text:p text:style-name="Table_20_Contents">Generate interview questions based on job description</text:p>
          </table:table-cell>
        </table:table-row>
        <table:table-row>
          <table:table-cell table:style-name="Table23.A1" office:value-type="string">
            <text:p text:style-name="Table_20_Contents"><text:span text:style-name="Strong_20_Emphasis">Finance</text:span></text:p>
          </table:table-cell>
          <table:table-cell table:style-name="Table23.A1" office:value-type="string">
            <text:p text:style-name="Table_20_Contents">Summarize weekly expense reports</text:p>
          </table:table-cell>
        </table:table-row>
        <table:table-row>
          <table:table-cell table:style-name="Table23.A1" office:value-type="string">
            <text:p text:style-name="Table_20_Contents"><text:span text:style-name="Strong_20_Emphasis">Marketing</text:span></text:p>
          </table:table-cell>
          <table:table-cell table:style-name="Table23.A1" office:value-type="string">
            <text:p text:style-name="Table_20_Contents">Draft and schedule social media posts</text:p>
          </table:table-cell>
        </table:table-row>
      </table:table>
      <text:p text:style-name="P12"/>
      <text:h text:style-name="P15" text:outline-level="3"><text:span text:style-name="Strong_20_Emphasis">c) Smart Device Integration</text:span></text:h>
      <text:list text:style-name="L121">
        <text:list-item>
          <text:p text:style-name="P130">Use ChatGPT with smart home systems:</text:p>
          <text:list>
            <text:list-item>
              <text:p text:style-name="P130">Amazon Alexa</text:p>
            </text:list-item>
            <text:list-item>
              <text:p text:style-name="P130">Google Home</text:p>
            </text:list-item>
            <text:list-item>
              <text:p text:style-name="P130">Smart thermostats and lights</text:p>
            </text:list-item>
          </text:list>
        </text:list-item>
        <text:list-item>
          <text:p text:style-name="P130"><text:span text:style-name="Strong_20_Emphasis">Example Prompt:</text:span><text:line-break/><text:span text:style-name="Emphasis">“Set my office lights to 50% brightness and play focus music.”</text:span></text:p>
        </text:list-item>
      </text:list>
      <text:p text:style-name="P12"/>
      <text:h text:style-name="P13" text:outline-level="2"><text:span text:style-name="Strong_20_Emphasis">4. Best Practices for Integration</text:span></text:h>
      <text:p text:style-name="Text_20_body">To ensure <text:span text:style-name="Strong_20_Emphasis">smooth operations</text:span>, follow these rules:</text:p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24.A1" office:value-type="string">
              <text:p text:style-name="Table_20_Heading"><text:span text:style-name="Strong_20_Emphasis">Do’s</text:span></text:p>
            </table:table-cell>
            <table:table-cell table:style-name="Table24.A1" office:value-type="string">
              <text:p text:style-name="Table_20_Heading"><text:span text:style-name="Strong_20_Emphasis">Don’ts</text:span></text:p>
            </table:table-cell>
          </table:table-row>
        </table:table-header-rows>
        <table:table-row>
          <table:table-cell table:style-name="Table24.A1" office:value-type="string">
            <text:p text:style-name="Table_20_Contents">Start with small-scale pilot projects</text:p>
          </table:table-cell>
          <table:table-cell table:style-name="Table24.A1" office:value-type="string">
            <text:p text:style-name="Table_20_Contents">Try to automate everything at once</text:p>
          </table:table-cell>
        </table:table-row>
        <table:table-row>
          <table:table-cell table:style-name="Table24.A1" office:value-type="string">
            <text:p text:style-name="Table_20_Contents">Test outputs before deploying live</text:p>
          </table:table-cell>
          <table:table-cell table:style-name="Table24.A1" office:value-type="string">
            <text:p text:style-name="Table_20_Contents">Trust outputs blindly without checks</text:p>
          </table:table-cell>
        </table:table-row>
        <table:table-row>
          <table:table-cell table:style-name="Table24.A1" office:value-type="string">
            <text:p text:style-name="Table_20_Contents">Train teams on prompt engineering</text:p>
          </table:table-cell>
          <table:table-cell table:style-name="Table24.A1" office:value-type="string">
            <text:p text:style-name="Table_20_Contents">Skip team education</text:p>
          </table:table-cell>
        </table:table-row>
        <table:table-row>
          <table:table-cell table:style-name="Table24.A1" office:value-type="string">
            <text:p text:style-name="Table_20_Contents">Document workflows for consistency</text:p>
          </table:table-cell>
          <table:table-cell table:style-name="Table24.A1" office:value-type="string">
            <text:p text:style-name="Table_20_Contents">Keep processes informal and ad-hoc</text:p>
          </table:table-cell>
        </table:table-row>
      </table:table>
      <text:p text:style-name="P12"/>
      <text:h text:style-name="P13" text:outline-level="2"><text:span text:style-name="Strong_20_Emphasis">5. Future Outlook: AI in Daily Workflows</text:span></text:h>
      <text:p text:style-name="Text_20_body">AI will continue to <text:span text:style-name="Strong_20_Emphasis">integrate deeply</text:span> into:</text:p>
      <text:list text:style-name="L122">
        <text:list-item>
          <text:p text:style-name="P131"><text:soft-page-break/>Business processes</text:p>
        </text:list-item>
        <text:list-item>
          <text:p text:style-name="P131">Education systems</text:p>
        </text:list-item>
        <text:list-item>
          <text:p text:style-name="P131">Healthcare</text:p>
        </text:list-item>
        <text:list-item>
          <text:p text:style-name="P131">Creative industries</text:p>
        </text:list-item>
      </text:list>
      <text:p text:style-name="Text_20_body"><text:span text:style-name="Strong_20_Emphasis">Predictions for 2025 and beyond:</text:span></text:p>
      <text:list text:style-name="L123">
        <text:list-item>
          <text:p text:style-name="P132"><text:span text:style-name="Strong_20_Emphasis">Hyper-personalized experiences:</text:span> AI adapts to individual user preferences.</text:p>
        </text:list-item>
        <text:list-item>
          <text:p text:style-name="P132"><text:span text:style-name="Strong_20_Emphasis">Voice + visual interactions:</text:span> Talk naturally with AI while it interprets images and videos.</text:p>
        </text:list-item>
        <text:list-item>
          <text:p text:style-name="P132"><text:span text:style-name="Strong_20_Emphasis">Decentralized AI networks:</text:span> More secure, private, and distributed models.</text:p>
        </text:list-item>
        <text:list-item>
          <text:p text:style-name="P132"><text:span text:style-name="Strong_20_Emphasis">AI-powered decision-making:</text:span> Strategic business decisions backed by real-time analytics.</text:p>
        </text:list-item>
      </text:list>
      <text:p text:style-name="P1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26" text:outline-level="1"><text:soft-page-break/><text:span text:style-name="Strong_20_Emphasis">Section #10: Prompt Engineering &amp; Troubleshooting</text:span></text:h>
      <text:p text:style-name="Text_20_body">This section will help you <text:span text:style-name="Strong_20_Emphasis">optimize your interaction with ChatGPT</text:span>, fix problems when the output isn’t ideal, and refine prompts to get <text:span text:style-name="Strong_20_Emphasis">accurate, useful, and consistent results</text:span>.</text:p>
      <text:p text:style-name="P12"/>
      <text:h text:style-name="P13" text:outline-level="2"><text:span text:style-name="Strong_20_Emphasis">1. What is Prompt Engineering?</text:span></text:h>
      <text:p text:style-name="Text_20_body">Prompt engineering is the <text:span text:style-name="Strong_20_Emphasis">art of communicating with AI effectively</text:span>.<text:line-break/>The way you <text:span text:style-name="Strong_20_Emphasis">ask questions</text:span> directly impacts the <text:span text:style-name="Strong_20_Emphasis">quality of answers</text:span>.</text:p>
      <text:p text:style-name="Text_20_body">Think of ChatGPT like a <text:span text:style-name="Strong_20_Emphasis">skilled assistant</text:span> — the more details and clarity you provide, the better the response.</text:p>
      <text:p text:style-name="P17"><text:span text:style-name="Emphasis">Simple Rule:</text:span><text:line-break/><text:span text:style-name="Emphasis">Vague prompt = vague output</text:span><text:line-break/><text:span text:style-name="Emphasis">Clear prompt = clear, detailed output</text:span></text:p>
      <text:p text:style-name="P12"/>
      <text:h text:style-name="P13" text:outline-level="2"><text:span text:style-name="Strong_20_Emphasis">2. Structure of a Strong Prompt</text:span></text:h>
      <text:p text:style-name="Text_20_body">Here’s a <text:span text:style-name="Strong_20_Emphasis">5-step formula</text:span> for creating powerful prompts:</text:p>
      <table:table table:name="Table25" table:style-name="Table25">
        <table:table-column table:style-name="Table25.A"/>
        <table:table-column table:style-name="Table25.B"/>
        <table:table-column table:style-name="Table25.C"/>
        <table:table-header-rows>
          <table:table-row>
            <table:table-cell table:style-name="Table25.A1" office:value-type="string">
              <text:p text:style-name="Table_20_Heading"><text:span text:style-name="Strong_20_Emphasis">Step</text:span></text:p>
            </table:table-cell>
            <table:table-cell table:style-name="Table25.A1" office:value-type="string">
              <text:p text:style-name="Table_20_Heading"><text:span text:style-name="Strong_20_Emphasis">Description</text:span></text:p>
            </table:table-cell>
            <table:table-cell table:style-name="Table25.A1" office:value-type="string">
              <text:p text:style-name="Table_20_Heading"><text:span text:style-name="Strong_20_Emphasis">Example</text:span></text:p>
            </table:table-cell>
          </table:table-row>
        </table:table-header-rows>
        <table:table-row>
          <table:table-cell table:style-name="Table25.A1" office:value-type="string">
            <text:p text:style-name="Table_20_Contents"><text:span text:style-name="Strong_20_Emphasis">Role</text:span></text:p>
          </table:table-cell>
          <table:table-cell table:style-name="Table25.A1" office:value-type="string">
            <text:p text:style-name="Table_20_Contents">Define who ChatGPT should be</text:p>
          </table:table-cell>
          <table:table-cell table:style-name="Table25.A1" office:value-type="string">
            <text:p text:style-name="Table_20_Contents"><text:span text:style-name="Emphasis">“Act as a financial advisor.”</text:span></text:p>
          </table:table-cell>
        </table:table-row>
        <table:table-row>
          <table:table-cell table:style-name="Table25.A1" office:value-type="string">
            <text:p text:style-name="Table_20_Contents"><text:span text:style-name="Strong_20_Emphasis">Goal</text:span></text:p>
          </table:table-cell>
          <table:table-cell table:style-name="Table25.A1" office:value-type="string">
            <text:p text:style-name="Table_20_Contents">Specify what you need</text:p>
          </table:table-cell>
          <table:table-cell table:style-name="Table25.A1" office:value-type="string">
            <text:p text:style-name="Table_20_Contents"><text:span text:style-name="Emphasis">“Explain investment strategies for beginners.”</text:span></text:p>
          </table:table-cell>
        </table:table-row>
        <table:table-row>
          <table:table-cell table:style-name="Table25.A1" office:value-type="string">
            <text:p text:style-name="Table_20_Contents"><text:span text:style-name="Strong_20_Emphasis">Context</text:span></text:p>
          </table:table-cell>
          <table:table-cell table:style-name="Table25.A1" office:value-type="string">
            <text:p text:style-name="Table_20_Contents">Provide background details</text:p>
          </table:table-cell>
          <table:table-cell table:style-name="Table25.A1" office:value-type="string">
            <text:p text:style-name="Table_20_Contents"><text:span text:style-name="Emphasis">“Assume the user is a college student with $500 to invest.”</text:span></text:p>
          </table:table-cell>
        </table:table-row>
        <table:table-row>
          <table:table-cell table:style-name="Table25.A1" office:value-type="string">
            <text:p text:style-name="Table_20_Contents"><text:span text:style-name="Strong_20_Emphasis">Constraints</text:span></text:p>
          </table:table-cell>
          <table:table-cell table:style-name="Table25.A1" office:value-type="string">
            <text:p text:style-name="Table_20_Contents">Add rules for output</text:p>
          </table:table-cell>
          <table:table-cell table:style-name="Table25.A1" office:value-type="string">
            <text:p text:style-name="Table_20_Contents"><text:span text:style-name="Emphasis">“Limit your answer to 150 words.”</text:span></text:p>
          </table:table-cell>
        </table:table-row>
        <table:table-row>
          <table:table-cell table:style-name="Table25.A1" office:value-type="string">
            <text:p text:style-name="Table_20_Contents"><text:span text:style-name="Strong_20_Emphasis">Format</text:span></text:p>
          </table:table-cell>
          <table:table-cell table:style-name="Table25.A1" office:value-type="string">
            <text:p text:style-name="Table_20_Contents">Define how to structure the response</text:p>
          </table:table-cell>
          <table:table-cell table:style-name="Table25.A1" office:value-type="string">
            <text:p text:style-name="Table_20_Contents"><text:span text:style-name="Emphasis">“Use bullet points for clarity.”</text:span></text:p>
          </table:table-cell>
        </table:table-row>
      </table:table>
      <text:p text:style-name="P17">💡 <text:span text:style-name="Emphasis">Pro Tip:</text:span><text:line-break/>Always <text:span text:style-name="Strong_20_Emphasis">combine multiple steps</text:span> for better results.</text:p>
      <text:p text:style-name="P12"/>
      <text:h text:style-name="P13" text:outline-level="2"><text:span text:style-name="Strong_20_Emphasis">3. Prompt Examples by Use Case</text:span></text:h>
      <text:p text:style-name="Text_20_body">Here are some <text:span text:style-name="Strong_20_Emphasis">practical prompt templates</text:span> for different scenarios:</text:p>
      <text:h text:style-name="P15" text:outline-level="3"><text:span text:style-name="Strong_20_Emphasis">a) Content Creation</text:span></text:h>
      <text:list text:style-name="L124">
        <text:list-item>
          <text:p text:style-name="P133"><text:span text:style-name="Emphasis">“Act as a travel blogger and write a 300-word article about exploring Paris on a budget, including three must-visit places.”</text:span></text:p>
        </text:list-item>
      </text:list>
      <text:h text:style-name="P15" text:outline-level="3"><text:span text:style-name="Strong_20_Emphasis">b) Coding Assistance</text:span></text:h>
      <text:list text:style-name="L125">
        <text:list-item>
          <text:p text:style-name="P134"><text:span text:style-name="Emphasis">“Act as a senior Python developer. Write a function to scrape weather data from a website and explain each step in comments.”</text:span></text:p>
        </text:list-item>
      </text:list>
      <text:h text:style-name="P15" text:outline-level="3"><text:soft-page-break/><text:span text:style-name="Strong_20_Emphasis">c) Education</text:span></text:h>
      <text:list text:style-name="L126">
        <text:list-item>
          <text:p text:style-name="P135"><text:span text:style-name="Emphasis">“Explain Newton’s laws of motion to a 10-year-old using simple language and real-life examples.”</text:span></text:p>
        </text:list-item>
      </text:list>
      <text:h text:style-name="P15" text:outline-level="3"><text:span text:style-name="Strong_20_Emphasis">d) Business Strategy</text:span></text:h>
      <text:list text:style-name="L127">
        <text:list-item>
          <text:p text:style-name="P136"><text:span text:style-name="Emphasis">“As a business consultant, create a one-page marketing plan for a startup selling eco-friendly skincare products.”</text:span></text:p>
        </text:list-item>
      </text:list>
      <text:p text:style-name="P12"/>
      <text:h text:style-name="P13" text:outline-level="2"><text:span text:style-name="Strong_20_Emphasis">4. Troubleshooting Common Problems</text:span></text:h>
      <text:p text:style-name="Text_20_body">Even with good prompts, you may face issues.<text:line-break/>Here’s how to <text:span text:style-name="Strong_20_Emphasis">identify and fix them</text:span>:</text:p>
      <table:table table:name="Table26" table:style-name="Table26">
        <table:table-column table:style-name="Table26.A"/>
        <table:table-column table:style-name="Table26.B"/>
        <table:table-column table:style-name="Table26.C"/>
        <table:table-header-rows>
          <table:table-row>
            <table:table-cell table:style-name="Table26.A1" office:value-type="string">
              <text:p text:style-name="Table_20_Heading"><text:span text:style-name="Strong_20_Emphasis">Problem</text:span></text:p>
            </table:table-cell>
            <table:table-cell table:style-name="Table26.A1" office:value-type="string">
              <text:p text:style-name="Table_20_Heading"><text:span text:style-name="Strong_20_Emphasis">Why It Happens</text:span></text:p>
            </table:table-cell>
            <table:table-cell table:style-name="Table26.A1" office:value-type="string">
              <text:p text:style-name="Table_20_Heading"><text:span text:style-name="Strong_20_Emphasis">Solution</text:span></text:p>
            </table:table-cell>
          </table:table-row>
        </table:table-header-rows>
        <table:table-row>
          <table:table-cell table:style-name="Table26.A1" office:value-type="string">
            <text:p text:style-name="Table_20_Contents"><text:span text:style-name="Strong_20_Emphasis">Output too vague</text:span></text:p>
          </table:table-cell>
          <table:table-cell table:style-name="Table26.A1" office:value-type="string">
            <text:p text:style-name="Table_20_Contents">Prompt lacked detail</text:p>
          </table:table-cell>
          <table:table-cell table:style-name="Table26.A1" office:value-type="string">
            <text:p text:style-name="Table_20_Contents">Add context and specific requirements</text:p>
          </table:table-cell>
        </table:table-row>
        <table:table-row>
          <table:table-cell table:style-name="Table26.A1" office:value-type="string">
            <text:p text:style-name="Table_20_Contents"><text:span text:style-name="Strong_20_Emphasis">Wrong tone or style</text:span></text:p>
          </table:table-cell>
          <table:table-cell table:style-name="Table26.A1" office:value-type="string">
            <text:p text:style-name="Table_20_Contents">ChatGPT didn’t know the tone you wanted</text:p>
          </table:table-cell>
          <table:table-cell table:style-name="Table26.A1" office:value-type="string">
            <text:p text:style-name="Table_20_Contents">Specify tone (formal, casual, friendly)</text:p>
          </table:table-cell>
        </table:table-row>
        <table:table-row>
          <table:table-cell table:style-name="Table26.A1" office:value-type="string">
            <text:p text:style-name="Table_20_Contents"><text:span text:style-name="Strong_20_Emphasis">Response too long or short</text:span></text:p>
          </table:table-cell>
          <table:table-cell table:style-name="Table26.A1" office:value-type="string">
            <text:p text:style-name="Table_20_Contents">No constraints provided</text:p>
          </table:table-cell>
          <table:table-cell table:style-name="Table26.A1" office:value-type="string">
            <text:p text:style-name="Table_20_Contents">Add a word count or structure rule</text:p>
          </table:table-cell>
        </table:table-row>
        <table:table-row>
          <table:table-cell table:style-name="Table26.A1" office:value-type="string">
            <text:p text:style-name="Table_20_Contents"><text:span text:style-name="Strong_20_Emphasis">Off-topic answer</text:span></text:p>
          </table:table-cell>
          <table:table-cell table:style-name="Table26.A1" office:value-type="string">
            <text:p text:style-name="Table_20_Contents">Ambiguous or unclear prompt</text:p>
          </table:table-cell>
          <table:table-cell table:style-name="Table26.A1" office:value-type="string">
            <text:p text:style-name="Table_20_Contents">Rewrite prompt with clarity</text:p>
          </table:table-cell>
        </table:table-row>
        <table:table-row>
          <table:table-cell table:style-name="Table26.A1" office:value-type="string">
            <text:p text:style-name="Table_20_Contents"><text:span text:style-name="Strong_20_Emphasis">Repeating responses</text:span></text:p>
          </table:table-cell>
          <table:table-cell table:style-name="Table26.A1" office:value-type="string">
            <text:p text:style-name="Table_20_Contents">ChatGPT misunderstood the intent</text:p>
          </table:table-cell>
          <table:table-cell table:style-name="Table26.A1" office:value-type="string">
            <text:p text:style-name="Table_20_Contents">Rephrase or break prompt into steps</text:p>
          </table:table-cell>
        </table:table-row>
      </table:table>
      <text:p text:style-name="P12"/>
      <text:h text:style-name="P13" text:outline-level="2"><text:span text:style-name="Strong_20_Emphasis">5. Iterative Prompting</text:span></text:h>
      <text:p text:style-name="Text_20_body">Sometimes, you need to <text:span text:style-name="Strong_20_Emphasis">refine your prompt step-by-step</text:span>.</text:p>
      <text:p text:style-name="P17"><text:span text:style-name="Strong_20_Emphasis">Example Workflow:</text:span></text:p>
      <text:list text:style-name="L128">
        <text:list-item>
          <text:p text:style-name="P137">Initial prompt:<text:line-break/><text:span text:style-name="Emphasis">“Explain blockchain.”</text:span></text:p>
        </text:list-item>
        <text:list-item>
          <text:p text:style-name="P137">ChatGPT gives a generic response.</text:p>
        </text:list-item>
        <text:list-item>
          <text:p text:style-name="P137">Improved prompt:<text:line-break/><text:span text:style-name="Emphasis">“Explain blockchain to a 12-year-old using a story about digital trading cards.”</text:span></text:p>
        </text:list-item>
        <text:list-item>
          <text:p text:style-name="P137">Final prompt:<text:line-break/><text:span text:style-name="Emphasis">“Create a 3-paragraph explanation of blockchain using simple language and one real-world example.”</text:span></text:p>
        </text:list-item>
      </text:list>
      <text:p text:style-name="Text_20_body">This iterative process <text:span text:style-name="Strong_20_Emphasis">improves accuracy and relevance</text:span>.</text:p>
      <text:p text:style-name="P12"/>
      <text:h text:style-name="P13" text:outline-level="2"><text:span text:style-name="Strong_20_Emphasis">6. Advanced Prompt Engineering</text:span></text:h>
      <text:p text:style-name="Text_20_body">For expert users, here are some <text:span text:style-name="Strong_20_Emphasis">advanced techniques</text:span>:</text:p>
      <text:h text:style-name="P15" text:outline-level="3"><text:soft-page-break/><text:span text:style-name="Strong_20_Emphasis">a) Chain-of-Thought Prompting</text:span></text:h>
      <text:list text:style-name="L129">
        <text:list-item>
          <text:p text:style-name="P138">Encourage ChatGPT to <text:span text:style-name="Strong_20_Emphasis">show its reasoning step-by-step</text:span>.</text:p>
        </text:list-item>
        <text:list-item>
          <text:p text:style-name="P138"><text:span text:style-name="Emphasis">Example:</text:span><text:line-break/><text:span text:style-name="Emphasis">“Explain how you arrived at your conclusion step-by-step before giving the final answer.”</text:span></text:p>
        </text:list-item>
      </text:list>
      <text:h text:style-name="P15" text:outline-level="3"><text:span text:style-name="Strong_20_Emphasis">b) Role-Playing Scenarios</text:span></text:h>
      <text:list text:style-name="L130">
        <text:list-item>
          <text:p text:style-name="P139">Assign ChatGPT <text:span text:style-name="Strong_20_Emphasis">multiple roles</text:span> to simulate real situations.</text:p>
        </text:list-item>
        <text:list-item>
          <text:p text:style-name="P139"><text:span text:style-name="Emphasis">Example:</text:span><text:line-break/><text:span text:style-name="Emphasis">“You are a teacher, and I am a student. Teach me basic algebra, then quiz me with 5 questions.”</text:span></text:p>
        </text:list-item>
      </text:list>
      <text:h text:style-name="P15" text:outline-level="3"><text:span text:style-name="Strong_20_Emphasis">c) Prompt Stacking</text:span></text:h>
      <text:list text:style-name="L131">
        <text:list-item>
          <text:p text:style-name="P140">Combine <text:span text:style-name="Strong_20_Emphasis">several prompts in sequence</text:span> to build complex workflows.</text:p>
        </text:list-item>
        <text:list-item>
          <text:p text:style-name="P140"><text:span text:style-name="Emphasis">Example:</text:span></text:p>
          <text:list>
            <text:list-item>
              <text:p text:style-name="P140">Generate a blog outline.</text:p>
            </text:list-item>
            <text:list-item>
              <text:p text:style-name="P140">Expand each section into full paragraphs.</text:p>
            </text:list-item>
            <text:list-item>
              <text:p text:style-name="P140">Rewrite content for SEO optimization.</text:p>
            </text:list-item>
          </text:list>
        </text:list-item>
      </text:list>
      <text:p text:style-name="P12"/>
      <text:h text:style-name="P13" text:outline-level="2"><text:span text:style-name="Strong_20_Emphasis">7. Common Mistakes to Avoid</text:span></text:h>
      <table:table table:name="Table27" table:style-name="Table27">
        <table:table-column table:style-name="Table27.A"/>
        <table:table-column table:style-name="Table27.B"/>
        <table:table-column table:style-name="Table27.C"/>
        <table:table-header-rows>
          <table:table-row>
            <table:table-cell table:style-name="Table27.A1" office:value-type="string">
              <text:p text:style-name="Table_20_Heading"><text:span text:style-name="Strong_20_Emphasis">Mistake</text:span></text:p>
            </table:table-cell>
            <table:table-cell table:style-name="Table27.A1" office:value-type="string">
              <text:p text:style-name="Table_20_Heading"><text:span text:style-name="Strong_20_Emphasis">Why It’s Bad</text:span></text:p>
            </table:table-cell>
            <table:table-cell table:style-name="Table27.A1" office:value-type="string">
              <text:p text:style-name="Table_20_Heading"><text:span text:style-name="Strong_20_Emphasis">Fix</text:span></text:p>
            </table:table-cell>
          </table:table-row>
        </table:table-header-rows>
        <table:table-row>
          <table:table-cell table:style-name="Table27.A1" office:value-type="string">
            <text:p text:style-name="Table_20_Contents">Asking only one vague question</text:p>
          </table:table-cell>
          <table:table-cell table:style-name="Table27.A1" office:value-type="string">
            <text:p text:style-name="Table_20_Contents">Leads to poor, generic output</text:p>
          </table:table-cell>
          <table:table-cell table:style-name="Table27.A1" office:value-type="string">
            <text:p text:style-name="Table_20_Contents">Use detailed multi-step prompts</text:p>
          </table:table-cell>
        </table:table-row>
        <table:table-row>
          <table:table-cell table:style-name="Table27.A1" office:value-type="string">
            <text:p text:style-name="Table_20_Contents">Overloading a single prompt</text:p>
          </table:table-cell>
          <table:table-cell table:style-name="Table27.A1" office:value-type="string">
            <text:p text:style-name="Table_20_Contents">Confuses the model</text:p>
          </table:table-cell>
          <table:table-cell table:style-name="Table27.A1" office:value-type="string">
            <text:p text:style-name="Table_20_Contents">Break down into smaller steps</text:p>
          </table:table-cell>
        </table:table-row>
        <table:table-row>
          <table:table-cell table:style-name="Table27.A1" office:value-type="string">
            <text:p text:style-name="Table_20_Contents">Ignoring ethical boundaries</text:p>
          </table:table-cell>
          <table:table-cell table:style-name="Table27.A1" office:value-type="string">
            <text:p text:style-name="Table_20_Contents">May result in harmful or illegal output</text:p>
          </table:table-cell>
          <table:table-cell table:style-name="Table27.A1" office:value-type="string">
            <text:p text:style-name="Table_20_Contents">Stay within legal and ethical use</text:p>
          </table:table-cell>
        </table:table-row>
        <table:table-row>
          <table:table-cell table:style-name="Table27.A1" office:value-type="string">
            <text:p text:style-name="Table_20_Contents">Not reviewing AI responses</text:p>
          </table:table-cell>
          <table:table-cell table:style-name="Table27.A1" office:value-type="string">
            <text:p text:style-name="Table_20_Contents">Risk of misinformation</text:p>
          </table:table-cell>
          <table:table-cell table:style-name="Table27.A1" office:value-type="string">
            <text:p text:style-name="Table_20_Contents">Always fact-check important answers</text:p>
          </table:table-cell>
        </table:table-row>
      </table:table>
      <text:p text:style-name="P12"/>
      <text:h text:style-name="P13" text:outline-level="2"><text:span text:style-name="Strong_20_Emphasis">8. Quality Check Before Using Output</text:span></text:h>
      <text:p text:style-name="Text_20_body">Before you use ChatGPT’s output in <text:span text:style-name="Strong_20_Emphasis">business, school, or public work</text:span>, always:</text:p>
      <text:list text:style-name="L132">
        <text:list-item>
          <text:p text:style-name="P141">✅ <text:span text:style-name="Strong_20_Emphasis">Verify facts</text:span> from trusted sources</text:p>
        </text:list-item>
        <text:list-item>
          <text:p text:style-name="P141">✅ <text:span text:style-name="Strong_20_Emphasis">Edit for grammar and tone</text:span></text:p>
        </text:list-item>
        <text:list-item>
          <text:p text:style-name="P141">✅ <text:span text:style-name="Strong_20_Emphasis">Ensure originality</text:span> (avoid plagiarism)</text:p>
        </text:list-item>
        <text:list-item>
          <text:p text:style-name="P141">✅ <text:span text:style-name="Strong_20_Emphasis">Test usability</text:span> if it’s code or technical content</text:p>
        </text:list-item>
      </text:list>
      <text:p text:style-name="P12"/>
      <text:h text:style-name="P13" text:outline-level="2"><text:span text:style-name="Strong_20_Emphasis">9. Practice Exercise</text:span></text:h>
      <text:p text:style-name="Text_20_body">Here’s a quick exercise to <text:span text:style-name="Strong_20_Emphasis">improve your prompt skills</text:span>:</text:p>
      <text:list text:style-name="L133">
        <text:list-item>
          <text:p text:style-name="P142"><text:soft-page-break/>Write a vague prompt for a task (e.g., “Write an article about AI”).</text:p>
        </text:list-item>
        <text:list-item>
          <text:p text:style-name="P142">Review the output.</text:p>
        </text:list-item>
        <text:list-item>
          <text:p text:style-name="P142">Rewrite the prompt using the <text:span text:style-name="Strong_20_Emphasis">5-step formula</text:span>.</text:p>
        </text:list-item>
        <text:list-item>
          <text:p text:style-name="P142">Compare results to see the improvement.</text:p>
        </text:list-item>
      </text:list>
      <text:p text:style-name="P12"/>
      <text:h text:style-name="P13" text:outline-level="2"><text:span text:style-name="Strong_20_Emphasis">10. Summary: Key Takeaways</text:span></text:h>
      <table:table table:name="Table28" table:style-name="Table28">
        <table:table-column table:style-name="Table28.A"/>
        <table:table-column table:style-name="Table28.B"/>
        <table:table-header-rows>
          <table:table-row>
            <table:table-cell table:style-name="Table28.A1" office:value-type="string">
              <text:p text:style-name="Table_20_Heading"><text:span text:style-name="Strong_20_Emphasis">Key Area</text:span></text:p>
            </table:table-cell>
            <table:table-cell table:style-name="Table28.A1" office:value-type="string">
              <text:p text:style-name="Table_20_Heading"><text:span text:style-name="Strong_20_Emphasis">Action Step</text:span></text:p>
            </table:table-cell>
          </table:table-row>
        </table:table-header-rows>
        <table:table-row>
          <table:table-cell table:style-name="Table28.A1" office:value-type="string">
            <text:p text:style-name="Table_20_Contents">Prompt clarity</text:p>
          </table:table-cell>
          <table:table-cell table:style-name="Table28.A1" office:value-type="string">
            <text:p text:style-name="Table_20_Contents">Be specific and detailed</text:p>
          </table:table-cell>
        </table:table-row>
        <table:table-row>
          <table:table-cell table:style-name="Table28.A1" office:value-type="string">
            <text:p text:style-name="Table_20_Contents">Output control</text:p>
          </table:table-cell>
          <table:table-cell table:style-name="Table28.A1" office:value-type="string">
            <text:p text:style-name="Table_20_Contents">Add word limits and formatting</text:p>
          </table:table-cell>
        </table:table-row>
        <table:table-row>
          <table:table-cell table:style-name="Table28.A1" office:value-type="string">
            <text:p text:style-name="Table_20_Contents">Problem-solving</text:p>
          </table:table-cell>
          <table:table-cell table:style-name="Table28.A1" office:value-type="string">
            <text:p text:style-name="Table_20_Contents">Refine prompts iteratively</text:p>
          </table:table-cell>
        </table:table-row>
        <table:table-row>
          <table:table-cell table:style-name="Table28.A1" office:value-type="string">
            <text:p text:style-name="Table_20_Contents">Ethical use</text:p>
          </table:table-cell>
          <table:table-cell table:style-name="Table28.A1" office:value-type="string">
            <text:p text:style-name="Table_20_Contents">Stay legal and respectful</text:p>
          </table:table-cell>
        </table:table-row>
        <table:table-row>
          <table:table-cell table:style-name="Table28.A1" office:value-type="string">
            <text:p text:style-name="Table_20_Contents">Continuous learning</text:p>
          </table:table-cell>
          <table:table-cell table:style-name="Table28.A1" office:value-type="string">
            <text:p text:style-name="Table_20_Contents">Experiment and practice daily</text:p>
          </table:table-cell>
        </table:table-row>
      </table:table>
      <text:p text:style-name="P12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2"><text:soft-page-break/></text:p>
      <text:h text:style-name="P26" text:outline-level="1"><text:span text:style-name="Strong_20_Emphasis">Section #11: Final Tips, Best Practices &amp; Wrap-Up</text:span></text:h>
      <text:p text:style-name="Text_20_body">This section provides <text:span text:style-name="Strong_20_Emphasis">practical guidelines</text:span> to help you consistently get <text:span text:style-name="Strong_20_Emphasis">great results</text:span> while using ChatGPT 4o and related tools.</text:p>
      <text:p text:style-name="P12"/>
      <text:h text:style-name="P13" text:outline-level="2"><text:span text:style-name="Strong_20_Emphasis">1. Building a Productive ChatGPT Workflow</text:span></text:h>
      <text:p text:style-name="Text_20_body">To get the best results, treat ChatGPT like a <text:span text:style-name="Strong_20_Emphasis">team member</text:span> rather than just a tool.</text:p>
      <text:h text:style-name="P15" text:outline-level="3"><text:span text:style-name="Strong_20_Emphasis">Step-by-Step Workflow</text:span></text:h>
      <text:list text:style-name="L134">
        <text:list-item>
          <text:p text:style-name="P144"><text:span text:style-name="Strong_20_Emphasis">Plan</text:span> – Define what you want (goal, context, format).</text:p>
        </text:list-item>
        <text:list-item>
          <text:p text:style-name="P144"><text:span text:style-name="Strong_20_Emphasis">Prompt</text:span> – Write a clear, structured prompt.</text:p>
        </text:list-item>
        <text:list-item>
          <text:p text:style-name="P144"><text:span text:style-name="Strong_20_Emphasis">Review</text:span> – Check the first output for clarity and errors.</text:p>
        </text:list-item>
        <text:list-item>
          <text:p text:style-name="P144"><text:span text:style-name="Strong_20_Emphasis">Refine</text:span> – Improve by asking follow-up questions.</text:p>
        </text:list-item>
        <text:list-item>
          <text:p text:style-name="P144"><text:span text:style-name="Strong_20_Emphasis">Finalize</text:span> – Edit and verify before using.</text:p>
        </text:list-item>
      </text:list>
      <text:p text:style-name="P17">💡 <text:span text:style-name="Emphasis">Pro Tip:</text:span><text:line-break/>Keep a <text:span text:style-name="Strong_20_Emphasis">prompt library</text:span> of your best prompts for quick reuse.</text:p>
      <text:p text:style-name="P12"/>
      <text:h text:style-name="P13" text:outline-level="2"><text:span text:style-name="Strong_20_Emphasis">2. Time-Saving Automation Techniques</text:span></text:h>
      <text:p text:style-name="Text_20_body">With plugins and extensions, ChatGPT can automate repetitive tasks.</text:p>
      <table:table table:name="Table29" table:style-name="Table29">
        <table:table-column table:style-name="Table29.A"/>
        <table:table-column table:style-name="Table29.B"/>
        <table:table-header-rows>
          <table:table-row>
            <table:table-cell table:style-name="Table29.A1" office:value-type="string">
              <text:p text:style-name="Table_20_Heading"><text:span text:style-name="Strong_20_Emphasis">Tool</text:span></text:p>
            </table:table-cell>
            <table:table-cell table:style-name="Table29.A1" office:value-type="string">
              <text:p text:style-name="Table_20_Heading"><text:span text:style-name="Strong_20_Emphasis">Use Case</text:span></text:p>
            </table:table-cell>
          </table:table-row>
        </table:table-header-rows>
        <table:table-row>
          <table:table-cell table:style-name="Table29.A1" office:value-type="string">
            <text:p text:style-name="Table_20_Contents"><text:span text:style-name="Strong_20_Emphasis">Browser Plugins</text:span></text:p>
          </table:table-cell>
          <table:table-cell table:style-name="Table29.A1" office:value-type="string">
            <text:p text:style-name="Table_20_Contents">Automate web research and summarize pages</text:p>
          </table:table-cell>
        </table:table-row>
        <table:table-row>
          <table:table-cell table:style-name="Table29.A1" office:value-type="string">
            <text:p text:style-name="Table_20_Contents"><text:span text:style-name="Strong_20_Emphasis">Python Integration</text:span></text:p>
          </table:table-cell>
          <table:table-cell table:style-name="Table29.A1" office:value-type="string">
            <text:p text:style-name="Table_20_Contents">Run data analysis or build small tools</text:p>
          </table:table-cell>
        </table:table-row>
        <table:table-row>
          <table:table-cell table:style-name="Table29.A1" office:value-type="string">
            <text:p text:style-name="Table_20_Contents"><text:span text:style-name="Strong_20_Emphasis">DALL·E Integration</text:span></text:p>
          </table:table-cell>
          <table:table-cell table:style-name="Table29.A1" office:value-type="string">
            <text:p text:style-name="Table_20_Contents">Generate images directly from text</text:p>
          </table:table-cell>
        </table:table-row>
        <table:table-row>
          <table:table-cell table:style-name="Table29.A1" office:value-type="string">
            <text:p text:style-name="Table_20_Contents"><text:span text:style-name="Strong_20_Emphasis">Task Managers</text:span></text:p>
          </table:table-cell>
          <table:table-cell table:style-name="Table29.A1" office:value-type="string">
            <text:p text:style-name="Table_20_Contents">Schedule and manage tasks automatically</text:p>
          </table:table-cell>
        </table:table-row>
      </table:table>
      <text:p text:style-name="P17">Example:<text:line-break/><text:span text:style-name="Emphasis">“Create a weekly social media calendar and generate content ideas for each post.”</text:span></text:p>
      <text:p text:style-name="P12"/>
      <text:h text:style-name="P13" text:outline-level="2"><text:span text:style-name="Strong_20_Emphasis">3. Staying Up-to-Date</text:span></text:h>
      <text:p text:style-name="Text_20_body">AI technology <text:span text:style-name="Strong_20_Emphasis">evolves rapidly</text:span>.<text:line-break/>To stay current:</text:p>
      <text:list text:style-name="L135">
        <text:list-item>
          <text:p text:style-name="P145">Follow <text:span text:style-name="Strong_20_Emphasis">OpenAI’s updates</text:span> and announcements.</text:p>
        </text:list-item>
        <text:list-item>
          <text:p text:style-name="P145">Explore <text:span text:style-name="Strong_20_Emphasis">AI communities</text:span> like Reddit, Discord, or LinkedIn groups.</text:p>
        </text:list-item>
        <text:list-item>
          <text:p text:style-name="P145">Watch tutorial videos and read case studies.</text:p>
        </text:list-item>
        <text:list-item>
          <text:p text:style-name="P145"><text:soft-page-break/>Regularly test <text:span text:style-name="Strong_20_Emphasis">new features and plugins</text:span>.</text:p>
        </text:list-item>
      </text:list>
      <text:p text:style-name="P12"/>
      <text:h text:style-name="P13" text:outline-level="2"><text:span text:style-name="Strong_20_Emphasis">4. Security &amp; Privacy Guidelines</text:span></text:h>
      <text:p text:style-name="Text_20_body">Using ChatGPT responsibly means <text:span text:style-name="Strong_20_Emphasis">protecting your data</text:span> and being mindful of ethical use.</text:p>
      <table:table table:name="Table30" table:style-name="Table30">
        <table:table-column table:style-name="Table30.A"/>
        <table:table-column table:style-name="Table30.B"/>
        <table:table-header-rows>
          <table:table-row>
            <table:table-cell table:style-name="Table30.A1" office:value-type="string">
              <text:p text:style-name="Table_20_Heading"><text:span text:style-name="Strong_20_Emphasis">Do</text:span> ✅</text:p>
            </table:table-cell>
            <table:table-cell table:style-name="Table30.A1" office:value-type="string">
              <text:p text:style-name="Table_20_Heading"><text:span text:style-name="Strong_20_Emphasis">Don’t</text:span> ❌</text:p>
            </table:table-cell>
          </table:table-row>
        </table:table-header-rows>
        <table:table-row>
          <table:table-cell table:style-name="Table30.A1" office:value-type="string">
            <text:p text:style-name="Table_20_Contents">Verify sensitive information before sharing</text:p>
          </table:table-cell>
          <table:table-cell table:style-name="Table30.A1" office:value-type="string">
            <text:p text:style-name="Table_20_Contents">Upload private company or client data</text:p>
          </table:table-cell>
        </table:table-row>
        <table:table-row>
          <table:table-cell table:style-name="Table30.A1" office:value-type="string">
            <text:p text:style-name="Table_20_Contents">Use anonymized data for testing</text:p>
          </table:table-cell>
          <table:table-cell table:style-name="Table30.A1" office:value-type="string">
            <text:p text:style-name="Table_20_Contents">Rely entirely on AI for legal or medical advice</text:p>
          </table:table-cell>
        </table:table-row>
        <table:table-row>
          <table:table-cell table:style-name="Table30.A1" office:value-type="string">
            <text:p text:style-name="Table_20_Contents">Check for biases and misinformation</text:p>
          </table:table-cell>
          <table:table-cell table:style-name="Table30.A1" office:value-type="string">
            <text:p text:style-name="Table_20_Contents">Share AI-generated content without fact-checking</text:p>
          </table:table-cell>
        </table:table-row>
      </table:table>
      <text:p text:style-name="P12"/>
      <text:h text:style-name="P13" text:outline-level="2"><text:span text:style-name="Strong_20_Emphasis">5. Real-Time Use Cases</text:span></text:h>
      <text:p text:style-name="Text_20_body">Here are some <text:span text:style-name="Strong_20_Emphasis">practical scenarios</text:span> where ChatGPT 4o can be a game-changer:</text:p>
      <text:h text:style-name="P15" text:outline-level="3"><text:span text:style-name="Strong_20_Emphasis">For Students</text:span></text:h>
      <text:list text:style-name="L136">
        <text:list-item>
          <text:p text:style-name="P146">Summarize textbooks or research papers.</text:p>
        </text:list-item>
        <text:list-item>
          <text:p text:style-name="P146">Generate study guides or flashcards.</text:p>
        </text:list-item>
        <text:list-item>
          <text:p text:style-name="P146">Practice for interviews and exams.</text:p>
        </text:list-item>
      </text:list>
      <text:h text:style-name="P15" text:outline-level="3"><text:span text:style-name="Strong_20_Emphasis">For Businesses</text:span></text:h>
      <text:list text:style-name="L137">
        <text:list-item>
          <text:p text:style-name="P147">Draft emails, proposals, and reports.</text:p>
        </text:list-item>
        <text:list-item>
          <text:p text:style-name="P147">Create marketing campaigns and social media posts.</text:p>
        </text:list-item>
        <text:list-item>
          <text:p text:style-name="P147">Analyze customer feedback and sales data.</text:p>
        </text:list-item>
      </text:list>
      <text:h text:style-name="P15" text:outline-level="3"><text:span text:style-name="Strong_20_Emphasis">For Developers</text:span></text:h>
      <text:list text:style-name="L138">
        <text:list-item>
          <text:p text:style-name="P148">Debug and explain code.</text:p>
        </text:list-item>
        <text:list-item>
          <text:p text:style-name="P148">Generate sample datasets.</text:p>
        </text:list-item>
        <text:list-item>
          <text:p text:style-name="P148">Write technical documentation.</text:p>
        </text:list-item>
      </text:list>
      <text:h text:style-name="P15" text:outline-level="3"><text:span text:style-name="Strong_20_Emphasis">For Creatives</text:span></text:h>
      <text:list text:style-name="L139">
        <text:list-item>
          <text:p text:style-name="P149">Develop storyboards, scripts, or novels.</text:p>
        </text:list-item>
        <text:list-item>
          <text:p text:style-name="P149">Generate digital art ideas with DALL·E.</text:p>
        </text:list-item>
        <text:list-item>
          <text:p text:style-name="P149">Brainstorm music lyrics or video concepts.</text:p>
        </text:list-item>
      </text:list>
      <text:p text:style-name="P12"/>
      <text:h text:style-name="P13" text:outline-level="2"><text:span text:style-name="Strong_20_Emphasis">6. Improving Multi-Language Interactions</text:span></text:h>
      <text:p text:style-name="Text_20_body">ChatGPT 4o supports <text:span text:style-name="Strong_20_Emphasis">multiple languages</text:span>, which can help you:</text:p>
      <text:list text:style-name="L140">
        <text:list-item>
          <text:p text:style-name="P150">Translate content accurately.</text:p>
        </text:list-item>
        <text:list-item>
          <text:p text:style-name="P150">Practice speaking and writing in a new language.</text:p>
        </text:list-item>
        <text:list-item>
          <text:p text:style-name="P150"><text:soft-page-break/>Create multilingual marketing material.</text:p>
        </text:list-item>
      </text:list>
      <text:p text:style-name="P17">Example Prompt:<text:line-break/><text:span text:style-name="Emphasis">“Translate this marketing email into French and rewrite it to sound professional and persuasive.”</text:span></text:p>
      <text:p text:style-name="P12"/>
      <text:h text:style-name="P13" text:outline-level="2"><text:span text:style-name="Strong_20_Emphasis">7. Tracking Your Progress</text:span></text:h>
      <text:p text:style-name="Text_20_body">To keep improving:</text:p>
      <text:list text:style-name="L141">
        <text:list-item>
          <text:p text:style-name="P151">Keep a <text:span text:style-name="Strong_20_Emphasis">journal of successful prompts</text:span>.</text:p>
        </text:list-item>
        <text:list-item>
          <text:p text:style-name="P151">Measure <text:span text:style-name="Strong_20_Emphasis">time saved</text:span> by automating tasks.</text:p>
        </text:list-item>
        <text:list-item>
          <text:p text:style-name="P151">Identify which workflows bring the <text:span text:style-name="Strong_20_Emphasis">best results</text:span>.</text:p>
        </text:list-item>
        <text:list-item>
          <text:p text:style-name="P151">Regularly experiment with <text:span text:style-name="Strong_20_Emphasis">new prompt styles</text:span>.</text:p>
        </text:list-item>
      </text:list>
      <text:p text:style-name="P12"/>
      <text:h text:style-name="P13" text:outline-level="2"><text:span text:style-name="Strong_20_Emphasis">8. Common Pitfalls to Avoid</text:span></text:h>
      <text:p text:style-name="Text_20_body">Even experienced users make mistakes. Here’s what to watch out for:</text:p>
      <table:table table:name="Table31" table:style-name="Table31">
        <table:table-column table:style-name="Table31.A"/>
        <table:table-column table:style-name="Table31.B"/>
        <table:table-header-rows>
          <table:table-row>
            <table:table-cell table:style-name="Table31.A1" office:value-type="string">
              <text:p text:style-name="Table_20_Heading"><text:span text:style-name="Strong_20_Emphasis">Mistake</text:span></text:p>
            </table:table-cell>
            <table:table-cell table:style-name="Table31.A1" office:value-type="string">
              <text:p text:style-name="Table_20_Heading"><text:span text:style-name="Strong_20_Emphasis">How to Avoid It</text:span></text:p>
            </table:table-cell>
          </table:table-row>
        </table:table-header-rows>
        <table:table-row>
          <table:table-cell table:style-name="Table31.A1" office:value-type="string">
            <text:p text:style-name="Table_20_Contents">Over-relying on AI</text:p>
          </table:table-cell>
          <table:table-cell table:style-name="Table31.A1" office:value-type="string">
            <text:p text:style-name="Table_20_Contents">Always fact-check and edit manually</text:p>
          </table:table-cell>
        </table:table-row>
        <table:table-row>
          <table:table-cell table:style-name="Table31.A1" office:value-type="string">
            <text:p text:style-name="Table_20_Contents">Giving incomplete prompts</text:p>
          </table:table-cell>
          <table:table-cell table:style-name="Table31.A1" office:value-type="string">
            <text:p text:style-name="Table_20_Contents">Add full context and requirements</text:p>
          </table:table-cell>
        </table:table-row>
        <table:table-row>
          <table:table-cell table:style-name="Table31.A1" office:value-type="string">
            <text:p text:style-name="Table_20_Contents">Ignoring privacy concerns</text:p>
          </table:table-cell>
          <table:table-cell table:style-name="Table31.A1" office:value-type="string">
            <text:p text:style-name="Table_20_Contents">Keep sensitive data offline</text:p>
          </table:table-cell>
        </table:table-row>
        <table:table-row>
          <table:table-cell table:style-name="Table31.A1" office:value-type="string">
            <text:p text:style-name="Table_20_Contents">Skipping revisions</text:p>
          </table:table-cell>
          <table:table-cell table:style-name="Table31.A1" office:value-type="string">
            <text:p text:style-name="Table_20_Contents">Review and refine every output</text:p>
          </table:table-cell>
        </table:table-row>
      </table:table>
      <text:p text:style-name="P12"/>
      <text:h text:style-name="P13" text:outline-level="2"><text:span text:style-name="Strong_20_Emphasis">9. Summary: Best Practices</text:span></text:h>
      <text:p text:style-name="Text_20_body">Here’s a quick recap of everything covered in this course:</text:p>
      <table:table table:name="Table32" table:style-name="Table32">
        <table:table-column table:style-name="Table32.A"/>
        <table:table-column table:style-name="Table32.B"/>
        <table:table-header-rows>
          <table:table-row>
            <table:table-cell table:style-name="Table32.A1" office:value-type="string">
              <text:p text:style-name="Table_20_Heading"><text:span text:style-name="Strong_20_Emphasis">Area</text:span></text:p>
            </table:table-cell>
            <table:table-cell table:style-name="Table32.A1" office:value-type="string">
              <text:p text:style-name="Table_20_Heading"><text:span text:style-name="Strong_20_Emphasis">Key Tip</text:span></text:p>
            </table:table-cell>
          </table:table-row>
        </table:table-header-rows>
        <table:table-row>
          <table:table-cell table:style-name="Table32.A1" office:value-type="string">
            <text:p text:style-name="Table_20_Contents">Prompting</text:p>
          </table:table-cell>
          <table:table-cell table:style-name="Table32.A1" office:value-type="string">
            <text:p text:style-name="Table_20_Contents">Use the 5-step formula (Role → Goal → Context → Constraints → Format)</text:p>
          </table:table-cell>
        </table:table-row>
        <table:table-row>
          <table:table-cell table:style-name="Table32.A1" office:value-type="string">
            <text:p text:style-name="Table_20_Contents">Accuracy</text:p>
          </table:table-cell>
          <table:table-cell table:style-name="Table32.A1" office:value-type="string">
            <text:p text:style-name="Table_20_Contents">Fact-check every response</text:p>
          </table:table-cell>
        </table:table-row>
        <table:table-row>
          <table:table-cell table:style-name="Table32.A1" office:value-type="string">
            <text:p text:style-name="Table_20_Contents">Creativity</text:p>
          </table:table-cell>
          <table:table-cell table:style-name="Table32.A1" office:value-type="string">
            <text:p text:style-name="Table_20_Contents">Combine ChatGPT with DALL·E and plugins</text:p>
          </table:table-cell>
        </table:table-row>
        <table:table-row>
          <table:table-cell table:style-name="Table32.A1" office:value-type="string">
            <text:p text:style-name="Table_20_Contents">Efficiency</text:p>
          </table:table-cell>
          <table:table-cell table:style-name="Table32.A1" office:value-type="string">
            <text:p text:style-name="Table_20_Contents">Save top prompts and automate repetitive tasks</text:p>
          </table:table-cell>
        </table:table-row>
        <table:table-row>
          <table:table-cell table:style-name="Table32.A1" office:value-type="string">
            <text:p text:style-name="Table_20_Contents">Safety</text:p>
          </table:table-cell>
          <table:table-cell table:style-name="Table32.A1" office:value-type="string">
            <text:p text:style-name="Table_20_Contents">Be mindful of privacy and legal compliance</text:p>
          </table:table-cell>
        </table:table-row>
      </table:table>
      <text:p text:style-name="P12"/>
      <text:h text:style-name="P13" text:outline-level="2"><text:span text:style-name="Strong_20_Emphasis">10. Final Words</text:span></text:h>
      <text:p text:style-name="Text_20_body">ChatGPT 4o and related tools are <text:span text:style-name="Strong_20_Emphasis">powerful allies</text:span> in both personal and professional life.<text:line-break/>By mastering <text:span text:style-name="Strong_20_Emphasis">prompt engineering</text:span>, leveraging <text:span text:style-name="Strong_20_Emphasis">plugins</text:span>, and staying <text:span text:style-name="Strong_20_Emphasis">ethical</text:span>, you can:</text:p>
      <text:list text:style-name="L142">
        <text:list-item>
          <text:p text:style-name="P152">Save time ⏳</text:p>
        </text:list-item>
        <text:list-item>
          <text:p text:style-name="P152">Unlock creativity 🎨</text:p>
        </text:list-item>
        <text:list-item>
          <text:p text:style-name="P152">Improve decision-making 📊</text:p>
        </text:list-item>
        <text:list-item>
          <text:p text:style-name="P152">Enhance productivity 🚀</text:p>
        </text:list-item>
      </text:list>
      <text:p text:style-name="P17"><text:soft-page-break/><text:span text:style-name="Emphasis">Remember:</text:span><text:line-break/>AI works <text:span text:style-name="Strong_20_Emphasis">with you</text:span>, not <text:span text:style-name="Strong_20_Emphasis">for you</text:span>.<text:line-break/>The better you guide it, the more value it brings.</text:p>
      <text:p text:style-name="P12"/>
      <text:h text:style-name="P13" text:outline-level="2"><text:span text:style-name="Strong_20_Emphasis">11. Next Steps</text:span></text:h>
      <text:p text:style-name="Text_20_body">Here’s what you should do after completing this course:</text:p>
      <text:list text:style-name="L143">
        <text:list-item>
          <text:p text:style-name="P153"><text:span text:style-name="Strong_20_Emphasis">Experiment daily</text:span> with different prompts.</text:p>
        </text:list-item>
        <text:list-item>
          <text:p text:style-name="P153"><text:span text:style-name="Strong_20_Emphasis">Document what works best</text:span> in a prompt library.</text:p>
        </text:list-item>
        <text:list-item>
          <text:p text:style-name="P153"><text:span text:style-name="Strong_20_Emphasis">Join AI communities</text:span> to learn and share ideas.</text:p>
        </text:list-item>
        <text:list-item>
          <text:p text:style-name="P153"><text:span text:style-name="Strong_20_Emphasis">Upgrade your plan</text:span> if you need advanced features like GPT-4o or image generation.</text:p>
        </text:list-item>
        <text:list-item>
          <text:p text:style-name="P153"><text:span text:style-name="Strong_20_Emphasis">Stay curious</text:span> — AI is constantly evolving!</text:p>
        </text:list-item>
      </text:list>
      <text:p text:style-name="P12"/>
      <text:p text:style-name="P154">That wraps up the <text:span text:style-name="Strong_20_Emphasis">final section</text:span> of the course! 🎉</text:p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h text:style-name="P155" text:outline-level="3"><text:soft-page-break/><text:span text:style-name="Strong_20_Emphasis"><text:span text:style-name="T2">FINAL SECTION: CLOSING REMARKS</text:span></text:span></text:h>
      <text:p text:style-name="P156"><text:span text:style-name="T3">Congratulations! 🎉<text:line-break/>You’ve now reached the </text:span><text:span text:style-name="Strong_20_Emphasis"><text:span text:style-name="T3">end of the complete ChatGPT 2024 Full Course</text:span></text:span><text:span text:style-name="T3">.</text:span></text:p>
      <text:p text:style-name="P157">Here’s what we’ve achieved together:</text:p>
      <text:list text:style-name="L144">
        <text:list-item>
          <text:p text:style-name="P158"><text:span text:style-name="T3">Explored </text:span><text:span text:style-name="Strong_20_Emphasis"><text:span text:style-name="T3">Generative AI basics</text:span></text:span><text:span text:style-name="T3"> and its evolution.</text:span></text:p>
        </text:list-item>
        <text:list-item>
          <text:p text:style-name="P158"><text:span text:style-name="T3">Understood </text:span><text:span text:style-name="Strong_20_Emphasis"><text:span text:style-name="T3">LLMs (Large Language Models)</text:span></text:span><text:span text:style-name="T3"> deeply.</text:span></text:p>
        </text:list-item>
        <text:list-item>
          <text:p text:style-name="P158"><text:span text:style-name="T3">Learned </text:span><text:span text:style-name="Strong_20_Emphasis"><text:span text:style-name="T3">ChatGPT 3.5 vs ChatGPT 4 vs ChatGPT 4o</text:span></text:span><text:span text:style-name="T3"> differences.</text:span></text:p>
        </text:list-item>
        <text:list-item>
          <text:p text:style-name="P158"><text:span text:style-name="T3">Discovered </text:span><text:span text:style-name="Strong_20_Emphasis"><text:span text:style-name="T3">advanced features</text:span></text:span><text:span text:style-name="T3">, plugins, and real-world use cases.</text:span></text:p>
        </text:list-item>
        <text:list-item>
          <text:p text:style-name="P158"><text:span text:style-name="T3">Practiced </text:span><text:span text:style-name="Strong_20_Emphasis"><text:span text:style-name="T3">prompting techniques</text:span></text:span><text:span text:style-name="T3"> for marketing, business, and creativity.</text:span></text:p>
        </text:list-item>
        <text:list-item>
          <text:p text:style-name="P158"><text:span text:style-name="T3">Finally, mastered </text:span><text:span text:style-name="Strong_20_Emphasis"><text:span text:style-name="T3">free access tricks</text:span></text:span><text:span text:style-name="T3"> and efficient workflows.</text:span></text:p>
        </text:list-item>
      </text:list>
      <text:p text:style-name="P159"><text:span text:style-name="Emphasis"><text:span text:style-name="T3">“Knowledge is only powerful when you put it into action.”</text:span></text:span><text:span text:style-name="T3"> 🚀</text:span></text:p>
      <text:p text:style-name="P160"><text:span text:style-name="T3">Now it’s your turn to </text:span><text:span text:style-name="Strong_20_Emphasis"><text:span text:style-name="T3">apply everything you’ve learned</text:span></text:span><text:span text:style-name="T3">, experiment, and keep innovating.</text:span></text:p>
      <text:p text:style-name="P161"><text:span text:style-name="T4">Thank you for being part of this journey. 🙏<text:line-break/></text:span><text:span text:style-name="Strong_20_Emphasis"><text:span text:style-name="T4">Happy Prompting &amp; Keep Creating!</text:span></text:span><text:span text:style-name="T4"> 💡</text:span></text:p>
      <text:p text:style-name="P161"><text:span text:style-name="Strong_20_Emphasis"><text:span text:style-name="T2"/></text:span></text:p>
      <text:p text:style-name="P162"><text:span text:style-name="Strong_20_Emphasis"><text:span text:style-name="T5">ITI SAMPURNAM – DHANYAWAD!</text:span></text:span><text:line-break/></text:p>
      <text:p text:style-name="P14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5T12:16:14.378739200</meta:creation-date>
    <dc:date>2025-09-15T23:17:07.573498600</dc:date>
    <meta:editing-duration>PT7H7M36S</meta:editing-duration>
    <meta:editing-cycles>13</meta:editing-cycles>
    <meta:generator>LibreOffice/25.2.5.2$Windows_X86_64 LibreOffice_project/03d19516eb2e1dd5d4ccd751a0d6f35f35e08022</meta:generator>
    <meta:document-statistic meta:table-count="32" meta:image-count="0" meta:object-count="0" meta:page-count="53" meta:paragraph-count="1444" meta:word-count="8916" meta:character-count="55173" meta:non-whitespace-character-count="48346"/>
  </office:meta>
</office:document-meta>
</file>